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text-properties fo:font-size="12pt" officeooo:paragraph-rsid="035fcf69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1658672" officeooo:paragraph-rsid="028166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1658672" officeooo:paragraph-rsid="025e2c8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4ed6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7ffe7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303baa4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fo:break-before="page" style:text-autospace="ideograph-alpha" style:punctuation-wrap="hanging" style:line-break="strict">
        <style:tab-stops/>
      </style:paragraph-properties>
      <style:text-properties fo:hyphenate="false" fo:hyphenation-remain-char-count="2" fo:hyphenation-push-char-count="2"/>
    </style:style>
    <style:style style:name="P12" style:family="paragraph" style:parent-style-name="Standard">
      <style:text-properties fo:color="#000000" style:font-name="Bitstream Vera Sans" fo:font-size="10pt" fo:language="nl" fo:country="NL" fo:font-style="normal" fo:font-weight="normal" officeooo:paragraph-rsid="0080538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Ubuntu3" fo:font-size="11pt" fo:language="nl" fo:country="NL" fo:font-weight="normal" officeooo:rsid="0331598b" officeooo:paragraph-rsid="0331598b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Ubuntu3" fo:font-size="9pt" fo:language="nl" fo:country="NL" fo:font-style="normal" style:text-underline-style="none" fo:font-weight="normal" officeooo:rsid="000cf346" officeooo:paragraph-rsid="034072a3" fo:background-color="transparent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P15" style:family="paragraph" style:parent-style-name="Standard">
      <style:paragraph-properties fo:line-height="100%"/>
      <style:text-properties fo:color="#000000" style:font-name="Ubuntu3" fo:font-size="12pt" fo:language="nl" fo:country="NL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text-properties fo:color="#000000" style:font-name="Ubuntu3" fo:font-size="12pt" fo:language="nl" fo:country="NL" fo:font-weight="normal" officeooo:rsid="000cf346" officeooo:paragraph-rsid="02d752a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Ubuntu3" fo:font-size="12pt" fo:language="nl" fo:country="NL" fo:font-weight="normal" officeooo:rsid="000cf346" officeooo:paragraph-rsid="002bb4d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text-properties officeooo:paragraph-rsid="02d51e68"/>
    </style:style>
    <style:style style:name="P19" style:family="paragraph" style:parent-style-name="Footnote">
      <style:text-properties officeooo:paragraph-rsid="01af3a40"/>
    </style:style>
    <style:style style:name="P20" style:family="paragraph" style:parent-style-name="Footnote">
      <style:text-properties officeooo:paragraph-rsid="01b753db"/>
    </style:style>
    <style:style style:name="P21" style:family="paragraph" style:parent-style-name="Footnote">
      <style:text-properties officeooo:paragraph-rsid="01c2dd13"/>
    </style:style>
    <style:style style:name="P22" style:family="paragraph" style:parent-style-name="Footnote">
      <style:text-properties officeooo:rsid="016fb856" officeooo:paragraph-rsid="017062b2"/>
    </style:style>
    <style:style style:name="P23" style:family="paragraph" style:parent-style-name="Footnote">
      <style:text-properties officeooo:rsid="016fb856" officeooo:paragraph-rsid="01748224"/>
    </style:style>
    <style:style style:name="P24" style:family="paragraph" style:parent-style-name="Footnote">
      <style:text-properties officeooo:rsid="0270f8f4" officeooo:paragraph-rsid="0270f8f4"/>
    </style:style>
    <style:style style:name="P25" style:family="paragraph" style:parent-style-name="Footnote">
      <style:text-properties officeooo:paragraph-rsid="028ea086"/>
    </style:style>
    <style:style style:name="P26" style:family="paragraph" style:parent-style-name="Footnote">
      <style:text-properties officeooo:rsid="016ea4c2" officeooo:paragraph-rsid="034ab5c1"/>
    </style:style>
    <style:style style:name="P27" style:family="paragraph" style:parent-style-name="Footnote">
      <style:text-properties officeooo:rsid="043ccc66" officeooo:paragraph-rsid="046b982c"/>
    </style:style>
    <style:style style:name="P28" style:family="paragraph" style:parent-style-name="Footnote">
      <style:text-properties officeooo:rsid="04965694" officeooo:paragraph-rsid="04965694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Standard" style:list-style-name="L2">
      <style:text-properties officeooo:paragraph-rsid="02c54a53"/>
    </style:style>
    <style:style style:name="P31" style:family="paragraph" style:parent-style-name="Standard" style:list-style-name="L2">
      <style:text-properties officeooo:paragraph-rsid="0382cac6"/>
    </style:style>
    <style:style style:name="P32" style:family="paragraph" style:parent-style-name="Standard" style:list-style-name="L2">
      <style:text-properties officeooo:paragraph-rsid="0379fee2"/>
    </style:style>
    <style:style style:name="P33" style:family="paragraph" style:parent-style-name="Standard" style:list-style-name="L2">
      <style:text-properties officeooo:paragraph-rsid="0303d247"/>
    </style:style>
    <style:style style:name="P34" style:family="paragraph" style:parent-style-name="Standard" style:list-style-name="L2">
      <style:text-properties officeooo:paragraph-rsid="0278e82a"/>
    </style:style>
    <style:style style:name="P35" style:family="paragraph" style:parent-style-name="Standard" style:list-style-name="L2">
      <style:text-properties officeooo:paragraph-rsid="02f41054"/>
    </style:style>
    <style:style style:name="P36" style:family="paragraph" style:parent-style-name="Standard" style:list-style-name="L2">
      <style:text-properties officeooo:paragraph-rsid="03471046"/>
    </style:style>
    <style:style style:name="P37" style:family="paragraph" style:parent-style-name="Standard" style:list-style-name="L2">
      <style:text-properties officeooo:paragraph-rsid="037aaddd"/>
    </style:style>
    <style:style style:name="P38" style:family="paragraph" style:parent-style-name="Standard" style:list-style-name="L2">
      <style:text-properties officeooo:paragraph-rsid="038397db"/>
    </style:style>
    <style:style style:name="P39" style:family="paragraph" style:parent-style-name="Standard" style:list-style-name="L2">
      <style:text-properties officeooo:paragraph-rsid="02c72d13"/>
    </style:style>
    <style:style style:name="P40" style:family="paragraph" style:parent-style-name="Standard" style:list-style-name="L2">
      <style:text-properties officeooo:paragraph-rsid="0320167b"/>
    </style:style>
    <style:style style:name="P41" style:family="paragraph" style:parent-style-name="Standard" style:list-style-name="L2">
      <style:text-properties officeooo:paragraph-rsid="02edc4f6"/>
    </style:style>
    <style:style style:name="P42" style:family="paragraph" style:parent-style-name="Standard" style:list-style-name="L2">
      <style:text-properties officeooo:paragraph-rsid="02fc6ae1"/>
    </style:style>
    <style:style style:name="P43" style:family="paragraph" style:parent-style-name="Standard" style:list-style-name="L2">
      <style:text-properties officeooo:paragraph-rsid="031d3c72"/>
    </style:style>
    <style:style style:name="P44" style:family="paragraph" style:parent-style-name="Standard" style:list-style-name="L2">
      <style:text-properties officeooo:paragraph-rsid="036ea6a9"/>
    </style:style>
    <style:style style:name="P45" style:family="paragraph" style:parent-style-name="Standard" style:list-style-name="L2">
      <style:text-properties officeooo:paragraph-rsid="02d684a1"/>
    </style:style>
    <style:style style:name="P46" style:family="paragraph" style:parent-style-name="Standard" style:list-style-name="L2">
      <style:text-properties officeooo:paragraph-rsid="02dbb24e"/>
    </style:style>
    <style:style style:name="P47" style:family="paragraph" style:parent-style-name="Standard" style:list-style-name="L2">
      <style:text-properties officeooo:paragraph-rsid="02dc9b34"/>
    </style:style>
    <style:style style:name="P48" style:family="paragraph" style:parent-style-name="Standard" style:list-style-name="L2">
      <style:text-properties officeooo:paragraph-rsid="02f34cf8"/>
    </style:style>
    <style:style style:name="P49" style:family="paragraph" style:parent-style-name="Standard" style:list-style-name="L2">
      <style:text-properties officeooo:paragraph-rsid="031dc30c"/>
    </style:style>
    <style:style style:name="P50" style:family="paragraph" style:parent-style-name="Standard" style:list-style-name="L2">
      <style:text-properties officeooo:paragraph-rsid="02b31ec0"/>
    </style:style>
    <style:style style:name="P51" style:family="paragraph" style:parent-style-name="Standard" style:list-style-name="L2">
      <style:text-properties officeooo:paragraph-rsid="02deb415"/>
    </style:style>
    <style:style style:name="P52" style:family="paragraph" style:parent-style-name="Standard" style:list-style-name="L2">
      <style:text-properties officeooo:paragraph-rsid="033d8867"/>
    </style:style>
    <style:style style:name="P53" style:family="paragraph" style:parent-style-name="Standard" style:list-style-name="L2">
      <style:text-properties style:font-name="Ubuntu3" fo:font-size="12pt" style:font-size-asian="12pt" style:font-size-complex="12pt"/>
    </style:style>
    <style:style style:name="P54" style:family="paragraph" style:parent-style-name="Standard" style:list-style-name="L2">
      <style:text-properties style:font-name="Ubuntu3" fo:font-size="12pt" officeooo:rsid="01c83610" officeooo:paragraph-rsid="00caceeb" style:font-size-asian="12pt" style:font-size-complex="12pt"/>
    </style:style>
    <style:style style:name="P55" style:family="paragraph" style:parent-style-name="Standard" style:list-style-name="L3">
      <style:text-properties style:font-name="Ubuntu3" fo:font-size="12pt" officeooo:paragraph-rsid="015874c7" style:font-size-asian="12pt" style:font-size-complex="12pt"/>
    </style:style>
    <style:style style:name="P56" style:family="paragraph" style:parent-style-name="Standard" style:list-style-name="L2">
      <style:text-properties fo:color="#000000" style:font-name="Ubuntu3" fo:font-size="12pt" officeooo:paragraph-rsid="00805385" style:font-size-asian="12pt" style:font-size-complex="12pt"/>
    </style:style>
    <style:style style:name="P57" style:family="paragraph" style:parent-style-name="Standard" style:list-style-name="L2">
      <style:text-properties fo:color="#000000" style:font-name="Ubuntu3" fo:font-size="12pt" fo:font-style="normal" style:font-size-asian="12pt" style:font-style-asian="normal" style:font-size-complex="12pt" style:font-style-complex="normal"/>
    </style:style>
    <style:style style:name="P58" style:family="paragraph" style:parent-style-name="Standard" style:list-style-name="L2">
      <style:text-properties fo:color="#000000" style:font-name="Bitstream Vera Sans" fo:font-size="10pt" fo:language="nl" fo:country="NL" fo:font-style="normal" fo:font-weight="normal" officeooo:paragraph-rsid="0278e82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9" style:family="paragraph" style:parent-style-name="Standard" style:list-style-name="L2">
      <style:text-properties fo:font-style="normal" officeooo:paragraph-rsid="02d752a8" style:font-style-asian="normal" style:font-style-complex="normal"/>
    </style:style>
    <style:style style:name="P6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officeooo:paragraph-rsid="02d227ec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6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28e8a2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213df71" officeooo:paragraph-rsid="0213df7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font-style="normal" officeooo:paragraph-rsid="01de800b" style:font-size-asian="12pt" style:font-style-asian="normal" style:font-size-complex="12pt" style:font-style-complex="normal"/>
    </style:style>
    <style:style style:name="P6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278e82a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6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2b0b21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6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0d87ed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6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305bcbd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6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80538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278e82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348ac9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321e6b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278e82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language="nl" fo:country="NL" fo:font-weight="normal" officeooo:paragraph-rsid="038397db" fo:background-color="transparent" style:language-asian="nl" style:country-asian="NL" style:font-weight-asian="normal" style:font-weight-complex="normal"/>
    </style:style>
    <style:style style:name="P7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7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c54a53"/>
    </style:style>
    <style:style style:name="P7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471046"/>
    </style:style>
    <style:style style:name="P7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ac2e53"/>
    </style:style>
    <style:style style:name="P8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f70554"/>
    </style:style>
    <style:style style:name="P8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78e82a"/>
    </style:style>
    <style:style style:name="P8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2edb9d"/>
    </style:style>
    <style:style style:name="P8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84fabf"/>
    </style:style>
    <style:style style:name="P8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2f0bc0"/>
    </style:style>
    <style:style style:name="P8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60e0ec"/>
    </style:style>
    <style:style style:name="P8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3d8867"/>
    </style:style>
    <style:style style:name="P8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01dc96"/>
    </style:style>
    <style:style style:name="P8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738a6a"/>
    </style:style>
    <style:style style:name="P8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06ba2c"/>
    </style:style>
    <style:style style:name="P90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fo:font-weight="normal" officeooo:paragraph-rsid="0200266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officeooo:paragraph-rsid="032f0bc0"/>
    </style:style>
    <style:style style:name="P93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officeooo:paragraph-rsid="032f9cc0"/>
    </style:style>
    <style:style style:name="P94" style:family="paragraph" style:parent-style-name="Standard" style:list-style-name="L3">
      <style:paragraph-properties fo:margin-left="-0.998cm" fo:margin-right="0cm" fo:text-indent="0cm" style:auto-text-indent="false"/>
      <style:text-properties officeooo:paragraph-rsid="03773793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Ubuntu" fo:font-size="8pt" fo:font-style="normal" style:text-underline-style="none" fo:font-weight="normal"/>
    </style:style>
    <style:style style:name="T1" style:family="text">
      <style:text-properties style:font-name="Ubuntu3" officeooo:rsid="035a46ab"/>
    </style:style>
    <style:style style:name="T2" style:family="text">
      <style:text-properties style:font-name="Ubuntu3" fo:font-size="10pt" style:font-size-asian="10pt" style:font-size-complex="10pt"/>
    </style:style>
    <style:style style:name="T3" style:family="text">
      <style:text-properties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style:font-name="Ubuntu3" fo:font-size="12pt" fo:language="nl" fo:country="NL" officeooo:rsid="019fe3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style:font-name="Ubuntu3" fo:font-size="12pt" fo:language="nl" fo:country="NL" officeooo:rsid="025235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style:font-name="Ubuntu3" fo:font-size="12pt" fo:language="nl" fo:country="NL" officeooo:rsid="02a178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Ubuntu3" fo:font-size="12pt" style:font-size-asian="12pt" style:font-size-complex="12pt"/>
    </style:style>
    <style:style style:name="T11" style:family="text">
      <style:text-properties style:font-name="Ubuntu3" fo:font-size="12pt" officeooo:rsid="02907b8c" style:font-size-asian="12pt" style:font-size-complex="12pt"/>
    </style:style>
    <style:style style:name="T12" style:family="text">
      <style:text-properties style:font-name="Ubuntu3" fo:font-size="12pt" officeooo:rsid="01c83610" style:font-size-asian="12pt" style:font-size-complex="12pt"/>
    </style:style>
    <style:style style:name="T13" style:family="text">
      <style:text-properties style:font-name="Ubuntu3" fo:font-size="12pt" officeooo:rsid="01657261" style:font-size-asian="12pt" style:font-size-complex="12pt"/>
    </style:style>
    <style:style style:name="T14" style:family="text">
      <style:text-properties style:font-name="Ubuntu3" fo:font-size="12pt" officeooo:rsid="0348ac93" style:font-size-asian="12pt" style:font-size-complex="12pt"/>
    </style:style>
    <style:style style:name="T15" style:family="text">
      <style:text-properties style:font-name="Ubuntu3" fo:font-size="12pt" officeooo:rsid="00e9a617" style:font-size-asian="12pt" style:font-size-complex="12pt"/>
    </style:style>
    <style:style style:name="T16" style:family="text">
      <style:text-properties style:font-name="Ubuntu3" fo:font-size="12pt" officeooo:rsid="006f3e32" style:font-size-asian="12pt" style:font-size-complex="12pt"/>
    </style:style>
    <style:style style:name="T17" style:family="text">
      <style:text-properties style:font-name="Ubuntu3" fo:font-size="12pt" officeooo:rsid="006eb62a" style:font-size-asian="12pt" style:font-size-complex="12pt"/>
    </style:style>
    <style:style style:name="T18" style:family="text">
      <style:text-properties style:font-name="Ubuntu3" fo:font-size="12pt" officeooo:rsid="00ed7d91" style:font-size-asian="12pt" style:font-size-complex="12pt"/>
    </style:style>
    <style:style style:name="T19" style:family="text">
      <style:text-properties style:font-name="Ubuntu3" fo:font-size="12pt" officeooo:rsid="02a5fdc8" style:font-size-asian="12pt" style:font-size-complex="12pt"/>
    </style:style>
    <style:style style:name="T20" style:family="text">
      <style:text-properties style:font-name="Ubuntu3" fo:font-size="12pt" officeooo:rsid="0296600f" style:font-size-asian="12pt" style:font-size-complex="12pt"/>
    </style:style>
    <style:style style:name="T21" style:family="text">
      <style:text-properties style:font-name="Ubuntu3" fo:font-size="12pt" officeooo:rsid="02923c7d" style:font-size-asian="12pt" style:font-size-complex="12pt"/>
    </style:style>
    <style:style style:name="T22" style:family="text">
      <style:text-properties style:font-name="Ubuntu3" fo:font-size="12pt" officeooo:rsid="02938124" style:font-size-asian="12pt" style:font-size-complex="12pt"/>
    </style:style>
    <style:style style:name="T23" style:family="text">
      <style:text-properties style:font-name="Ubuntu3" fo:font-size="12pt" officeooo:rsid="01bf4eea" style:font-size-asian="12pt" style:font-size-complex="12pt"/>
    </style:style>
    <style:style style:name="T24" style:family="text">
      <style:text-properties style:font-name="Ubuntu3" fo:font-size="12pt" officeooo:rsid="0016af72" style:font-size-asian="12pt" style:font-size-complex="12pt"/>
    </style:style>
    <style:style style:name="T25" style:family="text">
      <style:text-properties style:font-name="Ubuntu3" fo:font-size="12pt" officeooo:rsid="02dbb24e" style:font-size-asian="12pt" style:font-size-complex="12pt"/>
    </style:style>
    <style:style style:name="T26" style:family="text">
      <style:text-properties style:font-name="Ubuntu3" fo:font-size="12pt" officeooo:rsid="0154e886" style:font-size-asian="12pt" style:font-size-complex="12pt"/>
    </style:style>
    <style:style style:name="T27" style:family="text">
      <style:text-properties style:font-name="Ubuntu3" fo:font-size="12pt" officeooo:rsid="0336504a" style:font-size-asian="12pt" style:font-size-complex="12pt"/>
    </style:style>
    <style:style style:name="T28" style:family="text">
      <style:text-properties style:font-name="Ubuntu3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font-name="Ubuntu3" fo:font-size="12pt" style:font-name-asian="DejaVu Sans1" style:font-size-asian="12pt" style:font-size-complex="12pt"/>
    </style:style>
    <style:style style:name="T30" style:family="text">
      <style:text-properties style:font-name="Ubuntu3" fo:font-size="12pt" officeooo:rsid="00b748f9" style:font-name-asian="DejaVu Sans1" style:font-size-asian="12pt" style:font-size-complex="12pt"/>
    </style:style>
    <style:style style:name="T31" style:family="text">
      <style:text-properties fo:language="nl" fo:country="NL" style:language-asian="nl" style:country-asian="NL"/>
    </style:style>
    <style:style style:name="T32" style:family="text">
      <style:text-properties officeooo:rsid="0341ff93"/>
    </style:style>
    <style:style style:name="T3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33797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f79a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d9dc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dd53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e364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3a4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b18d9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832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210656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78d9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7" style:family="text">
      <style:text-properties fo:color="#000000" style:text-line-through-style="none" style:text-line-through-type="none" style:font-name="Ubuntu3" fo:font-size="10pt" fo:language="nl" fo:country="NL" fo:font-style="normal" fo:font-weight="normal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1ae3643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5b0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499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4710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4105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4d1b8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0f6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06d06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719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4e8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874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ac2e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7570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bad9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d598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7938d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791e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923c7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1f66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ee70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d263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bad9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99c6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92661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2ade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2e773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278f4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f13e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2c1ac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0d0b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bb2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a4b73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a4dc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a4a3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ab795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96cf6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b7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fab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3c1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046a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0602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7718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83480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d02d7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cf31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a0590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ebbf5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b9dab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a7c0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322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8881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748f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6a6e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6ea6a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738a6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c8c6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f7e3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dc4f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3d51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c6a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b2b3f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279b5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ab03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ed888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5bcb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3856b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55964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87529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8bf67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153bd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347104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f41054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a8ddf8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a5fdc8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96600f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923c7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3223c1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dbb24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a4b73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a4dc0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96cf6b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7b7cd9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1046a8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da7c0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e1a73a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a0590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a7dbb6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9aa339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ef7e3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fc6ae1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b2b3f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3279b5c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fe46c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name-asian="Times New Roman" style:font-size-asian="12pt" style:language-asian="nl" style:country-asian="NL" style:font-style-asian="normal" style:font-name-complex="Bitstream Vera Sans" style:font-size-complex="12pt" style:language-complex="ar" style:country-complex="SA" style:font-style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2f7570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22e773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07bad9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2ff13e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fo:font-weight="normal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7bad9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92661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22d880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fo:font-weight="normal" fo:background-color="transparent" loext:char-shading-value="0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40e2b2e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4268a7d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412ef21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4279afb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4814324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49b9edb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7bad9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aaf0a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2fc8c5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ed888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3" fo:font-size="12pt" fo:language="nl" fo:country="NL" fo:font-weight="normal" officeooo:rsid="02b31ec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weight="normal" officeooo:rsid="02b3f16e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weight="normal" officeooo:rsid="0274b86e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language-complex="ar" style:country-complex="SA" style:font-weight-complex="normal"/>
    </style:style>
    <style:style style:name="T179" style:family="text">
      <style:text-properties fo:color="#000000" style:text-line-through-style="none" style:text-line-through-type="none" style:font-name="Ubuntu3" fo:font-size="12pt" fo:language="nl" fo:country="NL" fo:font-weight="normal" officeooo:rsid="00bddfbe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language-complex="ar" style:country-complex="SA" style:font-weight-complex="normal"/>
    </style:style>
    <style:style style:name="T180" style:family="text">
      <style:text-properties fo:color="#000000" style:text-line-through-style="none" style:text-line-through-type="none" style:font-name="Ubuntu3" fo:font-size="12pt" fo:language="nl" fo:country="NL" fo:font-weight="normal" fo:background-color="transparent" loext:char-shading-value="0" style:font-name-asian="Times New Roman" style:font-size-asian="12pt" style:language-asian="nl" style:country-asian="NL" style:font-weight-asian="normal" style:font-name-complex="Bitstream Vera Sans" style:font-size-complex="12pt" style:language-complex="ar" style:country-complex="SA" style:font-weight-complex="normal"/>
    </style:style>
    <style:style style:name="T181" style:family="text">
      <style:text-properties fo:color="#000000" style:text-line-through-style="none" style:text-line-through-type="none" style:font-name="Ubuntu3" fo:font-size="12pt" fo:language="nl" fo:country="NL" fo:font-weight="normal" officeooo:rsid="00fd0bb2" fo:background-color="transparent" loext:char-shading-value="0" style:font-name-asian="Times New Roman" style:font-size-asian="12pt" style:language-asian="nl" style:country-asian="NL" style:font-weight-asian="normal" style:font-name-complex="Bitstream Vera Sans" style:font-size-complex="12pt" style:language-complex="ar" style:country-complex="SA" style:font-weight-complex="normal"/>
    </style:style>
    <style:style style:name="T182" style:family="text">
      <style:text-properties fo:color="#000000" style:text-line-through-style="none" style:text-line-through-type="none" style:font-name="Ubuntu3" fo:font-size="12pt" fo:language="nl" fo:country="NL" fo:font-weight="normal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style:text-line-through-style="none" style:text-line-through-type="none" style:font-name="Ubuntu3" fo:font-size="12pt" fo:language="nl" fo:country="NL" fo:font-weight="normal" officeooo:rsid="00cc2b1b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style:text-line-through-style="none" style:text-line-through-type="none" style:font-name="Ubuntu3" fo:font-size="12pt" fo:language="nl" fo:country="NL" fo:font-weight="normal" officeooo:rsid="00ce23dc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style:text-line-through-style="none" style:text-line-through-type="none" style:font-name="Ubuntu3" fo:font-size="12pt" fo:language="nl" fo:country="NL" fo:font-weight="normal" officeooo:rsid="02c02e8b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6" style:family="text">
      <style:text-properties fo:color="#000000" style:text-line-through-style="none" style:text-line-through-type="none" style:font-name="Ubuntu3" fo:font-size="12pt" fo:language="nl" fo:country="NL" fo:font-weight="normal" officeooo:rsid="02c9ba46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7" style:family="text">
      <style:text-properties fo:color="#000000" style:text-line-through-style="none" style:text-line-through-type="none" style:font-name="Ubuntu3" fo:font-size="12pt" fo:language="nl" fo:country="NL" fo:font-weight="normal" officeooo:rsid="02d2066d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0bddf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c02e8b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c9ba46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d2066d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color="#000000" style:text-line-through-style="none" style:text-line-through-type="none" style:font-name="Ubuntu3" fo:font-size="12pt" fo:language="nl" fo:country="NL" officeooo:rsid="02b31ec0" fo:background-color="transparent" loext:char-shading-value="0" style:font-size-asian="12pt" style:language-asian="nl" style:country-asian="NL" style:font-size-complex="12pt"/>
    </style:style>
    <style:style style:name="T194" style:family="text">
      <style:text-properties fo:color="#000000" style:text-line-through-style="none" style:text-line-through-type="none" style:font-name="Ubuntu3" fo:font-size="12pt" fo:language="nl" fo:country="NL" officeooo:rsid="02b3f16e" fo:background-color="transparent" loext:char-shading-value="0" style:font-size-asian="12pt" style:language-asian="nl" style:country-asian="NL" style:font-size-complex="12pt"/>
    </style:style>
    <style:style style:name="T195" style:family="text">
      <style:text-properties fo:color="#000000" style:text-line-through-style="none" style:text-line-through-type="none" style:font-name="Ubuntu3" fo:font-size="12pt" fo:language="nl" fo:country="NL" officeooo:rsid="005de20f" fo:background-color="transparent" loext:char-shading-value="0" style:font-size-asian="12pt" style:language-asian="nl" style:country-asian="NL" style:font-size-complex="12pt"/>
    </style:style>
    <style:style style:name="T196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97" style:family="text">
      <style:text-properties fo:color="#000000" style:text-line-through-style="none" style:text-line-through-type="none" style:font-name="Ubuntu3" fo:font-size="12pt" style:text-underline-style="none" officeooo:rsid="01492873" style:font-size-asian="12pt" style:font-size-complex="12pt"/>
    </style:style>
    <style:style style:name="T198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99" style:family="text">
      <style:text-properties fo:color="#000000" style:text-line-through-style="none" style:text-line-through-type="none" style:font-name="Ubuntu3" fo:font-size="12pt" style:text-underline-style="none" officeooo:rsid="0378d97e" style:font-size-asian="12pt" style:font-size-complex="12pt"/>
    </style:style>
    <style:style style:name="T200" style:family="text">
      <style:text-properties fo:color="#000000" style:text-line-through-style="none" style:text-line-through-type="none" style:font-name="Ubuntu3" fo:language="nl" fo:country="NL" fo:font-style="normal" fo:font-weight="normal" officeooo:rsid="04268a7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3" fo:language="nl" fo:country="NL" fo:font-style="normal" fo:font-weight="normal" officeooo:rsid="0412ef2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3" fo:language="nl" fo:country="NL" fo:font-style="normal" fo:font-weight="normal" officeooo:rsid="04279af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3" fo:language="nl" fo:country="NL" fo:font-style="normal" fo:font-weight="normal" officeooo:rsid="0481432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3" fo:language="nl" fo:country="NL" fo:font-style="normal" fo:font-weight="normal" officeooo:rsid="049b9ed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3" fo:language="nl" fo:country="NL" fo:font-style="normal" fo:font-weight="normal" officeooo:rsid="040e2b2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language="nl" fo:country="NL" fo:font-style="normal" fo:font-weight="normal" officeooo:rsid="040e2b2e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language="nl" fo:country="NL" fo:font-style="normal" fo:font-weight="normal" officeooo:rsid="04268a7d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language="nl" fo:country="NL" fo:font-style="normal" fo:font-weight="normal" officeooo:rsid="0412ef21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language="nl" fo:country="NL" fo:font-style="normal" fo:font-weight="normal" officeooo:rsid="04279afb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3" fo:language="nl" fo:country="NL" fo:font-style="normal" fo:font-weight="normal" officeooo:rsid="04814324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language="nl" fo:country="NL" fo:font-style="normal" fo:font-weight="normal" officeooo:rsid="049b9edb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2" style:family="text">
      <style:text-properties fo:color="#000000" style:text-line-through-style="none" style:text-line-through-type="none" fo:language="nl" fo:country="NL" fo:font-style="normal" style:text-underline-style="none" officeooo:rsid="036ea6a9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fo:language="nl" fo:country="NL" fo:font-style="normal" style:text-underline-style="none" officeooo:rsid="03738a6a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color="#000000" style:text-line-through-style="none" style:text-line-through-type="none" fo:language="nl" fo:country="NL" fo:font-style="normal" style:text-underline-style="none" officeooo:rsid="0487529e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16" style:family="text">
      <style:text-properties fo:color="#000000" style:text-line-through-style="none" style:text-line-through-type="none" fo:language="nl" fo:country="NL" fo:font-style="normal" fo:font-weight="normal" officeooo:rsid="0193e28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7" style:family="text">
      <style:text-properties fo:color="#000000" style:text-line-through-style="none" style:text-line-through-type="none" fo:language="nl" fo:country="NL" fo:font-style="normal" fo:font-weight="normal" officeooo:rsid="037083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8" style:family="text">
      <style:text-properties fo:color="#000000" style:text-line-through-style="none" style:text-line-through-type="none" fo:language="nl" fo:country="NL" fo:font-style="normal" fo:font-weight="normal" officeooo:rsid="03738a6a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9" style:family="text">
      <style:text-properties fo:color="#000000" style:text-line-through-style="none" style:text-line-through-type="none" fo:language="nl" fo:country="NL" fo:font-style="normal" fo:font-weight="normal" officeooo:rsid="00fb8ff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fo:language="nl" fo:country="NL" fo:font-style="normal" fo:font-weight="normal" officeooo:rsid="00ed888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fo:language="nl" fo:country="NL" fo:font-style="normal" fo:font-weight="normal" officeooo:rsid="03fa8df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style:text-line-through-style="none" style:text-line-through-type="none" fo:language="nl" fo:country="NL" style:text-underline-style="none" fo:font-weight="normal" officeooo:rsid="0299c63d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style:text-line-through-style="none" style:text-line-through-type="none" style:font-name="Ubuntu Mono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style:text-line-through-style="none" style:text-line-through-type="none" fo:font-size="10pt" fo:language="nl" fo:country="NL" fo:font-style="normal" fo:font-weight="normal" officeooo:rsid="01af69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fo:font-size="10pt" fo:language="nl" fo:country="NL" fo:font-style="normal" fo:font-weight="normal" officeooo:rsid="01ae3643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fo:font-size="10pt" fo:language="nl" fo:country="NL" fo:font-style="normal" fo:font-weight="normal" officeooo:rsid="01add539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fo:font-size="10pt" fo:language="nl" fo:country="NL" fo:font-style="normal" fo:font-weight="normal" officeooo:rsid="010a019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fo:font-size="10pt" fo:language="nl" fo:country="NL" fo:font-style="normal" fo:font-weight="normal" officeooo:rsid="0115f043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fo:font-size="10pt" fo:language="nl" fo:country="NL" fo:font-style="normal" fo:font-weight="normal" officeooo:rsid="00fb8ff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fo:font-size="10pt" fo:language="nl" fo:country="NL" fo:font-style="normal" fo:font-weight="bold" officeooo:rsid="01add539" style:font-size-asian="10pt" style:language-asian="nl" style:country-asian="NL" style:font-style-asian="normal" style:font-weight-asian="bold" style:font-size-complex="10pt" style:font-style-complex="normal" style:font-weight-complex="bold"/>
    </style:style>
    <style:style style:name="T231" style:family="text">
      <style:text-properties fo:color="#000000" style:text-line-through-style="none" style:text-line-through-type="none" fo:font-size="10pt" fo:language="nl" fo:country="NL" fo:font-style="normal" style:text-underline-style="none" officeooo:rsid="02106567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2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style:font-name="Ubuntu3" fo:font-size="12pt" fo:language="nl" fo:country="NL" fo:font-weight="normal" officeooo:rsid="0286767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style:font-name="Ubuntu3" fo:font-size="12pt" fo:language="nl" fo:country="NL" fo:font-weight="normal" officeooo:rsid="0231141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style:font-name="Ubuntu3" fo:font-size="12pt" fo:language="nl" fo:country="NL" fo:font-weight="normal" officeooo:rsid="03457d0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style:font-name="Ubuntu3" fo:font-size="12pt" fo:language="nl" fo:country="NL" fo:font-weight="normal" officeooo:rsid="01a5cf9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style:font-name="Ubuntu3" fo:font-size="12pt" fo:language="nl" fo:country="NL" fo:font-weight="normal" officeooo:rsid="0240414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style:font-name="Ubuntu3" fo:font-size="12pt" fo:language="nl" fo:country="NL" fo:font-weight="normal" officeooo:rsid="004295b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style:font-name="Ubuntu3" fo:font-size="12pt" fo:language="nl" fo:country="NL" fo:font-weight="normal" officeooo:rsid="0051ee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style:font-name="Ubuntu3" fo:font-size="12pt" fo:language="nl" fo:country="NL" fo:font-weight="normal" officeooo:rsid="027aa1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style:font-name="Ubuntu3" fo:font-size="12pt" fo:language="nl" fo:country="NL" fo:font-weight="normal" officeooo:rsid="016586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style:font-name="Ubuntu3" fo:font-size="12pt" fo:language="nl" fo:country="NL" fo:font-weight="normal" officeooo:rsid="016772d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style:font-name="Ubuntu3" fo:font-size="12pt" fo:language="nl" fo:country="NL" fo:font-weight="normal" officeooo:rsid="0169482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style:font-name="Ubuntu3" fo:font-size="12pt" fo:language="nl" fo:country="NL" fo:font-weight="normal" officeooo:rsid="011cdd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style:font-name="Ubuntu3" fo:font-size="12pt" fo:language="nl" fo:country="NL" fo:font-weight="normal" officeooo:rsid="034f9a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style:font-name="Ubuntu3" fo:font-size="12pt" fo:language="nl" fo:country="NL" fo:font-weight="normal" officeooo:rsid="0373912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style:font-name="Ubuntu3" fo:font-size="12pt" fo:language="nl" fo:country="NL" fo:font-weight="normal" style:font-size-asian="12pt" style:language-asian="nl" style:country-asian="NL" style:font-weight-asian="normal" style:font-size-complex="12pt" style:font-weight-complex="normal"/>
    </style:style>
    <style:style style:name="T251" style:family="text">
      <style:text-properties fo:color="#000000" style:font-name="Ubuntu3" fo:font-size="12pt" fo:language="nl" fo:country="NL" fo:font-weight="normal" officeooo:rsid="027aa178" style:font-size-asian="12pt" style:language-asian="nl" style:country-asian="NL" style:font-weight-asian="normal" style:font-size-complex="12pt" style:font-weight-complex="normal"/>
    </style:style>
    <style:style style:name="T252" style:family="text">
      <style:text-properties fo:color="#000000" style:font-name="Ubuntu3" fo:font-size="12pt" fo:language="nl" fo:country="NL" fo:font-weight="normal" officeooo:rsid="0213df7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style:font-name="Ubuntu3" fo:font-size="12pt" fo:language="nl" fo:country="NL" fo:font-style="normal" fo:font-weight="normal" officeooo:rsid="0375607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style:font-name="Ubuntu3" fo:font-size="12pt" fo:language="nl" fo:country="NL" fo:font-style="normal" fo:font-weight="normal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55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style:font-name="Ubuntu3" fo:font-size="12pt" fo:language="nl" fo:country="NL" fo:font-style="normal" style:text-underline-style="none" fo:font-weight="normal" officeooo:rsid="02a4108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style:font-name="Ubuntu3" fo:font-size="12pt" fo:language="nl" fo:country="NL" fo:font-style="normal" style:text-underline-style="none" fo:font-weight="normal" officeooo:rsid="0296600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style:font-name="Ubuntu3" fo:font-size="12pt" fo:language="nl" fo:country="NL" fo:font-style="normal" style:text-underline-style="none" fo:font-weight="normal" officeooo:rsid="00ebbf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style:font-name="Ubuntu3" fo:font-size="12pt" fo:language="nl" fo:country="NL" fo:font-style="normal" style:text-underline-style="none" fo:font-weight="normal" officeooo:rsid="02923c7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style:font-name="Ubuntu3" fo:font-size="12pt" fo:language="nl" fo:country="NL" fo:font-style="normal" style:text-underline-style="none" fo:font-weight="normal" officeooo:rsid="02f8ae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style:font-name="Ubuntu3" fo:font-size="12pt" fo:language="nl" fo:country="NL" fo:font-style="normal" style:text-underline-style="none" fo:font-weight="normal" officeooo:rsid="01328f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style:font-name="Ubuntu3" fo:font-size="12pt" fo:language="nl" fo:country="NL" fo:font-style="normal" style:text-underline-style="none" fo:font-weight="normal" officeooo:rsid="010892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style:font-name="Ubuntu3" fo:font-size="12pt" fo:language="nl" fo:country="NL" fo:font-style="normal" style:text-underline-style="none" fo:font-weight="normal" officeooo:rsid="019a173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style:font-name="Ubuntu3" fo:font-size="12pt" fo:language="nl" fo:country="NL" fo:font-style="normal" style:text-underline-style="none" fo:font-weight="normal" officeooo:rsid="028c867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style:font-name="Ubuntu3" fo:font-size="12pt" fo:language="nl" fo:country="NL" fo:font-style="normal" style:text-underline-style="none" fo:font-weight="normal" officeooo:rsid="019d9f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style:font-name="Ubuntu3" fo:font-size="12pt" fo:language="nl" fo:country="NL" fo:font-style="normal" style:text-underline-style="none" fo:font-weight="normal" officeooo:rsid="019ee70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style:font-name="Ubuntu3" fo:font-size="12pt" fo:language="nl" fo:country="NL" fo:font-style="normal" style:text-underline-style="none" fo:font-weight="normal" officeooo:rsid="01a122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style:font-name="Ubuntu3" fo:font-size="12pt" fo:language="nl" fo:country="NL" fo:font-style="normal" style:text-underline-style="none" fo:font-weight="normal" officeooo:rsid="0206ba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style:font-name="Ubuntu3" fo:font-size="12pt" fo:language="nl" fo:country="NL" fo:font-style="normal" style:text-underline-style="none" fo:font-weight="normal" officeooo:rsid="028ea23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271" style:family="text">
      <style:text-properties fo:color="#000000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2" style:family="text">
      <style:text-properties fo:color="#000000" style:font-name="Ubuntu3" fo:font-size="12pt" fo:language="nl" fo:country="NL" fo:font-style="normal" style:text-underline-style="none" officeooo:rsid="02a5fdc8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3" style:family="text">
      <style:text-properties fo:color="#000000" style:font-name="Ubuntu3" fo:font-size="12pt" fo:language="nl" fo:country="NL" fo:font-style="normal" style:text-underline-style="none" officeooo:rsid="0296600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font-name="Ubuntu3" fo:font-size="12pt" fo:language="nl" fo:country="NL" fo:font-style="normal" style:text-underline-style="none" officeooo:rsid="02923c7d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style:font-name="Ubuntu3" fo:font-size="12pt" fo:language="nl" fo:country="NL" fo:font-style="normal" style:text-underline-style="none" officeooo:rsid="0108921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6" style:family="text">
      <style:text-properties fo:color="#000000" style:font-name="Ubuntu3" fo:font-size="12pt" fo:language="nl" fo:country="NL" fo:font-style="normal" style:text-underline-style="none" fo:background-color="transparent" loext:char-shading-value="0" style:font-name-asian="Times New Roman" style:font-size-asian="12pt" style:language-asian="nl" style:country-asian="NL" style:font-style-asian="normal" style:font-name-complex="Bitstream Vera Sans" style:font-size-complex="12pt" style:language-complex="ar" style:country-complex="SA" style:font-style-complex="normal"/>
    </style:style>
    <style:style style:name="T277" style:family="text">
      <style:text-properties fo:color="#000000" style:font-name="Ubuntu3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278" style:family="text">
      <style:text-properties fo:color="#000000" style:font-name="Ubuntu3" fo:font-size="12pt" fo:language="nl" fo:country="NL" officeooo:rsid="01658672" fo:background-color="transparent" loext:char-shading-value="0" style:font-size-asian="12pt" style:language-asian="nl" style:country-asian="NL" style:font-name-complex="Bitstream Vera Sans" style:font-size-complex="12pt"/>
    </style:style>
    <style:style style:name="T279" style:family="text">
      <style:text-properties fo:color="#000000" style:font-name="Ubuntu3" fo:font-size="12pt" fo:language="nl" fo:country="NL" officeooo:rsid="027aa178" fo:background-color="transparent" loext:char-shading-value="0" style:font-size-asian="12pt" style:language-asian="nl" style:country-asian="NL" style:font-name-complex="Bitstream Vera Sans" style:font-size-complex="12pt"/>
    </style:style>
    <style:style style:name="T280" style:family="text">
      <style:text-properties fo:color="#000000" style:font-name="Ubuntu3" fo:font-size="12pt" fo:language="nl" fo:country="NL" style:text-underline-style="none" fo:font-weight="normal" officeooo:rsid="0213df7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282" style:family="text">
      <style:text-properties fo:color="#000000" style:font-name="Ubuntu3" fo:font-size="12pt" style:text-underline-style="none" fo:font-weight="normal" officeooo:rsid="01d4a528" style:font-size-asian="12pt" style:font-weight-asian="normal" style:font-size-complex="12pt" style:font-weight-complex="normal"/>
    </style:style>
    <style:style style:name="T283" style:family="text">
      <style:text-properties fo:color="#000000" style:font-name="Ubuntu3" fo:font-size="12pt" style:text-underline-style="none" fo:font-weight="normal" officeooo:rsid="030787cf" style:font-size-asian="12pt" style:font-weight-asian="normal" style:font-size-complex="12pt" style:font-weight-complex="normal"/>
    </style:style>
    <style:style style:name="T284" style:family="text">
      <style:text-properties fo:color="#000000" style:font-name="Ubuntu3" fo:font-size="12pt" style:text-underline-style="none" fo:font-weight="normal" officeooo:rsid="01d5ece3" style:font-size-asian="12pt" style:font-weight-asian="normal" style:font-size-complex="12pt" style:font-weight-complex="normal"/>
    </style:style>
    <style:style style:name="T285" style:family="text">
      <style:text-properties fo:color="#000000" style:font-name="Ubuntu3" fo:font-size="12pt" style:text-underline-style="none" fo:font-weight="normal" officeooo:rsid="01d5a759" style:font-size-asian="12pt" style:font-weight-asian="normal" style:font-size-complex="12pt" style:font-weight-complex="normal"/>
    </style:style>
    <style:style style:name="T286" style:family="text">
      <style:text-properties fo:color="#000000" style:font-name="Ubuntu3" fo:font-size="12pt" style:text-underline-style="none" fo:font-weight="normal" officeooo:rsid="0303dd0d" style:font-size-asian="12pt" style:font-weight-asian="normal" style:font-size-complex="12pt" style:font-weight-complex="normal"/>
    </style:style>
    <style:style style:name="T287" style:family="text">
      <style:text-properties fo:color="#000000" style:font-name="Ubuntu3" fo:font-size="12pt" style:text-underline-style="none" fo:font-weight="normal" officeooo:rsid="02b3e898" style:font-size-asian="12pt" style:font-weight-asian="normal" style:font-size-complex="12pt" style:font-weight-complex="normal"/>
    </style:style>
    <style:style style:name="T288" style:family="text">
      <style:text-properties fo:color="#000000" style:font-name="Ubuntu3" fo:font-size="12pt" style:text-underline-style="none" fo:font-weight="normal" officeooo:rsid="013c1ad4" style:font-size-asian="12pt" style:font-weight-asian="normal" style:font-size-complex="12pt" style:font-weight-complex="normal"/>
    </style:style>
    <style:style style:name="T289" style:family="text">
      <style:text-properties fo:color="#000000" style:font-name="Ubuntu3" fo:font-size="12pt" style:text-underline-style="none" fo:font-weight="normal" officeooo:rsid="0303d247" style:font-size-asian="12pt" style:font-weight-asian="normal" style:font-size-complex="12pt" style:font-weight-complex="normal"/>
    </style:style>
    <style:style style:name="T290" style:family="text">
      <style:text-properties fo:color="#000000" style:font-name="Ubuntu3" fo:font-size="12pt" style:text-underline-style="none" fo:font-weight="normal" officeooo:rsid="028ea23d" style:font-size-asian="12pt" style:font-weight-asian="normal" style:font-size-complex="12pt" style:font-weight-complex="normal"/>
    </style:style>
    <style:style style:name="T291" style:family="text">
      <style:text-properties fo:color="#000000" style:font-name="Ubuntu3" fo:font-size="12pt" style:text-underline-style="none" fo:font-weight="normal" officeooo:rsid="0297a240" style:font-size-asian="12pt" style:font-weight-asian="normal" style:font-size-complex="12pt" style:font-weight-complex="normal"/>
    </style:style>
    <style:style style:name="T292" style:family="text">
      <style:text-properties fo:color="#000000" style:font-name="Ubuntu3" fo:font-size="12pt" style:text-underline-style="none" fo:font-weight="normal" officeooo:rsid="030df543" style:font-size-asian="12pt" style:font-weight-asian="normal" style:font-size-complex="12pt" style:font-weight-complex="normal"/>
    </style:style>
    <style:style style:name="T293" style:family="text">
      <style:text-properties fo:color="#000000" style:font-name="Ubuntu3" fo:font-size="12pt" style:text-underline-style="none" fo:font-weight="normal" officeooo:rsid="02a4108a" style:font-size-asian="12pt" style:font-weight-asian="normal" style:font-size-complex="12pt" style:font-weight-complex="normal"/>
    </style:style>
    <style:style style:name="T294" style:family="text">
      <style:text-properties fo:color="#000000" style:font-name="Ubuntu3" fo:font-size="12pt" style:text-underline-style="none" fo:font-weight="normal" officeooo:rsid="030d6c22" style:font-size-asian="12pt" style:font-weight-asian="normal" style:font-size-complex="12pt" style:font-weight-complex="normal"/>
    </style:style>
    <style:style style:name="T295" style:family="text">
      <style:text-properties fo:color="#000000" style:font-name="Ubuntu3" fo:font-size="12pt" style:text-underline-style="none" fo:font-weight="normal" officeooo:rsid="0276b5dd" style:font-size-asian="12pt" style:font-weight-asian="normal" style:font-size-complex="12pt" style:font-weight-complex="normal"/>
    </style:style>
    <style:style style:name="T296" style:family="text">
      <style:text-properties fo:color="#000000" style:font-name="Ubuntu3" fo:font-size="12pt" style:text-underline-style="none" style:font-size-asian="12pt" style:font-size-complex="12pt"/>
    </style:style>
    <style:style style:name="T297" style:family="text">
      <style:text-properties fo:color="#000000" style:font-name="Ubuntu3" fo:font-size="12pt" style:text-underline-style="none" officeooo:rsid="028ea23d" style:font-size-asian="12pt" style:font-size-complex="12pt"/>
    </style:style>
    <style:style style:name="T298" style:family="text">
      <style:text-properties fo:color="#000000" style:font-name="Ubuntu3" fo:font-size="12pt" style:text-underline-style="none" officeooo:rsid="01f72f01" style:font-size-asian="12pt" style:font-size-complex="12pt"/>
    </style:style>
    <style:style style:name="T299" style:family="text">
      <style:text-properties fo:color="#000000" style:font-name="Ubuntu3" fo:font-size="12pt" style:text-underline-style="none" officeooo:rsid="0276b5dd" style:font-size-asian="12pt" style:font-size-complex="12pt"/>
    </style:style>
    <style:style style:name="T300" style:family="text">
      <style:text-properties fo:color="#000000" style:font-name="Ubuntu3" fo:font-size="12pt" style:text-underline-style="none" officeooo:rsid="01e3e58c" style:font-size-asian="12pt" style:font-size-complex="12pt"/>
    </style:style>
    <style:style style:name="T301" style:family="text">
      <style:text-properties fo:color="#000000" style:font-name="Ubuntu3" fo:font-size="12pt" style:text-underline-style="none" officeooo:rsid="0365adff" style:font-size-asian="12pt" style:font-size-complex="12pt"/>
    </style:style>
    <style:style style:name="T302" style:family="text">
      <style:text-properties fo:color="#000000" style:font-name="Ubuntu3" fo:font-size="12pt" style:text-underline-style="none" officeooo:rsid="040e2b2e" style:font-size-asian="12pt" style:font-size-complex="12pt"/>
    </style:style>
    <style:style style:name="T303" style:family="text">
      <style:text-properties fo:color="#000000" style:font-name="Ubuntu3" fo:font-size="12pt" style:font-size-asian="12pt" style:font-size-complex="12pt"/>
    </style:style>
    <style:style style:name="T304" style:family="text">
      <style:text-properties fo:color="#000000" style:font-name="Ubuntu3" fo:font-size="12pt" officeooo:rsid="0303d247" style:font-size-asian="12pt" style:font-size-complex="12pt"/>
    </style:style>
    <style:style style:name="T305" style:family="text">
      <style:text-properties fo:color="#000000" style:font-name="Ubuntu3" fo:font-size="12pt" officeooo:rsid="004804ae" style:font-size-asian="12pt" style:font-size-complex="12pt"/>
    </style:style>
    <style:style style:name="T306" style:family="text">
      <style:text-properties fo:color="#000000" style:font-name="Ubuntu3" fo:font-size="12pt" officeooo:rsid="01657261" style:font-size-asian="12pt" style:font-size-complex="12pt"/>
    </style:style>
    <style:style style:name="T307" style:family="text">
      <style:text-properties fo:color="#000000" style:font-name="Ubuntu3" fo:font-size="12pt" officeooo:rsid="02c778e7" style:font-size-asian="12pt" style:font-size-complex="12pt"/>
    </style:style>
    <style:style style:name="T308" style:family="text">
      <style:text-properties fo:color="#000000" style:font-name="Ubuntu3" fo:font-style="normal" officeooo:rsid="040e2b2e" style:font-size-asian="12pt" style:font-style-asian="normal" style:font-size-complex="12pt" style:font-style-complex="normal"/>
    </style:style>
    <style:style style:name="T309" style:family="text">
      <style:text-properties fo:color="#000000" style:font-size-asian="12pt" style:font-size-complex="12pt"/>
    </style:style>
    <style:style style:name="T310" style:family="text">
      <style:text-properties fo:color="#000000" officeooo:rsid="01d4a528" style:font-size-asian="12pt" style:font-size-complex="12pt"/>
    </style:style>
    <style:style style:name="T311" style:family="text">
      <style:text-properties style:text-line-through-style="none" style:text-line-through-type="none" fo:font-size="10pt" fo:language="nl" fo:country="NL" fo:font-style="normal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2" style:family="text">
      <style:text-properties style:text-line-through-style="none" style:text-line-through-type="none" fo:font-style="normal" officeooo:rsid="00ed8888" style:font-size-asian="12pt" style:font-style-asian="normal" style:font-size-complex="12pt" style:language-complex="nl" style:country-complex="NL" style:font-style-complex="normal"/>
    </style:style>
    <style:style style:name="T313" style:family="text">
      <style:text-properties style:text-line-through-style="none" style:text-line-through-type="none" fo:font-style="normal" officeooo:rsid="00fb8ff6" style:font-size-asian="12pt" style:font-style-asian="normal" style:font-size-complex="12pt" style:language-complex="nl" style:country-complex="NL" style:font-style-complex="normal"/>
    </style:style>
    <style:style style:name="T314" style:family="text">
      <style:text-properties style:text-line-through-style="none" style:text-line-through-type="none" fo:font-style="normal" officeooo:rsid="00369e7c" style:font-size-asian="12pt" style:font-style-asian="normal" style:font-size-complex="12pt" style:language-complex="nl" style:country-complex="NL" style:font-style-complex="normal"/>
    </style:style>
    <style:style style:name="T315" style:family="text">
      <style:text-properties style:text-line-through-style="none" style:text-line-through-type="none" fo:font-style="normal" officeooo:rsid="0441738f" style:font-size-asian="12pt" style:font-style-asian="normal" style:font-size-complex="12pt" style:language-complex="nl" style:country-complex="NL" style:font-style-complex="normal"/>
    </style:style>
    <style:style style:name="T316" style:family="text">
      <style:text-properties style:text-line-through-style="none" style:text-line-through-type="none" fo:font-style="normal" style:text-underline-style="none" officeooo:rsid="0487529e" style:font-size-asian="12pt" style:font-style-asian="normal" style:font-size-complex="12pt" style:language-complex="nl" style:country-complex="NL" style:font-style-complex="normal"/>
    </style:style>
    <style:style style:name="T317" style:family="text">
      <style:text-properties style:text-line-through-style="none" style:text-line-through-type="none" style:font-name="Ubuntu3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text-line-through-style="none" style:text-line-through-type="none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Ubuntu3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Ubuntu3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21" style:family="text">
      <style:text-properties style:text-line-through-style="none" style:text-line-through-type="none" style:font-name="Ubuntu3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22" style:family="text">
      <style:text-properties style:text-line-through-style="none" style:text-line-through-type="none" style:font-name="Ubuntu3" fo:font-size="12pt" style:text-underline-style="none" fo:font-weight="normal" officeooo:rsid="0348ac93" style:font-size-asian="12pt" style:font-weight-asian="normal" style:font-size-complex="12pt" style:font-weight-complex="normal"/>
    </style:style>
    <style:style style:name="T323" style:family="text">
      <style:text-properties style:text-line-through-style="none" style:text-line-through-type="none" style:font-name="Ubuntu3" fo:font-size="12pt" style:text-underline-style="none" fo:font-weight="normal" officeooo:rsid="004a03b0" style:font-size-asian="12pt" style:font-weight-asian="normal" style:font-size-complex="12pt" style:font-weight-complex="normal"/>
    </style:style>
    <style:style style:name="T324" style:family="text">
      <style:text-properties style:text-line-through-style="none" style:text-line-through-type="none" style:font-name="Ubuntu3" fo:font-size="12pt" style:text-underline-style="none" fo:font-weight="normal" officeooo:rsid="0034442f" style:font-size-asian="12pt" style:font-weight-asian="normal" style:font-size-complex="12pt" style:font-weight-complex="normal"/>
    </style:style>
    <style:style style:name="T325" style:family="text">
      <style:text-properties style:text-line-through-style="none" style:text-line-through-type="none" style:font-name="Ubuntu3" fo:font-size="12pt" style:text-underline-style="none" fo:font-weight="normal" style:font-name-asian="DejaVu Sans1" style:font-size-asian="12pt" style:font-weight-asian="normal" style:font-size-complex="12pt" style:font-weight-complex="normal"/>
    </style:style>
    <style:style style:name="T326" style:family="text">
      <style:text-properties style:text-line-through-style="none" style:text-line-through-type="none" style:font-name="Ubuntu3" fo:font-size="12pt" style:text-underline-style="none" style:font-size-asian="12pt" style:font-size-complex="12pt"/>
    </style:style>
    <style:style style:name="T327" style:family="text">
      <style:text-properties style:text-line-through-style="none" style:text-line-through-type="none" style:font-name="Ubuntu3" fo:font-size="12pt" style:text-underline-style="none" officeooo:rsid="0055eeeb" style:font-size-asian="12pt" style:font-size-complex="12pt"/>
    </style:style>
    <style:style style:name="T328" style:family="text">
      <style:text-properties style:text-line-through-style="none" style:text-line-through-type="none" style:font-name="Ubuntu3" fo:font-size="12pt" style:text-underline-style="none" officeooo:rsid="0015c265" style:font-size-asian="12pt" style:font-size-complex="12pt"/>
    </style:style>
    <style:style style:name="T329" style:family="text">
      <style:text-properties style:text-line-through-style="none" style:text-line-through-type="none" style:font-name="Ubuntu3" fo:font-size="12pt" style:text-underline-style="none" officeooo:rsid="00bddfbe" style:font-size-asian="12pt" style:font-size-complex="12pt"/>
    </style:style>
    <style:style style:name="T330" style:family="text">
      <style:text-properties style:text-line-through-style="none" style:text-line-through-type="none" style:font-name="Ubuntu3" fo:font-size="12pt" style:text-underline-style="none" officeooo:rsid="015874c7" style:font-size-asian="12pt" style:font-size-complex="12pt"/>
    </style:style>
    <style:style style:name="T331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332" style:family="text">
      <style:text-properties style:text-line-through-style="none" style:text-line-through-type="none" style:font-name="Ubuntu3" fo:font-size="12pt" style:font-size-asian="12pt" style:font-size-complex="12pt"/>
    </style:style>
    <style:style style:name="T333" style:family="text">
      <style:text-properties style:text-line-through-style="none" style:text-line-through-type="none" style:font-name="Ubuntu3" fo:font-size="12pt" officeooo:rsid="029e02ad" style:font-size-asian="12pt" style:font-size-complex="12pt"/>
    </style:style>
    <style:style style:name="T334" style:family="text">
      <style:text-properties style:text-line-through-style="none" style:text-line-through-type="none" style:font-name="Ubuntu3" fo:font-size="12pt" officeooo:rsid="02b0b215" style:font-size-asian="12pt" style:font-size-complex="12pt"/>
    </style:style>
    <style:style style:name="T335" style:family="text">
      <style:text-properties style:text-line-through-style="none" style:text-line-through-type="none" style:font-name="Ubuntu3" fo:font-size="12pt" fo:font-style="normal" style:text-underline-style="none" style:font-size-asian="12pt" style:font-style-asian="normal" style:font-size-complex="12pt" style:font-style-complex="normal"/>
    </style:style>
    <style:style style:name="T336" style:family="text">
      <style:text-properties style:text-line-through-style="none" style:text-line-through-type="none" style:font-name="Ubuntu3" fo:font-size="12pt" fo:font-style="normal" style:text-underline-style="none" officeooo:rsid="040e2b2e" style:font-size-asian="12pt" style:font-style-asian="normal" style:font-size-complex="12pt" style:language-complex="nl" style:country-complex="NL" style:font-style-complex="normal"/>
    </style:style>
    <style:style style:name="T337" style:family="text">
      <style:text-properties style:text-line-through-style="none" style:text-line-through-type="none" style:font-name="Ubuntu3" fo:font-size="12pt" fo:font-style="normal" style:text-underline-style="none" officeooo:rsid="043856b7" style:font-size-asian="12pt" style:font-style-asian="normal" style:font-size-complex="12pt" style:language-complex="nl" style:country-complex="NL" style:font-style-complex="normal"/>
    </style:style>
    <style:style style:name="T338" style:family="text">
      <style:text-properties style:text-line-through-style="none" style:text-line-through-type="none" style:font-name="Ubuntu3" fo:font-size="12pt" fo:font-style="normal" style:text-underline-style="none" officeooo:rsid="04559647" style:font-size-asian="12pt" style:font-style-asian="normal" style:font-size-complex="12pt" style:language-complex="nl" style:country-complex="NL" style:font-style-complex="normal"/>
    </style:style>
    <style:style style:name="T339" style:family="text">
      <style:text-properties style:text-line-through-style="none" style:text-line-through-type="none" style:font-name="Ubuntu3" fo:font-size="12pt" fo:font-style="normal" style:text-underline-style="none" officeooo:rsid="0487529e" style:font-size-asian="12pt" style:font-style-asian="normal" style:font-size-complex="12pt" style:language-complex="nl" style:country-complex="NL" style:font-style-complex="normal"/>
    </style:style>
    <style:style style:name="T340" style:family="text">
      <style:text-properties style:text-line-through-style="none" style:text-line-through-type="none" style:font-name="Ubuntu3" fo:font-size="12pt" fo:font-style="normal" style:text-underline-style="none" officeooo:rsid="00bddfbe" fo:background-color="transparent" loext:char-shading-value="0" style:font-name-asian="DejaVu Sans1" style:font-size-asian="12pt" style:font-style-asian="normal" style:font-size-complex="12pt" style:font-style-complex="normal"/>
    </style:style>
    <style:style style:name="T341" style:family="text">
      <style:text-properties style:text-line-through-style="none" style:text-line-through-type="none" style:font-name="Ubuntu3" fo:font-size="12pt" fo:font-style="normal" style:text-underline-style="none" style:font-name-asian="DejaVu Sans1" style:font-size-asian="12pt" style:font-style-asian="normal" style:font-size-complex="12pt" style:font-style-complex="normal"/>
    </style:style>
    <style:style style:name="T342" style:family="text">
      <style:text-properties style:text-line-through-style="none" style:text-line-through-type="none" style:font-name="Ubuntu3" fo:font-size="12pt" fo:font-style="normal" style:text-underline-style="none" officeooo:rsid="00ed8888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43" style:family="text">
      <style:text-properties style:text-line-through-style="none" style:text-line-through-type="none" style:font-name="Ubuntu3" fo:font-size="12pt" fo:font-style="normal" style:text-underline-style="none" officeooo:rsid="0305bcbd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44" style:family="text">
      <style:text-properties style:text-line-through-style="none" style:text-line-through-type="none" style:font-name="Ubuntu3" fo:font-size="12pt" fo:font-style="normal" style:text-underline-style="none" officeooo:rsid="00bddfbe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45" style:family="text">
      <style:text-properties style:text-line-through-style="none" style:text-line-through-type="none" style:font-name="Ubuntu3" fo:font-size="12pt" fo:font-style="normal" style:text-underline-style="none" officeooo:rsid="003afc1c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46" style:family="text">
      <style:text-properties style:text-line-through-style="none" style:text-line-through-type="none" style:font-name="Ubuntu3" fo:font-size="12pt" fo:font-style="normal" style:text-underline-style="none" officeooo:rsid="004c007f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47" style:family="text">
      <style:text-properties style:text-line-through-style="none" style:text-line-through-type="none" style:font-name="Ubuntu3" fo:font-size="12pt" fo:font-style="normal" style:text-underline-style="none" officeooo:rsid="00388549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48" style:family="text">
      <style:text-properties style:text-line-through-style="none" style:text-line-through-type="none" style:font-name="Ubuntu3" fo:font-size="12pt" fo:font-style="normal" style:text-underline-style="none" officeooo:rsid="00369e7c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49" style:family="text">
      <style:text-properties style:text-line-through-style="none" style:text-line-through-type="none" style:font-name="Ubuntu3" fo:font-size="12pt" fo:font-style="normal" style:text-underline-style="none" officeooo:rsid="0307d7e7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50" style:family="text">
      <style:text-properties style:text-line-through-style="none" style:text-line-through-type="none" style:font-name="Ubuntu3" fo:font-size="12pt" fo:font-style="normal" style:text-underline-style="none" officeooo:rsid="02a7dbb6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51" style:family="text">
      <style:text-properties style:text-line-through-style="none" style:text-line-through-type="none" style:font-name="Ubuntu3" fo:font-size="12pt" fo:font-style="normal" style:text-underline-style="none" officeooo:rsid="009aa339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52" style:family="text">
      <style:text-properties style:text-line-through-style="none" style:text-line-through-type="none" style:font-name="Ubuntu3" fo:font-size="12pt" fo:font-style="normal" style:font-name-asian="DejaVu Sans1" style:font-size-asian="12pt" style:font-style-asian="normal" style:font-size-complex="12pt" style:font-style-complex="normal"/>
    </style:style>
    <style:style style:name="T353" style:family="text">
      <style:text-properties style:text-line-through-style="none" style:text-line-through-type="none" style:font-name="Ubuntu3" fo:font-size="12pt" fo:font-style="normal" officeooo:rsid="00ed8888" style:font-size-asian="12pt" style:font-style-asian="normal" style:font-size-complex="12pt" style:language-complex="nl" style:country-complex="NL" style:font-style-complex="normal"/>
    </style:style>
    <style:style style:name="T354" style:family="text">
      <style:text-properties style:text-line-through-style="none" style:text-line-through-type="none" style:font-name="Ubuntu3" fo:font-size="12pt" style:font-name-asian="DejaVu Sans1" style:font-size-asian="12pt" style:font-size-complex="12pt"/>
    </style:style>
    <style:style style:name="T355" style:family="text">
      <style:text-properties style:text-line-through-style="none" style:text-line-through-type="none" style:font-name="Ubuntu3" fo:font-size="12pt" officeooo:rsid="01dd9f0f" style:font-name-asian="DejaVu Sans1" style:font-size-asian="12pt" style:font-size-complex="12pt"/>
    </style:style>
    <style:style style:name="T356" style:family="text">
      <style:text-properties style:text-line-through-style="none" style:text-line-through-type="none" style:font-name="Ubuntu3" fo:font-size="12pt" officeooo:rsid="03103dbb" style:font-name-asian="DejaVu Sans1" style:font-size-asian="12pt" style:font-size-complex="12pt"/>
    </style:style>
    <style:style style:name="T357" style:family="text">
      <style:text-properties style:text-line-through-style="none" style:text-line-through-type="none" style:font-name="Ubuntu3" fo:font-size="12pt" officeooo:rsid="01d86680" style:font-name-asian="DejaVu Sans1" style:font-size-asian="12pt" style:font-size-complex="12pt"/>
    </style:style>
    <style:style style:name="T358" style:family="text">
      <style:text-properties style:text-line-through-style="none" style:text-line-through-type="none" style:font-name="Ubuntu3" fo:font-size="12pt" officeooo:rsid="03144680" style:font-name-asian="DejaVu Sans1" style:font-size-asian="12pt" style:font-size-complex="12pt"/>
    </style:style>
    <style:style style:name="T359" style:family="text">
      <style:text-properties style:text-line-through-style="none" style:text-line-through-type="none" style:font-name="Ubuntu3" fo:font-size="12pt" officeooo:rsid="01bf4eea" style:font-name-asian="DejaVu Sans1" style:font-size-asian="12pt" style:font-size-complex="12pt"/>
    </style:style>
    <style:style style:name="T360" style:family="text">
      <style:text-properties style:text-line-through-style="none" style:text-line-through-type="none" style:font-name="Ubuntu3" fo:font-size="12pt" officeooo:rsid="01d9a48f" style:font-name-asian="DejaVu Sans1" style:font-size-asian="12pt" style:font-size-complex="12pt"/>
    </style:style>
    <style:style style:name="T361" style:family="text">
      <style:text-properties style:text-line-through-style="none" style:text-line-through-type="none" style:font-name="Ubuntu3" fo:font-size="12pt" officeooo:rsid="001696eb" style:font-name-asian="DejaVu Sans1" style:font-size-asian="12pt" style:font-size-complex="12pt"/>
    </style:style>
    <style:style style:name="T362" style:family="text">
      <style:text-properties style:text-line-through-style="none" style:text-line-through-type="none" style:font-name="Ubuntu3" fo:font-size="12pt" officeooo:rsid="0087ff3f" style:font-name-asian="DejaVu Sans1" style:font-size-asian="12pt" style:font-size-complex="12pt"/>
    </style:style>
    <style:style style:name="T363" style:family="text">
      <style:text-properties style:text-line-through-style="none" style:text-line-through-type="none" style:font-name="Ubuntu3" fo:font-size="12pt" officeooo:rsid="02999c21" style:font-name-asian="DejaVu Sans1" style:font-size-asian="12pt" style:font-size-complex="12pt"/>
    </style:style>
    <style:style style:name="T364" style:family="text">
      <style:text-properties style:text-line-through-style="none" style:text-line-through-type="none" style:font-name="Ubuntu3" fo:font-size="12pt" officeooo:rsid="00bddfbe" style:font-name-asian="DejaVu Sans1" style:font-size-asian="12pt" style:font-size-complex="12pt"/>
    </style:style>
    <style:style style:name="T365" style:family="text">
      <style:text-properties style:text-line-through-style="none" style:text-line-through-type="none" style:font-name="Ubuntu3" fo:font-size="12pt" officeooo:rsid="012b589c" style:font-name-asian="DejaVu Sans1" style:font-size-asian="12pt" style:font-size-complex="12pt"/>
    </style:style>
    <style:style style:name="T366" style:family="text">
      <style:text-properties style:text-line-through-style="none" style:text-line-through-type="none" style:font-name="Ubuntu3" fo:font-size="12pt" officeooo:rsid="00cc2b1b" style:font-name-asian="DejaVu Sans1" style:font-size-asian="12pt" style:font-size-complex="12pt"/>
    </style:style>
    <style:style style:name="T367" style:family="text">
      <style:text-properties style:text-line-through-style="none" style:text-line-through-type="none" style:font-name="Ubuntu3" fo:font-size="12pt" officeooo:rsid="00e5e7fd" style:font-name-asian="DejaVu Sans1" style:font-size-asian="12pt" style:font-size-complex="12pt"/>
    </style:style>
    <style:style style:name="T368" style:family="text">
      <style:text-properties style:text-line-through-style="none" style:text-line-through-type="none" style:font-name="Ubuntu3" fo:font-size="12pt" officeooo:rsid="010bc767" style:font-name-asian="DejaVu Sans1" style:font-size-asian="12pt" style:font-size-complex="12pt"/>
    </style:style>
    <style:style style:name="T369" style:family="text">
      <style:text-properties style:text-line-through-style="none" style:text-line-through-type="none" style:font-name="Ubuntu3" fo:font-size="12pt" officeooo:rsid="0109dc63" style:font-name-asian="DejaVu Sans1" style:font-size-asian="12pt" style:font-size-complex="12pt"/>
    </style:style>
    <style:style style:name="T370" style:family="text">
      <style:text-properties style:text-line-through-style="none" style:text-line-through-type="none" style:font-name="Ubuntu3" fo:font-size="12pt" officeooo:rsid="010c2cc9" style:font-name-asian="DejaVu Sans1" style:font-size-asian="12pt" style:font-size-complex="12pt"/>
    </style:style>
    <style:style style:name="T371" style:family="text">
      <style:text-properties style:text-line-through-style="none" style:text-line-through-type="none" style:font-name="Ubuntu3" fo:font-size="12pt" officeooo:rsid="01112d89" style:font-name-asian="DejaVu Sans1" style:font-size-asian="12pt" style:font-size-complex="12pt"/>
    </style:style>
    <style:style style:name="T372" style:family="text">
      <style:text-properties style:text-line-through-style="none" style:text-line-through-type="none" style:font-name="Ubuntu3" fo:font-size="12pt" officeooo:rsid="010e6b48" style:font-name-asian="DejaVu Sans1" style:font-size-asian="12pt" style:font-size-complex="12pt"/>
    </style:style>
    <style:style style:name="T373" style:family="text">
      <style:text-properties style:text-line-through-style="none" style:text-line-through-type="none" style:font-name="Ubuntu3" fo:font-size="12pt" officeooo:rsid="010f89e2" style:font-name-asian="DejaVu Sans1" style:font-size-asian="12pt" style:font-size-complex="12pt"/>
    </style:style>
    <style:style style:name="T374" style:family="text">
      <style:text-properties style:text-line-through-style="none" style:text-line-through-type="none" style:font-name="Ubuntu3" fo:font-size="12pt" officeooo:rsid="010e6f9f" style:font-name-asian="DejaVu Sans1" style:font-size-asian="12pt" style:font-size-complex="12pt"/>
    </style:style>
    <style:style style:name="T375" style:family="text">
      <style:text-properties style:text-line-through-style="none" style:text-line-through-type="none" style:font-name="Ubuntu3" fo:font-size="12pt" officeooo:rsid="02aecdf9" style:font-name-asian="DejaVu Sans1" style:font-size-asian="12pt" style:font-size-complex="12pt"/>
    </style:style>
    <style:style style:name="T376" style:family="text">
      <style:text-properties style:text-line-through-style="none" style:text-line-through-type="none" style:font-name="Ubuntu3" fo:font-size="12pt" officeooo:rsid="02a5fdc8" style:font-name-asian="DejaVu Sans1" style:font-size-asian="12pt" style:font-size-complex="12pt"/>
    </style:style>
    <style:style style:name="T377" style:family="text">
      <style:text-properties style:text-line-through-style="none" style:text-line-through-type="none" style:font-name="Ubuntu3" fo:font-size="12pt" officeooo:rsid="0296600f" style:font-name-asian="DejaVu Sans1" style:font-size-asian="12pt" style:font-size-complex="12pt"/>
    </style:style>
    <style:style style:name="T378" style:family="text">
      <style:text-properties style:text-line-through-style="none" style:text-line-through-type="none" style:font-name="Ubuntu3" fo:font-size="12pt" officeooo:rsid="02923c7d" style:font-name-asian="DejaVu Sans1" style:font-size-asian="12pt" style:font-size-complex="12pt"/>
    </style:style>
    <style:style style:name="T379" style:family="text">
      <style:text-properties style:text-line-through-style="none" style:text-line-through-type="none" style:font-name="Ubuntu3" fo:font-size="12pt" officeooo:rsid="02b0b215" style:font-name-asian="DejaVu Sans1" style:font-size-asian="12pt" style:font-size-complex="12pt"/>
    </style:style>
    <style:style style:name="T380" style:family="text">
      <style:text-properties style:text-line-through-style="none" style:text-line-through-type="none" style:font-name="Ubuntu3" fo:font-size="12pt" officeooo:rsid="0132673c" style:font-name-asian="DejaVu Sans1" style:font-size-asian="12pt" style:font-size-complex="12pt"/>
    </style:style>
    <style:style style:name="T381" style:family="text">
      <style:text-properties style:text-line-through-style="none" style:text-line-through-type="none" style:font-name="Ubuntu3" fo:font-size="12pt" officeooo:rsid="029e02ad" style:font-name-asian="DejaVu Sans1" style:font-size-asian="12pt" style:font-size-complex="12pt"/>
    </style:style>
    <style:style style:name="T382" style:family="text">
      <style:text-properties style:text-line-through-style="none" style:text-line-through-type="none" style:font-name="Ubuntu3" fo:font-size="12pt" officeooo:rsid="02f5845e" style:font-name-asian="DejaVu Sans1" style:font-size-asian="12pt" style:font-size-complex="12pt"/>
    </style:style>
    <style:style style:name="T383" style:family="text">
      <style:text-properties style:text-line-through-style="none" style:text-line-through-type="none" style:font-name="Ubuntu3" fo:font-size="12pt" officeooo:rsid="02f6c0c3" style:font-name-asian="DejaVu Sans1" style:font-size-asian="12pt" style:font-size-complex="12pt"/>
    </style:style>
    <style:style style:name="T384" style:family="text">
      <style:text-properties style:text-line-through-style="none" style:text-line-through-type="none" style:font-name="Ubuntu3" fo:font-size="12pt" officeooo:rsid="00b748f9" style:font-name-asian="DejaVu Sans1" style:font-size-asian="12pt" style:font-size-complex="12pt"/>
    </style:style>
    <style:style style:name="T385" style:family="text">
      <style:text-properties style:text-line-through-style="none" style:text-line-through-type="none" style:font-name="Ubuntu3" fo:font-size="12pt" officeooo:rsid="01234111" style:font-name-asian="DejaVu Sans1" style:font-size-asian="12pt" style:font-size-complex="12pt"/>
    </style:style>
    <style:style style:name="T386" style:family="text">
      <style:text-properties style:text-line-through-style="none" style:text-line-through-type="none" style:font-name="Ubuntu3" fo:font-size="12pt" officeooo:rsid="00bddfbe" style:font-name-asian="DejaVu Sans1" style:font-size-asian="12pt" style:font-size-complex="12pt" style:language-complex="nl" style:country-complex="NL"/>
    </style:style>
    <style:style style:name="T387" style:family="text">
      <style:text-properties style:text-line-through-style="none" style:text-line-through-type="none" style:font-name="Ubuntu3" fo:font-size="12pt" officeooo:rsid="0305bcbd" style:font-name-asian="DejaVu Sans1" style:font-size-asian="12pt" style:font-size-complex="12pt" style:language-complex="nl" style:country-complex="NL"/>
    </style:style>
    <style:style style:name="T388" style:family="text">
      <style:text-properties style:text-line-through-style="none" style:text-line-through-type="none" style:font-name="Ubuntu3" fo:font-size="12pt" officeooo:rsid="00ed8888" style:font-name-asian="DejaVu Sans1" style:font-size-asian="12pt" style:font-size-complex="12pt" style:language-complex="nl" style:country-complex="NL"/>
    </style:style>
    <style:style style:name="T389" style:family="text">
      <style:text-properties style:text-line-through-style="none" style:text-line-through-type="none" style:font-name="Ubuntu3" fo:font-size="12pt" officeooo:rsid="030657e5" style:font-name-asian="DejaVu Sans1" style:font-size-asian="12pt" style:font-size-complex="12pt" style:language-complex="nl" style:country-complex="NL"/>
    </style:style>
    <style:style style:name="T390" style:family="text">
      <style:text-properties style:text-line-through-style="none" style:text-line-through-type="none" style:font-name="Ubuntu3" fo:font-size="12pt" officeooo:rsid="00df737b" style:font-name-asian="DejaVu Sans1" style:font-size-asian="12pt" style:font-size-complex="12pt" style:language-complex="nl" style:country-complex="NL"/>
    </style:style>
    <style:style style:name="T391" style:family="text">
      <style:text-properties style:text-line-through-style="none" style:text-line-through-type="none" style:font-name="Ubuntu3" fo:font-size="12pt" officeooo:rsid="00321d4c" style:font-name-asian="DejaVu Sans1" style:font-size-asian="12pt" style:font-size-complex="12pt" style:language-complex="nl" style:country-complex="NL"/>
    </style:style>
    <style:style style:name="T392" style:family="text">
      <style:text-properties style:text-line-through-style="none" style:text-line-through-type="none" style:font-name="Ubuntu3" fo:font-size="12pt" officeooo:rsid="035379db" style:font-name-asian="DejaVu Sans1" style:font-size-asian="12pt" style:font-size-complex="12pt"/>
    </style:style>
    <style:style style:name="T393" style:family="text">
      <style:text-properties style:text-line-through-style="none" style:text-line-through-type="none" style:font-name="Ubuntu3" fo:font-size="12pt" fo:font-weight="normal" officeooo:rsid="001696eb" style:font-name-asian="DejaVu Sans1" style:font-size-asian="12pt" style:font-weight-asian="normal" style:font-size-complex="12pt" style:font-weight-complex="normal"/>
    </style:style>
    <style:style style:name="T394" style:family="text">
      <style:text-properties style:text-line-through-style="none" style:text-line-through-type="none" style:font-name="Ubuntu3" fo:font-style="normal" officeooo:rsid="040e2b2e" style:font-size-asian="12pt" style:font-style-asian="normal" style:font-size-complex="12pt" style:language-complex="nl" style:country-complex="NL" style:font-style-complex="normal"/>
    </style:style>
    <style:style style:name="T395" style:family="text">
      <style:text-properties style:text-line-through-style="none" style:text-line-through-type="none" style:font-name="Ubuntu3" fo:font-style="normal" officeooo:rsid="04268a7d" style:font-size-asian="12pt" style:font-style-asian="normal" style:font-size-complex="12pt" style:language-complex="nl" style:country-complex="NL" style:font-style-complex="normal"/>
    </style:style>
    <style:style style:name="T396" style:family="text">
      <style:text-properties style:text-line-through-style="none" style:text-line-through-type="none" style:font-name="Ubuntu3" fo:font-style="normal" officeooo:rsid="0412ef21" style:font-size-asian="12pt" style:font-style-asian="normal" style:font-size-complex="12pt" style:language-complex="nl" style:country-complex="NL" style:font-style-complex="normal"/>
    </style:style>
    <style:style style:name="T397" style:family="text">
      <style:text-properties style:text-line-through-style="none" style:text-line-through-type="none" style:font-name="Ubuntu3" fo:font-style="normal" officeooo:rsid="04279afb" style:font-size-asian="12pt" style:font-style-asian="normal" style:font-size-complex="12pt" style:language-complex="nl" style:country-complex="NL" style:font-style-complex="normal"/>
    </style:style>
    <style:style style:name="T398" style:family="text">
      <style:text-properties style:text-line-through-style="none" style:text-line-through-type="none" style:font-name="Ubuntu3" fo:font-style="normal" officeooo:rsid="04814324" style:font-size-asian="12pt" style:font-style-asian="normal" style:font-size-complex="12pt" style:language-complex="nl" style:country-complex="NL" style:font-style-complex="normal"/>
    </style:style>
    <style:style style:name="T399" style:family="text">
      <style:text-properties style:text-line-through-style="none" style:text-line-through-type="none" style:font-name="Ubuntu3" fo:font-style="normal" officeooo:rsid="049b9edb" style:font-size-asian="12pt" style:font-style-asian="normal" style:font-size-complex="12pt" style:language-complex="nl" style:country-complex="NL" style:font-style-complex="normal"/>
    </style:style>
    <style:style style:name="T400" style:family="text">
      <style:text-properties style:text-line-through-style="none" style:text-line-through-type="none" fo:font-size="12pt" officeooo:rsid="00cc2b1b" style:font-name-asian="DejaVu Sans1" style:font-size-asian="12pt" style:font-size-complex="12pt"/>
    </style:style>
    <style:style style:name="T401" style:family="text">
      <style:text-properties fo:color="#80808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fo:font-size="10pt" officeooo:rsid="01aca6c8" style:font-size-asian="10pt" style:font-size-complex="10pt"/>
    </style:style>
    <style:style style:name="T403" style:family="text">
      <style:text-properties fo:font-size="10pt" fo:font-weight="normal" style:font-size-asian="10pt" style:font-weight-asian="normal" style:font-size-complex="10pt" style:font-weight-complex="normal"/>
    </style:style>
    <style:style style:name="T404" style:family="text">
      <style:text-properties officeooo:rsid="01aca6c8"/>
    </style:style>
    <style:style style:name="T405" style:family="text">
      <style:text-properties officeooo:rsid="010c3432"/>
    </style:style>
    <style:style style:name="T406" style:family="text">
      <style:text-properties officeooo:rsid="010fa357"/>
    </style:style>
    <style:style style:name="T407" style:family="text">
      <style:text-properties officeooo:rsid="01208a69"/>
    </style:style>
    <style:style style:name="T408" style:family="text">
      <style:text-properties officeooo:rsid="02907b8c" style:font-size-asian="12pt" style:font-size-complex="12pt"/>
    </style:style>
    <style:style style:name="T409" style:family="text">
      <style:text-properties officeooo:rsid="043d32d0"/>
    </style:style>
    <style:style style:name="T410" style:family="text">
      <style:text-properties officeooo:rsid="046ed8ac"/>
    </style:style>
    <style:style style:name="T411" style:family="text">
      <style:text-properties officeooo:rsid="049b9edb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 text:space-before="0.251cm" text:min-label-width="1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space-before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886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384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35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81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4.445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5.08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715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6.3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98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Keuzevak 1" form:control-implementation="ooo:com.sun.star.form.component.CheckBox" xml:id="control1" form:id="control1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7" form:id="control7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5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35" form:id="control35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37" form:id="control37" form:label="Keuzevak" form:tab-index="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kstvak 2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Keuzevak 1" form:control-implementation="ooo:com.sun.star.form.component.CheckBox" xml:id="control43" form:id="control43" form:label="Keuzevak" form:tab-index="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46" form:id="control46" form:label="Keuzevak" form:tab-index="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47" form:id="control47" form:label="Keuzevak" form:tab-index="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Strong_20_Emphasis"><text:span text:style-name="T249">C</text:span></text:span><text:span text:style-name="Strong_20_Emphasis"><text:span text:style-name="T232">hecklist voor </text:span></text:span><text:span text:style-name="Strong_20_Emphasis"><text:span text:style-name="T233">het</text:span></text:span><text:span text:style-name="Strong_20_Emphasis"><text:span text:style-name="T232"> install</text:span></text:span><text:span text:style-name="Strong_20_Emphasis"><text:span text:style-name="T233">eren</text:span></text:span><text:span text:style-name="Strong_20_Emphasis"><text:span text:style-name="T232"> van </text:span></text:span><text:reference-mark-start text:name="Versie"/><text:span text:style-name="Strong_20_Emphasis"><text:span text:style-name="T234">Lu</text:span></text:span><text:span text:style-name="Strong_20_Emphasis"><text:span text:style-name="T235">buntu 1</text:span></text:span><text:span text:style-name="Strong_20_Emphasis"><text:span text:style-name="T236">4</text:span></text:span><text:span text:style-name="Strong_20_Emphasis"><text:span text:style-name="T235">.</text:span></text:span><text:span text:style-name="Strong_20_Emphasis"><text:span text:style-name="T237">1</text:span></text:span><text:span text:style-name="Strong_20_Emphasis"><text:span text:style-name="T235">0</text:span></text:span><text:reference-mark-end text:name="Versie"/><text:span text:style-name="Strong_20_Emphasis"><text:span text:style-name="T235"><text:note text:id="ftn1" text:note-class="footnote"><text:note-citation>1</text:note-citation><text:note-body><text:p text:style-name="P26">Codenaam: Utopic Unicorn<text:line-break/><text:span text:style-name="T407">Wordt vanaf uitgave negen maanden ondersteund.</text:span></text:p></text:note-body></text:note></text:span></text:span><text:span text:style-name="Strong_20_Emphasis"><text:span text:style-name="T235"> </text:span></text:span><text:reference-mark-start text:name="Editie"/><text:span text:style-name="Strong_20_Emphasis"><text:span text:style-name="T238">desktop</text:span></text:span><text:reference-mark-end text:name="Editie"/><text:span text:style-name="Strong_20_Emphasis"><text:span text:style-name="T232"> </text:span></text:span><text:reference-mark-start text:name="Bitbreedtes"/><text:span text:style-name="Strong_20_Emphasis"><text:span text:style-name="T239">64-bit of 32-bit</text:span></text:span><text:reference-mark-end text:name="Bitbreedtes"/><text:span text:style-name="Strong_20_Emphasis"><text:span text:style-name="T240"> </text:span></text:span><text:span text:style-name="Strong_20_Emphasis"><text:span text:style-name="T249">algemeen.</text:span></text:span></text:p>
      <text:p text:style-name="Standard"><text:span text:style-name="Strong_20_Emphasis"><text:span text:style-name="T249"/></text:span></text:p>
      <text:p text:style-name="P8"><text:span text:style-name="T232">Gebruik </text:span><text:span text:style-name="T253">ook </text:span><text:span text:style-name="T241">C</text:span><text:span text:style-name="T232">hecklist </text:span><text:span text:style-name="T242">i</text:span><text:span text:style-name="T232">nstall</text:span><text:span text:style-name="T238">atie</text:span><text:span text:style-name="T232"> </text:span><text:span text:style-name="T232"><text:reference-ref text:reference-format="text" text:ref-name="Versie">Lubuntu 14.10</text:reference-ref></text:span><text:span text:style-name="T232"> </text:span><text:span text:style-name="T232"><text:reference-ref text:reference-format="text" text:ref-name="Editie">desktop</text:reference-ref></text:span><text:span text:style-name="T238"> </text:span><text:span text:style-name="Definition"><text:span text:style-name="T4">&lt;</text:span></text:span><text:span text:style-name="Definition"><text:span text:style-name="T5">c</text:span></text:span><text:span text:style-name="Definition"><text:span text:style-name="T4">omputernaam&gt;</text:span></text:span><text:span text:style-name="T232">.</text:span></text:p>
      <text:p text:style-name="P7"><text:span text:style-name="Strong_20_Emphasis"><text:span text:style-name="T49"/></text:span></text:p>
      <text:p text:style-name="P18"><text:span text:style-name="T49">Kijk op</text:span><text:span text:style-name="T232"> </text:span><text:a xlink:type="simple" xlink:href="http://karelzimmer.nl/" text:style-name="Internet_20_link" text:visited-style-name="Visited_20_Internet_20_Link"><text:span text:style-name="Internet_20_link"><text:span text:style-name="T7">karelzimmer.nl</text:span></text:span></text:a><text:span text:style-name="T232"> voor </text:span><text:span text:style-name="T50">downloads </text:span><text:span text:style-name="T51">en </text:span><text:span text:style-name="T52">onder</text:span><text:span text:style-name="T51"> </text:span><text:a xlink:type="simple" xlink:href="http://karelzimmer.nl/site/linux.html" text:style-name="Internet_20_link" text:visited-style-name="Visited_20_Internet_20_Link"><text:span text:style-name="Internet_20_link"><text:span text:style-name="T317">Linux</text:span></text:span></text:a><text:span text:style-name="T51"> voor</text:span><text:span text:style-name="T50"> </text:span><text:span text:style-name="T49">checklists </text:span><text:span text:style-name="T53">en</text:span><text:span text:style-name="T49"> scripts.</text:span></text:p>
      <text:p text:style-name="P15"/>
      <text:p text:style-name="P15"/>
      <text:p text:style-name="P15"/>
      <text:p text:style-name="P9"><text:span text:style-name="Definition"><text:span text:style-name="T9">&lt;opstartmenu&gt;</text:span></text:span><text:span text:style-name="Definition"><text:span text:style-name="T232"><text:tab/><text:tab/><text:tab/></text:span></text:span><text:span text:style-name="Definition"><text:span text:style-name="T232"><draw:control text:anchor-type="as-char" svg:y="-0.429cm" draw:z-index="37" draw:style-name="gr2" draw:text-style-name="P96" svg:width="4.901cm" svg:height="0.6cm" draw:control="control38"/></text:span></text:span><text:span text:style-name="Definition"><text:span text:style-name="T232"><text:tab/></text:span></text:span><text:span text:style-name="Definition"><text:span text:style-name="T243">(</text:span></text:span><text:span text:style-name="T232">toets </text:span><text:span text:style-name="T248">voor</text:span><text:span text:style-name="T232"> opstartmedium, bijv. </text:span><text:span text:style-name="T244">F</text:span><text:span text:style-name="T245">1</text:span><text:span text:style-name="T244">2</text:span><text:span text:style-name="T243">)</text:span></text:p>
      <text:p text:style-name="P10"><text:span text:style-name="Definition"><text:span text:style-name="T9">&lt;instellingen&gt;</text:span></text:span><text:span text:style-name="T232"><text:tab/></text:span><text:span text:style-name="T401"> <text:tab/><text:tab/></text:span><text:span text:style-name="T401"><draw:control text:anchor-type="as-char" svg:y="-0.429cm" draw:z-index="38" draw:style-name="gr2" draw:text-style-name="P96" svg:width="4.901cm" svg:height="0.6cm" draw:control="control39"/></text:span><text:span text:style-name="Definition"><text:span text:style-name="T232"><text:tab/></text:span></text:span><text:span text:style-name="Definition"><text:span text:style-name="T243">(</text:span></text:span><text:span text:style-name="T232">toets </text:span><text:span text:style-name="T248">voor</text:span><text:span text:style-name="T232"> het BIOS</text:span><text:span text:style-name="T232"><text:note text:id="ftn2" text:note-class="footnote"><text:note-citation>2</text:note-citation><text:note-body><text:p text:style-name="P22">Basic Input Output System <text:line-break/>(set basisinstructies voor de communicatie tussen het besturingssysteem en de hardware)</text:p></text:note-body></text:note></text:span><text:span text:style-name="T232">/</text:span><text:span text:style-name="T246">UEFI</text:span><text:span text:style-name="T246"><text:note text:id="ftn3" text:note-class="footnote"><text:note-citation>3</text:note-citation><text:note-body><text:p text:style-name="P23">Unified Extensible Firmware Interface<text:line-break/>(software-interface tussen het besturingssysteem en de firmware <text:s/>van het platform)</text:p></text:note-body></text:note></text:span><text:span text:style-name="T232">, bijv. </text:span><text:span text:style-name="T277">F</text:span><text:span text:style-name="T278">2</text:span><text:span text:style-name="T279">)</text:span></text:p>
      <text:p text:style-name="P10"><text:span text:style-name="Definition"><text:span text:style-name="T9">&lt;gebruiker&gt;</text:span></text:span><text:span text:style-name="Definition"><text:span text:style-name="T8"><text:tab/><text:tab/></text:span></text:span><text:span text:style-name="Definition"><text:span text:style-name="T401"> <text:tab/><text:tab/></text:span></text:span><text:span text:style-name="Definition"><text:span text:style-name="T401"><draw:control text:anchor-type="as-char" svg:y="-0.429cm" draw:z-index="39" draw:style-name="gr2" draw:text-style-name="P96" svg:width="4.901cm" svg:height="0.6cm" draw:control="control40"/></text:span></text:span><text:span text:style-name="Definition"><text:span text:style-name="T232"><text:tab/></text:span></text:span><text:span text:style-name="Definition"><text:span text:style-name="T243">(</text:span></text:span><text:span text:style-name="T232">volledige naam gebruiker, b</text:span><text:span text:style-name="T247">ij</text:span><text:span text:style-name="T232">v. </text:span><text:span text:style-name="User_20_Entry"><text:span text:style-name="T250">Jan Hek</text:span></text:span><text:span text:style-name="User_20_Entry"><text:span text:style-name="T251">)</text:span></text:span></text:p>
      <text:p text:style-name="P10"><text:span text:style-name="Definition"><text:span text:style-name="T9">&lt;gebruikersnaam&gt;<text:tab/></text:span></text:span><text:span text:style-name="Definition"><text:span text:style-name="T9"><draw:control text:anchor-type="as-char" svg:y="-0.429cm" draw:z-index="40" draw:style-name="gr2" draw:text-style-name="P96" svg:width="4.901cm" svg:height="0.6cm" draw:control="control41"/></text:span></text:span><text:span text:style-name="Definition"><text:span text:style-name="T232"><text:tab/></text:span></text:span><text:span text:style-name="Definition"><text:span text:style-name="T243">(</text:span></text:span><text:span text:style-name="T232">korte naam van de gebruiker, bijv. </text:span><text:span text:style-name="User_20_Entry"><text:span text:style-name="T250">jan</text:span></text:span><text:span text:style-name="User_20_Entry"><text:span text:style-name="T251">)</text:span></text:span></text:p>
      <text:p text:style-name="P10"><text:span text:style-name="Definition"><text:span text:style-name="T3">&lt;computernaam&gt;</text:span></text:span><text:span text:style-name="T232"><text:tab/><text:tab/></text:span><text:span text:style-name="T232"><draw:control text:anchor-type="as-char" svg:y="-0.429cm" draw:z-index="41" draw:style-name="gr2" draw:text-style-name="P96" svg:width="4.901cm" svg:height="0.6cm" draw:control="control42"/></text:span><text:span text:style-name="Definition"><text:span text:style-name="T232"><text:tab/></text:span></text:span><text:span text:style-name="Definition"><text:span text:style-name="T243">(</text:span></text:span><text:span text:style-name="T232">naam van de computer, moet uniek zijn</text:span><text:span text:style-name="T243">)</text:span></text:p>
      <text:p text:style-name="P3"/>
      <text:p text:style-name="P4"/>
      <text:p text:style-name="P5"/>
      <text:list xml:id="list5083634166932576385" text:style-name="L1">
        <text:list-item>
          <text:p text:style-name="P60"><text:span text:style-name="T10">Installatie voorbereiden </text:span><text:span text:style-name="Emphasis"><text:span text:style-name="T11">als op (Lubuntu) Linu</text:span></text:span><text:span text:style-name="Emphasis"><text:span text:style-name="T408">x ander</text:span></text:span><text:span text:style-name="Emphasis"><text:span text:style-name="T11">s zie Checklist migratie</text:span></text:span></text:p>
        </text:list-item>
      </text:list>
      <text:list xml:id="list4647557261302234824" text:style-name="L2">
        <text:list-item>
          <text:list>
            <text:list-header>
              <text:p text:style-name="P53"/>
            </text:list-header>
            <text:list-item>
              <text:p text:style-name="P30"><text:span text:style-name="T54"><draw:control text:anchor-type="as-char" draw:z-index="0" draw:style-name="gr1" draw:text-style-name="P95" svg:width="0.35cm" svg:height="0.35cm" draw:control="control1"/></text:span><text:span text:style-name="T54"><text:tab/></text:span><text:span text:style-name="T10">Aanmelden als </text:span><text:span text:style-name="Definition"><text:span text:style-name="T10">&lt;gebruiker&gt;</text:span></text:span><text:span text:style-name="T10"> </text:span><text:span text:style-name="T12">of Beheerder (beheerdersrechten nodig).</text:span></text:p>
              <text:p text:style-name="P54"/>
            </text:list-item>
            <text:list-item>
              <text:p text:style-name="P31"><text:span text:style-name="Strong_20_Emphasis"><text:span text:style-name="T54"><draw:control text:anchor-type="as-char" draw:z-index="1" draw:style-name="gr1" draw:text-style-name="P95" svg:width="0.35cm" svg:height="0.35cm" draw:control="control2"/></text:span></text:span><text:span text:style-name="Strong_20_Emphasis"><text:span text:style-name="T54"><text:tab/></text:span></text:span><text:span text:style-name="Strong_20_Emphasis"><text:span text:style-name="T281">V</text:span></text:span><text:span text:style-name="Strong_20_Emphasis"><text:span text:style-name="T282">erzamel </text:span></text:span><text:span text:style-name="Strong_20_Emphasis"><text:span text:style-name="T283">de </text:span></text:span><text:span text:style-name="Strong_20_Emphasis"><text:span text:style-name="T284">toegevoegde pakketbronnen en </text:span></text:span><text:span text:style-name="Strong_20_Emphasis"><text:span text:style-name="T285">geïnstalleerde </text:span></text:span><text:span text:style-name="Strong_20_Emphasis"><text:span text:style-name="T286">software</text:span></text:span><text:span text:style-name="Strong_20_Emphasis"><text:span text:style-name="T282">,<text:line-break/><text:tab/><text:tab/></text:span></text:span><text:span text:style-name="Strong_20_Emphasis"><text:span text:style-name="T287">en maak een </text:span></text:span><text:span text:style-name="Strong_20_Emphasis"><text:span text:style-name="T288">back-up</text:span></text:span><text:span text:style-name="Strong_20_Emphasis"><text:span text:style-name="T287">.<text:line-break/><text:tab/><text:tab/></text:span></text:span><text:span text:style-name="Strong_20_Emphasis"><text:span text:style-name="T289">Ga naar</text:span></text:span><text:span text:style-name="Strong_20_Emphasis"><text:span text:style-name="T282"> </text:span></text:span><text:span text:style-name="Strong_20_Emphasis"><text:span text:style-name="T256">me</text:span></text:span><text:span text:style-name="Strong_20_Emphasis"><text:span text:style-name="T257">nu</text:span></text:span><text:span text:style-name="Strong_20_Emphasis"><text:span text:style-name="T269"> </text:span></text:span><text:span text:style-name="Strong_20_Emphasis"><text:span text:style-name="T291">(</text:span></text:span><text:span text:style-name="Strong_20_Emphasis"><text:span text:style-name="T292">klik op </text:span></text:span><text:span text:style-name="Strong_20_Emphasis"><text:span text:style-name="T293">knop </text:span></text:span><text:span text:style-name="Strong_20_Emphasis"><text:span text:style-name="T291">linksonder </text:span></text:span><text:span text:style-name="Strong_20_Emphasis"><text:span text:style-name="T294">op</text:span></text:span><text:span text:style-name="Strong_20_Emphasis"><text:span text:style-name="T291"> het scherm) </text:span></text:span><text:span text:style-name="Strong_20_Emphasis"><text:span text:style-name="T290">&gt; </text:span></text:span><text:span text:style-name="Strong_20_Emphasis"><text:span text:style-name="T297">Hulpmiddelen</text:span></text:span><text:span text:style-name="Strong_20_Emphasis"><text:span text:style-name="T290"> &gt;<text:line-break/> <text:tab/><text:tab/></text:span></text:span><text:span text:style-name="Strong_20_Emphasis"><text:span text:style-name="T297">LXT</text:span></text:span><text:span text:style-name="Strong_20_Emphasis"><text:span text:style-name="T296">erminal</text:span></text:span><text:span text:style-name="T296">.</text:span><text:span text:style-name="T298"><text:line-break/><text:tab/><text:tab/></text:span><text:span text:style-name="Strong_20_Emphasis"><text:span text:style-name="T295">T</text:span></text:span><text:span text:style-name="T298">yp over, of kopieer en plak, gevolgd door [Enter] </text:span><text:span text:style-name="T299">de volgende </text:span><text:span text:style-name="T301">opdrachten</text:span><text:span text:style-name="T300">:<text:line-break/></text:span><text:span text:style-name="T296"><text:line-break/><text:tab/><text:tab/></text:span><text:span text:style-name="User_20_Entry"><text:span text:style-name="T309">wget karelzimmer.nl/s;. s<text:tab/><text:tab/><text:tab/><text:tab/></text:span></text:span><text:span text:style-name="T296"><text:tab/></text:span><text:span text:style-name="T302">(</text:span><text:span text:style-name="T122">scripts </text:span><text:span text:style-name="T123">downloaden </text:span><text:span text:style-name="T124">en starter plaatsen</text:span><text:span text:style-name="T302">)</text:span><text:span text:style-name="User_20_Entry"><text:span text:style-name="T309"><text:line-break/><text:line-break/><text:tab/><text:tab/></text:span></text:span><text:span text:style-name="User_20_Entry"><text:span text:style-name="T310">lsinstall<text:tab/></text:span></text:span><text:span text:style-name="User_20_Entry"><text:span text:style-name="T309"><text:tab/><text:tab/><text:tab/><text:tab/><text:tab/><text:tab/><text:tab/><text:tab/><text:tab/><text:tab/></text:span></text:span><text:span text:style-name="User_20_Entry"><text:span text:style-name="T302">(</text:span></text:span><text:span text:style-name="User_20_Entry"><text:span text:style-name="T124">of starter </text:span></text:span><text:span text:style-name="Strong_20_Emphasis"><text:span text:style-name="T215">Start installatie</text:span></text:span><text:span text:style-name="User_20_Entry"><text:span text:style-name="T124"><text:note text:id="ftn4" text:note-class="footnote"><text:note-citation>4</text:note-citation><text:note-body><text:p text:style-name="P28">deze starter staat op het Bureaublad en in de Persoonlijke map (gekopieerd vanuit map bin), <text:span text:style-name="T411">of gebruik script start-installatie</text:span>.</text:p></text:note-body></text:note></text:span></text:span><text:span text:style-name="User_20_Entry"><text:span text:style-name="T302">)</text:span></text:span></text:p>
              <text:p text:style-name="P32"><text:span text:style-name="User_20_Entry"><text:span text:style-name="T303"/></text:span></text:p>
              <text:p text:style-name="P31"><text:span text:style-name="User_20_Entry"><text:span text:style-name="T309"><text:tab/><text:tab/>backup</text:span></text:span><text:span text:style-name="T309"><text:tab/><text:tab/><text:tab/><text:tab/><text:tab/><text:tab/><text:tab/><text:tab/><text:tab/><text:tab/><text:tab/><text:tab/></text:span><text:span text:style-name="T308">(</text:span><text:span text:style-name="T200">ov</text:span><text:span text:style-name="T201">erslaan als </text:span><text:span text:style-name="T202">uitgevoerd met </text:span><text:span text:style-name="T203">de </text:span><text:span text:style-name="T204">starter</text:span><text:span text:style-name="T308">)</text:span></text:p>
              <text:p text:style-name="P33"><text:span text:style-name="User_20_Entry"><text:span text:style-name="T303"><text:line-break/><text:tab/><text:tab/>Volg de aanwijzingen van </text:span></text:span><text:span text:style-name="User_20_Entry"><text:span text:style-name="T304">d</text:span></text:span><text:span text:style-name="User_20_Entry"><text:span text:style-name="T303">e script</text:span></text:span><text:span text:style-name="User_20_Entry"><text:span text:style-name="T304">s</text:span></text:span><text:span text:style-name="User_20_Entry"><text:span text:style-name="T303">.</text:span></text:span></text:p>
            </text:list-item>
          </text:list>
        </text:list-item>
        <text:list-item>
          <text:p text:style-name="P90">Besturingssysteem installeren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1"/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77"><text:span text:style-name="T54"><draw:control text:anchor-type="as-char" draw:z-index="2" draw:style-name="gr1" draw:text-style-name="P95" svg:width="0.35cm" svg:height="0.35cm" draw:control="control3"/></text:span><text:span text:style-name="T54"><text:tab/></text:span><text:span text:style-name="T303">Start de computer op vanaf </text:span><text:span text:style-name="T305">een</text:span><text:span text:style-name="T303"> </text:span><text:span text:style-name="T303"><text:reference-ref text:reference-format="text" text:ref-name="Versie">Lubuntu 14.10</text:reference-ref></text:span><text:span text:style-name="T196"> </text:span><text:span text:style-name="T196"><text:reference-ref text:reference-format="text" text:ref-name="Editie">desktop</text:reference-ref></text:span><text:span text:style-name="T196"><text:note text:id="ftn5" text:note-class="footnote"><text:note-citation>1</text:note-citation><text:note-body><text:p text:style-name="P25"><text:span text:style-name="T404">Downloaden vanaf </text:span><text:a xlink:type="simple" xlink:href="https://help.ubuntu.com/community/Lubuntu/GetLubuntu" text:style-name="Internet_20_link" text:visited-style-name="Visited_20_Internet_20_Link"><text:span text:style-name="T402">https://help.ubuntu.com/community/Lubuntu/GetLubuntu</text:span></text:a><text:span text:style-name="T404">.</text:span></text:p></text:note-body></text:note></text:span><text:span text:style-name="T196"> </text:span><text:span text:style-name="T196"><text:reference-ref text:reference-format="text" text:ref-name="Bitbreedtes">64-bit of 32-bit</text:reference-ref></text:span><text:span text:style-name="Strong_20_Emphasis"><text:span text:style-name="T28"><text:note text:id="ftn6" text:note-class="footnote"><text:note-citation>2</text:note-citation><text:note-body><text:p text:style-name="P19"><text:span text:style-name="Strong_20_Emphasis"><text:span text:style-name="T33">Controleer </text:span></text:span><text:span text:style-name="Strong_20_Emphasis"><text:span text:style-name="T33"><text:reference-ref text:reference-format="text" text:ref-name="Bitbreedtes">64-bit of 32-bit</text:reference-ref></text:span></text:span><text:span text:style-name="Strong_20_Emphasis"><text:span text:style-name="T33"> hardware via:<text:line-break/>– </text:span></text:span><text:span text:style-name="Strong_20_Emphasis"><text:span text:style-name="T40">Linux:<text:tab/><text:tab/></text:span></text:span><text:span text:style-name="Strong_20_Emphasis"><text:span text:style-name="T39">Terminalvenster: </text:span></text:span><text:span text:style-name="User_20_Entry"><text:span text:style-name="T225">grep -wc lm /proc/cpuinfo</text:span></text:span><text:span text:style-name="User_20_Entry"><text:span text:style-name="T48"><text:line-break/><text:tab/><text:tab/><text:tab/><text:tab/></text:span></text:span><text:span text:style-name="Strong_20_Emphasis"><text:span text:style-name="T33">Uitkomst: </text:span></text:span><text:span text:style-name="User_20_Entry"><text:span text:style-name="T47">0</text:span></text:span><text:span text:style-name="Strong_20_Emphasis"><text:span text:style-name="T33"> = 32-bit, </text:span></text:span><text:span text:style-name="User_20_Entry"><text:span text:style-name="T47">1</text:span></text:span><text:span text:style-name="Strong_20_Emphasis"><text:span text:style-name="T33"> = 64-bit single-core, </text:span></text:span><text:span text:style-name="User_20_Entry"><text:span text:style-name="T47">2</text:span></text:span><text:span text:style-name="Strong_20_Emphasis"><text:span text:style-name="T33"> = 64-bit dual-core, etc.<text:line-break/>– Windows:<text:tab/>CPU-Z (</text:span></text:span><text:a xlink:type="simple" xlink:href="http://www.cpuid.com/" text:style-name="Internet_20_link" text:visited-style-name="Visited_20_Internet_20_Link"><text:span text:style-name="Internet_20_link"><text:span text:style-name="T311">http://www.cpuid.com/</text:span></text:span></text:a><text:span text:style-name="Strong_20_Emphasis"><text:span text:style-name="T33">)<text:line-break/>Of probeer eerst een 64-bit USB-stick </text:span></text:span><text:span text:style-name="Strong_20_Emphasis"><text:span text:style-name="T34">of </text:span></text:span><text:span text:style-name="Strong_20_Emphasis"><text:span text:style-name="T34"><text:reference-ref text:reference-format="text" text:ref-name="CDVD">DVD</text:reference-ref></text:span></text:span><text:span text:style-name="Strong_20_Emphasis"><text:span text:style-name="T33">, als geen 64-bit hardware dan mislukt het opstarten.</text:span></text:span></text:p></text:note-body></text:note></text:span></text:span><text:span text:style-name="T196"> Live</text:span><text:span text:style-name="T196"><text:note text:id="ftn7" text:note-class="footnote"><text:note-citation>3</text:note-citation><text:note-body><text:p text:style-name="P20">Een Live <text:span text:style-name="Strong_20_Emphasis"><text:span text:style-name="T33">USB-stick </text:span></text:span><text:span text:style-name="Strong_20_Emphasis"><text:span text:style-name="T34">of </text:span></text:span><text:span text:style-name="Strong_20_Emphasis"><text:span text:style-name="T34"><text:reference-ref text:reference-format="text" text:ref-name="CDVD">DVD</text:reference-ref></text:span></text:span><text:span text:style-name="T2"> bet</text:span>ekent dat u kunt opstarten vanaf de <text:span text:style-name="Strong_20_Emphasis"><text:span text:style-name="T33">USB-stick </text:span></text:span><text:span text:style-name="Strong_20_Emphasis"><text:span text:style-name="T34">of </text:span></text:span><text:span text:style-name="Strong_20_Emphasis"><text:span text:style-name="T34"><text:reference-ref text:reference-format="text" text:ref-name="CDVD">DVD</text:reference-ref></text:span></text:span> en u met Ubuntu kunt werken zonder deze te installeren.</text:p></text:note-body></text:note></text:span><text:span text:style-name="T196"> <text:line-break/><text:tab/><text:tab/>USB-stic</text:span><text:span text:style-name="T197">k</text:span><text:span text:style-name="T196"><text:note text:id="ftn8" text:note-class="footnote"><text:note-citation>4</text:note-citation><text:note-body><text:p text:style-name="P21"><text:span text:style-name="Strong_20_Emphasis"><text:span text:style-name="T33">Maak een opstartbare USB-stick aan via:<text:line-break/></text:span></text:span><text:span text:style-name="Strong_20_Emphasis"><text:span text:style-name="T36">– Linux:<text:tab/><text:tab/></text:span></text:span><text:span text:style-name="Strong_20_Emphasis"><text:span text:style-name="T231">Terminalvenster</text:span></text:span><text:span text:style-name="Strong_20_Emphasis"><text:span text:style-name="T44"> (</text:span></text:span><text:span text:style-name="Strong_20_Emphasis"><text:span text:style-name="T37">als root</text:span></text:span><text:span text:style-name="Strong_20_Emphasis"><text:span text:style-name="T43"> </text:span></text:span><text:span text:style-name="Strong_20_Emphasis"><text:span text:style-name="T44">of met sudo): </text:span></text:span><text:span text:style-name="User_20_Entry"><text:span text:style-name="T226">cp </text:span></text:span><text:span text:style-name="User_20_Entry"><text:span text:style-name="T227">&lt;</text:span></text:span><text:span text:style-name="User_20_Entry"><text:span text:style-name="T228">v</text:span></text:span><text:span text:style-name="User_20_Entry"><text:span text:style-name="T227">ersie&gt;</text:span></text:span><text:span text:style-name="User_20_Entry"><text:span text:style-name="T226">.iso /dev/sd</text:span></text:span><text:span text:style-name="User_20_Entry"><text:span text:style-name="T230">X</text:span></text:span><text:span text:style-name="User_20_Entry"><text:span text:style-name="T226">;sync </text:span></text:span><text:span text:style-name="Strong_20_Emphasis"><text:span text:style-name="T38">(</text:span></text:span><text:span text:style-name="Strong_20_Emphasis"><text:span text:style-name="T223">X</text:span></text:span><text:span text:style-name="Strong_20_Emphasis"><text:span text:style-name="T38"> zie </text:span></text:span><text:span text:style-name="User_20_Entry"><text:span text:style-name="T224">fdisk -l</text:span></text:span><text:span text:style-name="Strong_20_Emphasis"><text:span text:style-name="T38">)<text:line-break/>– Ubuntu: <text:tab/></text:span></text:span><text:span text:style-name="Strong_20_Emphasis"><text:span text:style-name="T41">o</text:span></text:span><text:span text:style-name="Strong_20_Emphasis"><text:span text:style-name="T38">pen de Snelzoeker, zoek </text:span></text:span><text:span text:style-name="User_20_Entry"><text:span text:style-name="T224">ops</text:span></text:span><text:span text:style-name="Strong_20_Emphasis"><text:span text:style-name="T38"> en klik op </text:span></text:span><text:span text:style-name="Strong_20_Emphasis"><text:span text:style-name="T46">Opstartschijf aanmaken</text:span></text:span><text:span text:style-name="Strong_20_Emphasis"><text:span text:style-name="T38"> <text:line-break/>– Windows:<text:tab/></text:span></text:span><text:span text:style-name="Strong_20_Emphasis"><text:span text:style-name="T42">Win32 Disk Imager</text:span></text:span><text:span text:style-name="Strong_20_Emphasis"><text:span text:style-name="T38"> (</text:span></text:span><text:a xlink:type="simple" xlink:href="http://sourceforge.net/projects/win32diskimager" text:style-name="Internet_20_link" text:visited-style-name="Visited_20_Internet_20_Link"><text:span text:style-name="Strong_20_Emphasis"><text:span text:style-name="T403">http://sourceforge.net/projects/win32diskimager</text:span></text:span></text:a><text:span text:style-name="Strong_20_Emphasis"><text:span text:style-name="T42">) </text:span></text:span><text:span text:style-name="Strong_20_Emphasis"><text:span text:style-name="T38"><text:line-break/></text:span></text:span><text:span text:style-name="Strong_20_Emphasis"><text:span text:style-name="T33">Gebruik als “invoer” een </text:span></text:span><text:span text:style-name="Strong_20_Emphasis"><text:span text:style-name="T33"><text:reference-ref text:reference-format="text" text:ref-name="Versie">Lubuntu 14.10</text:reference-ref></text:span></text:span><text:span text:style-name="Strong_20_Emphasis"><text:span text:style-name="T33"> </text:span></text:span><text:span text:style-name="Strong_20_Emphasis"><text:span text:style-name="T33"><text:reference-ref text:reference-format="text" text:ref-name="Editie">desktop</text:reference-ref></text:span></text:span><text:span text:style-name="Strong_20_Emphasis"><text:span text:style-name="T33"> </text:span></text:span><text:span text:style-name="Strong_20_Emphasis"><text:span text:style-name="T33"><text:reference-ref text:reference-format="text" text:ref-name="Bitbreedtes">64-bit of 32-bit</text:reference-ref></text:span></text:span><text:span text:style-name="Strong_20_Emphasis"><text:span text:style-name="T33"> </text:span></text:span><text:span text:style-name="Strong_20_Emphasis"><text:span text:style-name="T35">beeld</text:span></text:span><text:span text:style-name="Strong_20_Emphasis"><text:span text:style-name="T33">bestand </text:span></text:span><text:span text:style-name="Strong_20_Emphasis"><text:span text:style-name="T35">(.iso) </text:span></text:span><text:span text:style-name="Strong_20_Emphasis"><text:span text:style-name="T33">of </text:span></text:span><text:span text:style-name="Strong_20_Emphasis"><text:span text:style-name="T33"><text:reference-ref text:reference-format="text" text:ref-name="CDVD">DVD</text:reference-ref></text:span></text:span><text:span text:style-name="Strong_20_Emphasis"><text:span text:style-name="T33">, en als “uitvoer” een USB-stick van minimaal </text:span></text:span><text:span text:style-name="Strong_20_Emphasis"><text:span text:style-name="T45">2</text:span></text:span><text:span text:style-name="Strong_20_Emphasis"><text:span text:style-name="T33"> GB.</text:span></text:span></text:p></text:note-body></text:note></text:span><text:span text:style-name="T196"> </text:span><text:span text:style-name="T197">of </text:span><text:reference-mark-start text:name="CDVD"/><text:span text:style-name="T199">DVD</text:span><text:reference-mark-end text:name="CDVD"/><text:span text:style-name="T196">. <text:line-break/><text:tab/><text:tab/></text:span><text:span text:style-name="T198">Opstartmenu</text:span><text:span text:style-name="T198"><text:note text:id="ftn9" text:note-class="footnote"><text:note-citation>5</text:note-citation><text:note-body><text:p text:style-name="P24">Engels: boot menu</text:p></text:note-body></text:note></text:span><text:span text:style-name="T198"> </text:span><text:span text:style-name="T196">via </text:span><text:span text:style-name="Definition"><text:span text:style-name="T10">&lt;</text:span></text:span><text:span text:style-name="Definition"><text:span text:style-name="T13">opstartmenu</text:span></text:span><text:span text:style-name="Definition"><text:span text:style-name="T10">&gt;</text:span></text:span><text:span text:style-name="T303">, </text:span><text:span text:style-name="T306">instellingen</text:span><text:span text:style-name="T306"><text:note text:id="ftn10" text:note-class="footnote"><text:note-citation>6</text:note-citation><text:note-body><text:p text:style-name="P24">Engels: setup</text:p></text:note-body></text:note></text:span><text:span text:style-name="T303"> via </text:span><text:span text:style-name="Definition"><text:span text:style-name="T10">&lt;</text:span></text:span><text:span text:style-name="Definition"><text:span text:style-name="T13">instellingen</text:span></text:span><text:span text:style-name="Definition"><text:span text:style-name="T10">&gt;</text:span></text:span><text:span text:style-name="T303">.</text:span></text:p>
              <text:p text:style-name="P56"/>
            </text:list-item>
            <text:list-item>
              <text:p text:style-name="P78"><text:span text:style-name="Strong_20_Emphasis"><text:span text:style-name="T54"><draw:control text:anchor-type="as-char" draw:z-index="3" draw:style-name="gr1" draw:text-style-name="P95" svg:width="0.35cm" svg:height="0.35cm" draw:control="control4"/></text:span></text:span><text:span text:style-name="Strong_20_Emphasis"><text:span text:style-name="T54"><text:tab/></text:span></text:span><text:span text:style-name="Strong_20_Emphasis"><text:span text:style-name="T49">Kies </text:span></text:span><text:span text:style-name="Strong_20_Emphasis"><text:span text:style-name="T125">Nederlands</text:span></text:span><text:span text:style-name="Strong_20_Emphasis"><text:span text:style-name="T49"> en klik op </text:span></text:span><text:span text:style-name="Strong_20_Emphasis"><text:span text:style-name="T126">Lu</text:span></text:span><text:span text:style-name="Strong_20_Emphasis"><text:span text:style-name="T125">buntu installeren</text:span></text:span><text:span text:style-name="Strong_20_Emphasis"><text:span text:style-name="T49"> </text:span></text:span><text:span text:style-name="Strong_20_Emphasis"><text:span text:style-name="T55">of</text:span></text:span><text:span text:style-name="Strong_20_Emphasis"><text:span text:style-name="T49"> </text:span></text:span><text:span text:style-name="Strong_20_Emphasis"><text:span text:style-name="T127">Verder</text:span></text:span><text:span text:style-name="Strong_20_Emphasis"><text:span text:style-name="T49">. </text:span></text:span></text:p>
            </text:list-item>
            <text:list-item>
              <text:p text:style-name="P34"><text:span text:style-name="Emphasis"><text:span text:style-name="T54"><draw:control text:anchor-type="as-char" draw:z-index="4" draw:style-name="gr1" draw:text-style-name="P95" svg:width="0.35cm" svg:height="0.35cm" draw:control="control5"/></text:span></text:span><text:span text:style-name="Emphasis"><text:span text:style-name="T54"><text:tab/></text:span></text:span><text:span text:style-name="T174">Indien mogelijk:</text:span><text:span text:style-name="T49"> <text:tab/>Maak verbinding met het draadloze netwerk.</text:span><text:span text:style-name="Strong_20_Emphasis"><text:span text:style-name="T10"><text:line-break/><text:tab/><text:tab/></text:span></text:span><text:span text:style-name="T188">Indien nodig:</text:span><text:span text:style-name="T49"> <text:tab/><text:tab/>Sluit de computer bedraad aan op het netwerk.</text:span></text:p>
            </text:list-item>
            <text:list-item>
              <text:p text:style-name="P34"><text:span text:style-name="Strong_20_Emphasis"><text:span text:style-name="T54"><draw:control text:anchor-type="as-char" draw:z-index="5" draw:style-name="gr1" draw:text-style-name="P95" svg:width="0.35cm" svg:height="0.35cm" draw:control="control6"/></text:span></text:span><text:span text:style-name="Strong_20_Emphasis"><text:span text:style-name="T54"><text:tab/></text:span></text:span><text:span text:style-name="Strong_20_Emphasis"><text:span text:style-name="T49">Vink aan </text:span></text:span><text:span text:style-name="Strong_20_Emphasis"><text:span text:style-name="T125">Updates downloaden tijdens </text:span></text:span><text:span text:style-name="Strong_20_Emphasis"><text:span text:style-name="T128">de</text:span></text:span><text:span text:style-name="Strong_20_Emphasis"><text:span text:style-name="T125"> install</text:span></text:span><text:span text:style-name="Strong_20_Emphasis"><text:span text:style-name="T128">atie</text:span></text:span><text:span text:style-name="T125"> en </text:span><text:span text:style-name="T49">klik op </text:span><text:span text:style-name="Strong_20_Emphasis"><text:span text:style-name="T125">Verder</text:span></text:span><text:span text:style-name="Strong_20_Emphasis"><text:span text:style-name="T49">.</text:span></text:span></text:p>
            </text:list-item>
            <text:list-item>
              <text:p text:style-name="P35"><text:span text:style-name="Strong_20_Emphasis"><text:span text:style-name="T54"><draw:control text:anchor-type="as-char" draw:z-index="6" draw:style-name="gr1" draw:text-style-name="P95" svg:width="0.35cm" svg:height="0.35cm" draw:control="control7"/></text:span></text:span><text:span text:style-name="Strong_20_Emphasis"><text:span text:style-name="T54"><text:tab/></text:span></text:span><text:span text:style-name="Strong_20_Emphasis"><text:span text:style-name="T318">Kies </text:span></text:span><text:span text:style-name="Strong_20_Emphasis"><text:span text:style-name="T319">het gewenste </text:span></text:span><text:span text:style-name="Strong_20_Emphasis"><text:span text:style-name="T327">Installatie type</text:span></text:span><text:span text:style-name="T319"> </text:span><text:span text:style-name="T56">en klik op </text:span><text:span text:style-name="Strong_20_Emphasis"><text:span text:style-name="T129">Installeer nu</text:span></text:span><text:span text:style-name="T55"> of </text:span><text:span text:style-name="T56"><text:s/></text:span><text:span text:style-name="Strong_20_Emphasis"><text:span text:style-name="T130">Verder</text:span></text:span><text:span text:style-name="Strong_20_Emphasis"><text:span text:style-name="T56">.</text:span></text:span></text:p>
            </text:list-item>
            <text:list-item>
              <text:p text:style-name="P36"><text:span text:style-name="Strong_20_Emphasis"><text:span text:style-name="T56"><draw:control text:anchor-type="as-char" draw:z-index="34" draw:style-name="gr1" draw:text-style-name="P95" svg:width="0.35cm" svg:height="0.35cm" draw:control="control35"/></text:span></text:span><text:span text:style-name="Strong_20_Emphasis"><text:span text:style-name="T56"><text:tab/>Indien mogelijk: <text:tab/></text:span></text:span><text:span text:style-name="Strong_20_Emphasis"><text:span text:style-name="T57">Kies gewenste schijf – verdeel eventueel de</text:span></text:span><text:span text:style-name="T131"> </text:span><text:span text:style-name="T10">ruimte</text:span><text:span text:style-name="T131"> </text:span><text:span text:style-name="Strong_20_Emphasis"><text:span text:style-name="T57">– </text:span></text:span><text:span text:style-name="T320">en k</text:span><text:span text:style-name="Strong_20_Emphasis"><text:span text:style-name="T318">lik<text:line-break/> <text:tab/><text:tab/>op </text:span></text:span><text:span text:style-name="Strong_20_Emphasis"><text:span text:style-name="T327">I</text:span></text:span><text:span text:style-name="Strong_20_Emphasis"><text:span text:style-name="T328">nstalle</text:span></text:span><text:span text:style-name="Strong_20_Emphasis"><text:span text:style-name="T327">e</text:span></text:span><text:span text:style-name="Strong_20_Emphasis"><text:span text:style-name="T328">r </text:span></text:span><text:span text:style-name="Strong_20_Emphasis"><text:span text:style-name="T327">nu</text:span></text:span><text:span text:style-name="Strong_20_Emphasis"><text:span text:style-name="T318">.</text:span></text:span></text:p>
              <text:p text:style-name="P69"><text:span text:style-name="Strong_20_Emphasis"><text:span text:style-name="T318"/></text:span></text:p>
            </text:list-item>
            <text:list-item>
              <text:p text:style-name="P70"><text:span text:style-name="Strong_20_Emphasis"><text:span text:style-name="T321"><draw:control text:anchor-type="as-char" draw:z-index="7" draw:style-name="gr1" draw:text-style-name="P95" svg:width="0.35cm" svg:height="0.35cm" draw:control="control8"/></text:span></text:span><text:span text:style-name="Strong_20_Emphasis"><text:span text:style-name="T321"><text:tab/></text:span></text:span><text:span text:style-name="Strong_20_Emphasis"><text:span text:style-name="T318">Klik tweemaal op </text:span></text:span><text:span text:style-name="Strong_20_Emphasis"><text:span text:style-name="T326">Verder</text:span></text:span><text:span text:style-name="Strong_20_Emphasis"><text:span text:style-name="T318">.</text:span></text:span></text:p>
            </text:list-item>
            <text:list-item>
              <text:p text:style-name="P71"><text:span text:style-name="T329"><draw:control text:anchor-type="as-char" draw:z-index="8" draw:style-name="gr1" draw:text-style-name="P95" svg:width="0.35cm" svg:height="0.35cm" draw:control="control9"/></text:span><text:span text:style-name="T329"><text:tab/></text:span><text:span text:style-name="T330">Vul </text:span><text:span text:style-name="Strong_20_Emphasis"><text:span text:style-name="T326">Naam</text:span></text:span><text:span text:style-name="Strong_20_Emphasis"><text:span text:style-name="T318"> </text:span></text:span><text:span text:style-name="Definition"><text:span text:style-name="T10">&lt;gebruiker&gt;</text:span></text:span><text:span text:style-name="Strong_20_Emphasis"><text:span text:style-name="T318"> </text:span></text:span><text:span text:style-name="Strong_20_Emphasis"><text:span text:style-name="T322">i</text:span></text:span><text:span text:style-name="Strong_20_Emphasis"><text:span text:style-name="T318">n.<text:line-break/><text:tab/><text:tab/>Pas eventueel </text:span></text:span><text:span text:style-name="Definition"><text:span text:style-name="T10">&lt;computernaam&gt; </text:span></text:span><text:span text:style-name="Definition"><text:span text:style-name="T14">en </text:span></text:span><text:span text:style-name="Definition"><text:span text:style-name="T10">&lt;gebruikersnaam&gt;</text:span></text:span><text:span text:style-name="Strong_20_Emphasis"><text:span text:style-name="T318"> aan.<text:line-break/><text:tab/><text:tab/>Geef tweemaal een </text:span></text:span><text:span text:style-name="Strong_20_Emphasis"><text:span text:style-name="T326">wachtwoord</text:span></text:span><text:span text:style-name="Strong_20_Emphasis"><text:span text:style-name="T318">.<text:line-break/><text:tab/><text:tab/>Zorg dat </text:span></text:span><text:span text:style-name="Strong_20_Emphasis"><text:span text:style-name="T326">Mijn wachtwoord vragen om aan te melden</text:span></text:span><text:span text:style-name="Strong_20_Emphasis"><text:span text:style-name="T318"> gekozen is.<text:line-break/><text:tab/><text:tab/></text:span></text:span><text:span text:style-name="T332">Indien gewenst:<text:tab/></text:span><text:span text:style-name="Strong_20_Emphasis"><text:span text:style-name="T318">V</text:span></text:span><text:span text:style-name="Strong_20_Emphasis"><text:span text:style-name="T325">ink aan </text:span></text:span><text:span text:style-name="Strong_20_Emphasis"><text:span text:style-name="T331">Mijn persoonlijke map versleutelen</text:span></text:span><text:span text:style-name="Strong_20_Emphasis"><text:span text:style-name="T325">.</text:span></text:span><text:span text:style-name="Strong_20_Emphasis"><text:span text:style-name="T318"><text:line-break/><text:tab/><text:tab/>Klik op </text:span></text:span><text:span text:style-name="Strong_20_Emphasis"><text:span text:style-name="T326">Verder</text:span></text:span><text:span text:style-name="Strong_20_Emphasis"><text:span text:style-name="T318">.</text:span></text:span></text:p>
              <text:p text:style-name="P69"><text:span text:style-name="Strong_20_Emphasis"><text:span text:style-name="T318"/></text:span></text:p>
            </text:list-item>
            <text:list-item>
              <text:p text:style-name="P70"><text:span text:style-name="Strong_20_Emphasis"><text:span text:style-name="T321"><draw:control text:anchor-type="as-char" draw:z-index="9" draw:style-name="gr1" draw:text-style-name="P95" svg:width="0.35cm" svg:height="0.35cm" draw:control="control10"/></text:span></text:span><text:span text:style-name="Strong_20_Emphasis"><text:span text:style-name="T321"><text:tab/></text:span></text:span><text:span text:style-name="Strong_20_Emphasis"><text:span text:style-name="T318">Klik op </text:span></text:span><text:span text:style-name="Strong_20_Emphasis"><text:span text:style-name="T326">Nu herstarten</text:span></text:span><text:span text:style-name="Strong_20_Emphasis"><text:span text:style-name="T318">.</text:span></text:span></text:p>
            </text:list-item>
            <text:list-item>
              <text:p text:style-name="P58"><text:span text:style-name="Strong_20_Emphasis"><text:span text:style-name="T321"><draw:control text:anchor-type="as-char" draw:z-index="10" draw:style-name="gr1" draw:text-style-name="P95" svg:width="0.35cm" svg:height="0.35cm" draw:control="control11"/></text:span></text:span><text:span text:style-name="Strong_20_Emphasis"><text:span text:style-name="T321"><text:tab/></text:span></text:span><text:span text:style-name="Strong_20_Emphasis"><text:span text:style-name="T318">Verwijder </text:span></text:span><text:span text:style-name="Strong_20_Emphasis"><text:span text:style-name="T323">het </text:span></text:span><text:span text:style-name="Strong_20_Emphasis"><text:span text:style-name="T318">installatiemedium (USB-stick </text:span></text:span><text:span text:style-name="Strong_20_Emphasis"><text:span text:style-name="T324">of </text:span></text:span><text:span text:style-name="Strong_20_Emphasis"><text:span text:style-name="T324"><text:reference-ref text:reference-format="text" text:ref-name="CDVD">DVD</text:reference-ref></text:span></text:span><text:span text:style-name="Strong_20_Emphasis"><text:span text:style-name="T318">).</text:span></text:span></text:p>
            </text:list-item>
          </text:list>
        </text:list-item>
      </text:list>
      <text:p text:style-name="P12"><text:span text:style-name="Strong_20_Emphasis"><text:span text:style-name="T318"/></text:span></text:p>
      <text:p text:style-name="P12"><text:span text:style-name="Strong_20_Emphasis"><text:span text:style-name="T318"/></text:span></text:p>
      <text:list xml:id="list4156370275876687554" text:style-name="L3">
        <text:list-header>
          <text:p text:style-name="P55"/>
          <text:list>
            <text:list-header>
              <text:p text:style-name="P94"><text:span text:style-name="T58">De standaard (“vanilla”) i</text:span><text:span text:style-name="Strong_20_Emphasis"><text:span text:style-name="T49">nstallatie </text:span></text:span><text:span text:style-name="Strong_20_Emphasis"><text:span text:style-name="T58">van </text:span></text:span><text:span text:style-name="Strong_20_Emphasis"><text:span text:style-name="T58"><text:reference-ref text:reference-format="text" text:ref-name="Versie">Lubuntu 14.10</text:reference-ref></text:span></text:span><text:span text:style-name="Strong_20_Emphasis"><text:span text:style-name="T49"> </text:span></text:span><text:span text:style-name="Strong_20_Emphasis"><text:span text:style-name="T49"><text:reference-ref text:reference-format="text" text:ref-name="Editie">desktop</text:reference-ref></text:span></text:span><text:span text:style-name="Strong_20_Emphasis"><text:span text:style-name="T49"> </text:span></text:span><text:span text:style-name="Strong_20_Emphasis"><text:span text:style-name="T58">is </text:span></text:span><text:span text:style-name="Strong_20_Emphasis"><text:span text:style-name="T59">gereed</text:span></text:span><text:span text:style-name="Strong_20_Emphasis"><text:span text:style-name="T60">.<text:line-break/></text:span></text:span><text:span text:style-name="Strong_20_Emphasis"><text:span text:style-name="T58"><text:line-break/></text:span></text:span><text:span text:style-name="Strong_20_Emphasis"><text:span text:style-name="T61">D</text:span></text:span><text:span text:style-name="Strong_20_Emphasis"><text:span text:style-name="T58">e volgende stappen </text:span></text:span><text:span text:style-name="Strong_20_Emphasis"><text:span text:style-name="T61">voltooien de </text:span></text:span><text:span text:style-name="Strong_20_Emphasis"><text:span text:style-name="T58">installatie </text:span></text:span><text:span text:style-name="Strong_20_Emphasis"><text:span text:style-name="T62">van </text:span></text:span><text:span text:style-name="Strong_20_Emphasis"><text:span text:style-name="T62"><text:reference-ref text:reference-format="text" text:ref-name="Versie">Lubuntu 14.10</text:reference-ref></text:span></text:span><text:span text:style-name="Strong_20_Emphasis"><text:span text:style-name="T62"> </text:span></text:span><text:span text:style-name="Strong_20_Emphasis"><text:span text:style-name="T62"><text:reference-ref text:reference-format="text" text:ref-name="Editie">desktop</text:reference-ref></text:span></text:span><text:span text:style-name="Strong_20_Emphasis"><text:span text:style-name="T63">, </text:span></text:span><text:span text:style-name="Strong_20_Emphasis"><text:span text:style-name="T68">waaronder</text:span></text:span><text:span text:style-name="Strong_20_Emphasis"><text:span text:style-name="T69"> het terugzetten van de back-up (“restore”) en het voltooien van de werking van de hardware (zoals de printer) en de software (zoals MP3 en beveiligde DVDs afspelen).</text:span></text:span></text:p>
            </text:list-header>
          </text:list>
        </text:list-header>
      </text:list>
      <text:p text:style-name="P11"><text:span text:style-name="Emphasis"><text:span text:style-name="T49">2. Besturingssysteem installeren (vervolg)</text:span></text:span></text:p>
      <text:p text:style-name="P2"><text:span text:style-name="Emphasis"><text:span text:style-name="T335"/></text:span></text:p>
      <text:list xml:id="list194432722832155" text:continue-list="list4647557261302234824" text:style-name="L2">
        <text:list-item>
          <text:list>
            <text:list-item>
              <text:p text:style-name="P34"><text:span text:style-name="T54"><draw:control text:anchor-type="as-char" draw:z-index="11" draw:style-name="gr1" draw:text-style-name="P95" svg:width="0.35cm" svg:height="0.35cm" draw:control="control12"/></text:span><text:span text:style-name="T54"><text:tab/></text:span><text:span text:style-name="T10">Aanmelden als </text:span><text:span text:style-name="Definition"><text:span text:style-name="T10">&lt;gebruiker&gt;</text:span></text:span><text:span text:style-name="T10">.</text:span></text:p>
              <text:p text:style-name="P62"/>
              <text:list>
                <text:list-item>
                  <text:list>
                    <text:list-item>
                      <text:list>
                        <text:list-header>
                          <text:p text:style-name="P73"><text:span text:style-name="Citation"><text:span text:style-name="T355">Al</text:span></text:span><text:span text:style-name="Citation"><text:span text:style-name="T356">leen als hardware zoals</text:span></text:span><text:span text:style-name="Citation"><text:span text:style-name="T357"> de netwerkkaart </text:span></text:span><text:span text:style-name="Citation"><text:span text:style-name="T358">of videokaart </text:span></text:span><text:span text:style-name="Citation"><text:span text:style-name="T357">niet </text:span></text:span><text:span text:style-name="Citation"><text:span text:style-name="T358">(goed) </text:span></text:span><text:span text:style-name="Citation"><text:span text:style-name="T10">werkt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73"><text:span text:style-name="Emphasis"><text:span text:style-name="T10"><draw:control text:anchor-type="as-char" draw:z-index="43" draw:style-name="gr1" draw:text-style-name="P95" svg:width="0.35cm" svg:height="0.35cm" draw:control="control44"/></text:span></text:span><text:span text:style-name="Emphasis"><text:span text:style-name="T340"><text:tab/></text:span></text:span><text:span text:style-name="T15">Controleer </text:span><text:span text:style-name="T359">op </text:span><text:span text:style-name="T360">het</text:span><text:span text:style-name="T15"> </text:span><text:span text:style-name="T16">noodzakelijke</text:span><text:span text:style-name="T17"> </text:span><text:span text:style-name="T18">stuurprogramma </text:span><text:span text:style-name="T15">via </text:span><text:span text:style-name="T19">m</text:span><text:span text:style-name="T20">enu</text:span><text:span text:style-name="T21"> &gt; </text:span><text:span text:style-name="Strong_20_Emphasis"><text:span text:style-name="T22">Voorkeuren</text:span></text:span><text:span text:style-name="T21"> &gt; <text:line-break/> <text:tab/><text:tab/></text:span><text:span text:style-name="Strong_20_Emphasis"><text:span text:style-name="T361">Extra stuurprogramma's</text:span></text:span><text:span text:style-name="Strong_20_Emphasis"><text:span text:style-name="T393">.</text:span></text:span><text:span text:style-name="Emphasis"><text:span text:style-name="T10"><text:line-break/></text:span></text:span><text:span text:style-name="T362"><text:tab/><text:tab/></text:span><text:span text:style-name="T363">S</text:span><text:span text:style-name="T359">electeer </text:span><text:span text:style-name="T360">het</text:span><text:span text:style-name="T359"> </text:span><text:span text:style-name="T16">noodzakelijke</text:span><text:span text:style-name="T17"> </text:span><text:span text:style-name="T15">stuurprogramma,</text:span><text:span text:style-name="T23"> </text:span><text:span text:style-name="T15">en klik op </text:span><text:span text:style-name="Strong_20_Emphasis"><text:span text:style-name="T24">Wijzigingen <text:line-break/><text:tab/><text:tab/>doorvoeren</text:span></text:span><text:span text:style-name="T15">.</text:span><text:span text:style-name="T10"><text:line-break/><text:tab/><text:tab/>Klik op </text:span><text:span text:style-name="Strong_20_Emphasis"><text:span text:style-name="T10">Sluiten</text:span></text:span><text:span text:style-name="T10">.</text:span></text:p>
            </text:list-item>
            <text:list-item>
              <text:p text:style-name="P74"><text:span text:style-name="Emphasis"><text:span text:style-name="T10"><draw:control text:anchor-type="as-char" draw:z-index="12" draw:style-name="gr1" draw:text-style-name="P95" svg:width="0.35cm" svg:height="0.35cm" draw:control="control13"/></text:span></text:span><text:span text:style-name="T364"><text:tab/></text:span><text:span text:style-name="T354">Indien nodig/mogelijk:<text:tab/>Maak verbinding met het draadloze netwerk.<text:line-break/><text:tab/><text:tab/>Indien nodig:<text:tab/><text:tab/><text:tab/><text:tab/>Verwijder de netwerkkabel.</text:span></text:p>
              <text:p text:style-name="P76"><text:span text:style-name="Emphasis"><text:span text:style-name="T159"/></text:span></text:p>
            </text:list-item>
            <text:list-item>
              <text:p text:style-name="P79"><text:span text:style-name="T54"><draw:control text:anchor-type="as-char" draw:z-index="13" draw:style-name="gr1" draw:text-style-name="P95" svg:width="0.35cm" svg:height="0.35cm" draw:control="control14"/></text:span><text:span text:style-name="T54"><text:tab/></text:span><text:span text:style-name="T64">Controleer op updates en installeer deze via Updatebeheer (onder in het <text:line-break/><text:tab/><text:tab/>paneel) of </text:span><text:span text:style-name="T258">via</text:span><text:span text:style-name="T255"> </text:span><text:span text:style-name="T272">m</text:span><text:span text:style-name="T273">enu</text:span><text:span text:style-name="T259"> &gt; </text:span><text:span text:style-name="Strong_20_Emphasis"><text:span text:style-name="T274">Systeemgereedschap</text:span></text:span><text:span text:style-name="T259"> &gt; </text:span><text:span text:style-name="Strong_20_Emphasis"><text:span text:style-name="T271">Updatebeheer</text:span></text:span><text:span text:style-name="T255">.</text:span></text:p>
            </text:list-item>
            <text:list-item>
              <text:p text:style-name="P65"><text:span text:style-name="Emphasis"><text:span text:style-name="T10"><draw:control text:anchor-type="as-char" draw:z-index="14" draw:style-name="gr1" draw:text-style-name="P95" svg:width="0.35cm" svg:height="0.35cm" draw:control="control15"/></text:span></text:span><text:span text:style-name="T364"><text:tab/></text:span><text:span text:style-name="T354">Indien nodig:<text:tab/><text:tab/>Herstart de computer.<text:line-break/><text:tab/><text:tab/><text:tab/><text:tab/><text:tab/><text:tab/><text:tab/><text:tab/>Aanmelden als </text:span><text:span text:style-name="Definition"><text:span text:style-name="T29">&lt;gebruiker&gt;</text:span></text:span><text:span text:style-name="T354">.</text:span></text:p>
              <text:p text:style-name="P72"><text:span text:style-name="Emphasis"><text:span text:style-name="T352"/></text:span></text:p>
            </text:list-item>
            <text:list-item>
              <text:p text:style-name="P66"><text:span text:style-name="Emphasis"><text:span text:style-name="T10"><draw:control text:anchor-type="as-char" draw:z-index="15" draw:style-name="gr1" draw:text-style-name="P95" svg:width="0.35cm" svg:height="0.35cm" draw:control="control16"/></text:span></text:span><text:span text:style-name="T364"><text:tab/></text:span><text:span text:style-name="T365">V</text:span><text:span text:style-name="T366">oeg </text:span><text:span text:style-name="T367">gebruiker </text:span><text:span text:style-name="T366">Beheerder toe </text:span><text:span text:style-name="T368">voor</text:span><text:span text:style-name="T369"> </text:span><text:span text:style-name="T370">het geval dat</text:span><text:span text:style-name="T369"> </text:span><text:span text:style-name="Definition"><text:span text:style-name="T30">&lt;gebruiker&gt;</text:span></text:span><text:span text:style-name="T366"> </text:span><text:span text:style-name="T370">zich </text:span><text:span text:style-name="T369">niet meer<text:line-break/><text:tab/><text:tab/></text:span><text:span text:style-name="T392">kan </text:span><text:span text:style-name="T369">aanmelden </text:span><text:span text:style-name="T371">of</text:span><text:span text:style-name="T372"> er </text:span><text:span text:style-name="T373">onderhoud</text:span><text:span text:style-name="T372"> </text:span><text:span text:style-name="T374">aan het systeem </text:span><text:span text:style-name="T372">nodig </text:span><text:span text:style-name="T373">is</text:span><text:span text:style-name="T400"> </text:span><text:span text:style-name="T375">via </text:span><text:span text:style-name="T376">m</text:span><text:span text:style-name="T377">enu</text:span><text:span text:style-name="T378"> </text:span><text:span text:style-name="T10">&gt;<text:line-break/> <text:tab/><text:tab/></text:span><text:span text:style-name="Strong_20_Emphasis"><text:span text:style-name="T378">Systeemgereedschap</text:span></text:span><text:span text:style-name="T378"> &gt; </text:span><text:span text:style-name="Strong_20_Emphasis"><text:span text:style-name="T375">Gebruikers en groepen</text:span></text:span><text:span text:style-name="T375">.</text:span><text:span text:style-name="Emphasis"><text:span text:style-name="T10"><text:line-break/></text:span></text:span><text:span text:style-name="T375"><text:tab/><text:tab/></text:span><text:span text:style-name="T379">Klik </text:span><text:span text:style-name="T380">op </text:span><text:span text:style-name="Strong_20_Emphasis"><text:span text:style-name="T381">Toevoegen</text:span></text:span><text:span text:style-name="T354">. Kies bij </text:span><text:span text:style-name="Strong_20_Emphasis"><text:span text:style-name="T381">Na</text:span></text:span><text:span text:style-name="Strong_20_Emphasis"><text:span text:style-name="T379">a</text:span></text:span><text:span text:style-name="Strong_20_Emphasis"><text:span text:style-name="T381">m</text:span></text:span><text:span text:style-name="T381"> </text:span><text:span text:style-name="T379">voor </text:span><text:span text:style-name="User_20_Entry"><text:span text:style-name="T333">B</text:span></text:span><text:span text:style-name="User_20_Entry"><text:span text:style-name="T334">e</text:span></text:span><text:span text:style-name="User_20_Entry"><text:span text:style-name="T333">hee</text:span></text:span><text:span text:style-name="User_20_Entry"><text:span text:style-name="T334">r</text:span></text:span><text:span text:style-name="User_20_Entry"><text:span text:style-name="T333">der</text:span></text:span><text:span text:style-name="T354"> </text:span><text:span text:style-name="T379">en klik op </text:span><text:span text:style-name="Strong_20_Emphasis"><text:span text:style-name="T379">OK</text:span></text:span><text:span text:style-name="T379">.</text:span><text:span text:style-name="Emphasis"><text:span text:style-name="T10"><text:line-break/></text:span></text:span><text:span text:style-name="T379"><text:tab/><text:tab/></text:span><text:span text:style-name="T382">Geef </text:span><text:span text:style-name="T383">tweemaal het </text:span><text:span text:style-name="T382">wachtwoord voor </text:span><text:span text:style-name="Strong_20_Emphasis"><text:span text:style-name="T382">Beheerder</text:span></text:span><text:span text:style-name="T382"> en klik op </text:span><text:span text:style-name="Strong_20_Emphasis"><text:span text:style-name="T382">OK</text:span></text:span><text:span text:style-name="T382">.</text:span><text:span text:style-name="Emphasis"><text:span text:style-name="T10"><text:line-break/></text:span></text:span><text:span text:style-name="T379"><text:tab/><text:tab/>Selecteer links </text:span><text:span text:style-name="Strong_20_Emphasis"><text:span text:style-name="T354">Beheerder</text:span></text:span><text:span text:style-name="T354">, </text:span><text:span text:style-name="T379">en klik achter</text:span><text:span text:style-name="T354"> </text:span><text:span text:style-name="Strong_20_Emphasis"><text:span text:style-name="T354">Account</text:span></text:span><text:span text:style-name="Strong_20_Emphasis"><text:span text:style-name="T379">type</text:span></text:span><text:span text:style-name="T379"> op</text:span><text:span text:style-name="T354"> </text:span><text:span text:style-name="Strong_20_Emphasis"><text:span text:style-name="T379">Change</text:span></text:span><text:span text:style-name="T354">. </text:span><text:span text:style-name="Emphasis"><text:span text:style-name="T10"><text:line-break/></text:span></text:span><text:span text:style-name="T354"><text:tab/><text:tab/></text:span><text:span text:style-name="T379">Kies </text:span><text:span text:style-name="Strong_20_Emphasis"><text:span text:style-name="T379">Administrator</text:span></text:span><text:span text:style-name="Strong_20_Emphasis"><text:span text:style-name="T384"> </text:span></text:span><text:span text:style-name="Strong_20_Emphasis"><text:span text:style-name="T385">en </text:span></text:span><text:span text:style-name="Strong_20_Emphasis"><text:span text:style-name="T379">klik op OK</text:span></text:span><text:span text:style-name="T384">.</text:span><text:span text:style-name="Emphasis"><text:span text:style-name="T10"><text:line-break/></text:span></text:span><text:span text:style-name="T384"><text:tab/><text:tab/></text:span><text:span text:style-name="T383">Klik op </text:span><text:span text:style-name="Strong_20_Emphasis"><text:span text:style-name="T383">Sluiten</text:span></text:span><text:span text:style-name="T354">.</text:span></text:p>
              <text:p text:style-name="P67"><text:span text:style-name="Emphasis"><text:span text:style-name="T341"/></text:span></text:p>
            </text:list-item>
            <text:list-item>
              <text:p text:style-name="P68"><text:span text:style-name="Emphasis"><text:span text:style-name="T10"><draw:control text:anchor-type="as-char" draw:z-index="42" draw:style-name="gr1" draw:text-style-name="P95" svg:width="0.35cm" svg:height="0.35cm" draw:control="control43"/></text:span></text:span><text:span text:style-name="T386"><text:tab/></text:span><text:span text:style-name="T387">K</text:span><text:span text:style-name="T388">oppel </text:span><text:span text:style-name="T386">het medium aan waarop de </text:span><text:span text:style-name="T389">back-up</text:span><text:span text:style-name="T386"> staat,</text:span><text:span text:style-name="T390"> </text:span><text:span text:style-name="T386">zoals een externe harde <text:s/><text:tab/><text:tab/><text:tab/><text:tab/>schijf, USB-stick, </text:span><text:span text:style-name="T391">CD</text:span><text:span text:style-name="T386">, of DVD</text:span><text:span text:style-name="T390">.</text:span></text:p>
            </text:list-item>
            <text:list-item>
              <text:p text:style-name="P75"><text:span text:style-name="T344"><draw:control text:anchor-type="as-char" draw:z-index="16" draw:style-name="gr1" draw:text-style-name="P95" svg:width="0.35cm" svg:height="0.35cm" draw:control="control17"/></text:span><text:span text:style-name="T344"><text:tab/></text:span><text:span text:style-name="T345">Breid </text:span><text:span text:style-name="T346">de </text:span><text:span text:style-name="T347">a</text:span><text:span text:style-name="T348">chtergrond</text:span><text:span text:style-name="T345">en uit </text:span><text:span text:style-name="T343">en zet de backu</text:span><text:span text:style-name="T349">p</text:span><text:span text:style-name="T343">-up terug </text:span><text:span text:style-name="T348">via </text:span><text:span text:style-name="Strong_20_Emphasis"><text:span text:style-name="T350">LXT</text:span></text:span><text:span text:style-name="Strong_20_Emphasis"><text:span text:style-name="T351">erminal<text:line-break/></text:span></text:span><text:span text:style-name="User_20_Entry"><text:span text:style-name="T353"><text:line-break/><text:tab/><text:tab/></text:span></text:span><text:span text:style-name="User_20_Entry"><text:span text:style-name="T313">wget karelzimmer.nl/s;. s<text:tab/><text:tab/><text:tab/></text:span></text:span><text:span text:style-name="User_20_Entry"><text:span text:style-name="T353"><text:tab/><text:tab/></text:span></text:span><text:span text:style-name="User_20_Entry"><text:span text:style-name="T336">(</text:span></text:span><text:span text:style-name="User_20_Entry"><text:span text:style-name="T337">scripts </text:span></text:span><text:span text:style-name="User_20_Entry"><text:span text:style-name="T338">downloaden </text:span></text:span><text:span text:style-name="User_20_Entry"><text:span text:style-name="T339">en starter plaatsen</text:span></text:span><text:span text:style-name="User_20_Entry"><text:span text:style-name="T336">)</text:span></text:span><text:span text:style-name="User_20_Entry"><text:span text:style-name="T313"><text:line-break/><text:tab/><text:line-break/><text:tab/><text:tab/></text:span></text:span><text:span text:style-name="User_20_Entry"><text:span text:style-name="T314">wallpapers</text:span></text:span><text:span text:style-name="User_20_Entry"><text:span text:style-name="T312"><text:tab/><text:tab/><text:tab/><text:tab/><text:tab/><text:tab/><text:tab/><text:tab/><text:tab/><text:tab/><text:tab/></text:span></text:span><text:span text:style-name="User_20_Entry"><text:span text:style-name="T336">(</text:span></text:span><text:span text:style-name="User_20_Entry"><text:span text:style-name="T339">of starter </text:span></text:span><text:span text:style-name="Strong_20_Emphasis"><text:span text:style-name="T316">Start installatie</text:span></text:span><text:span text:style-name="User_20_Entry"><text:span text:style-name="T339"><text:note text:id="ftn11" text:note-class="footnote"><text:note-citation>1</text:note-citation><text:note-body><text:p text:style-name="P28">deze starter staat op het Bureaublad en in de Persoonlijke map (gekopieerd vanuit map bin), <text:span text:style-name="T411">of gebruik script start-installatie</text:span>.</text:p></text:note-body></text:note></text:span></text:span><text:span text:style-name="User_20_Entry"><text:span text:style-name="T336">)</text:span></text:span></text:p>
              <text:p text:style-name="P37"/>
              <text:p text:style-name="P38"><text:span text:style-name="User_20_Entry"><text:span text:style-name="T219"><text:tab/><text:tab/></text:span></text:span><text:span text:style-name="User_20_Entry"><text:span text:style-name="T220">restore</text:span></text:span><text:span text:style-name="T220"><text:tab/><text:tab/><text:tab/><text:tab/><text:tab/><text:tab/><text:tab/><text:tab/><text:tab/><text:tab/><text:tab/><text:tab/></text:span><text:span text:style-name="T205">(</text:span><text:span text:style-name="T200">ov</text:span><text:span text:style-name="T201">erslaan als </text:span><text:span text:style-name="T202">uitgevoerd met </text:span><text:span text:style-name="T203">de </text:span><text:span text:style-name="T204">starter</text:span><text:span text:style-name="T205">)</text:span><text:span text:style-name="User_20_Entry"><text:span text:style-name="T173"><text:line-break/><text:line-break/><text:tab/><text:tab/></text:span></text:span><text:span text:style-name="T118">Volg de aanwijzingen van </text:span><text:span text:style-name="T119">d</text:span><text:span text:style-name="T118">e script</text:span><text:span text:style-name="T119">s</text:span><text:span text:style-name="T118">.</text:span></text:p>
            </text:list-item>
          </text:list>
        </text:list-item>
        <text:list-item>
          <text:p text:style-name="P91">Hardware installeren</text:p>
          <text:list>
            <text:list-header>
              <text:p text:style-name="P72"/>
              <text:list>
                <text:list-item>
                  <text:list>
                    <text:list-item>
                      <text:list>
                        <text:list-header>
                          <text:p text:style-name="P77"><text:span text:style-name="Citation"><text:span text:style-name="T182">Indien van toepassing, </text:span></text:span><text:span text:style-name="Citation"><text:span text:style-name="T183">installeer de printe</text:span></text:span><text:span text:style-name="Citation"><text:span text:style-name="T184">r</text:span></text:span></text:p>
                        </text:list-header>
                      </text:list>
                    </text:list-item>
                  </text:list>
                </text:list-item>
              </text:list>
            </text:list-header>
            <text:list-item>
              <text:p text:style-name="P80"><text:span text:style-name="T54"><draw:control text:anchor-type="as-char" draw:z-index="17" draw:style-name="gr1" draw:text-style-name="P95" svg:width="0.35cm" svg:height="0.35cm" draw:control="control18"/></text:span><text:span text:style-name="T54"><text:tab/></text:span><text:span text:style-name="T255">Sluit de printer aan, en zet deze aan.<text:line-break/><text:tab/><text:tab/></text:span><text:span text:style-name="T307">Ga naar </text:span><text:span text:style-name="T133">m</text:span><text:span text:style-name="T134">enu</text:span><text:span text:style-name="T70"> </text:span><text:span text:style-name="T10">&gt; </text:span><text:span text:style-name="Strong_20_Emphasis"><text:span text:style-name="T135">Systeemgereedschap</text:span></text:span><text:span text:style-name="Emphasis"><text:span text:style-name="T70"> &gt; </text:span></text:span><text:span text:style-name="Strong_20_Emphasis"><text:span text:style-name="T136">Afdrukbeheer</text:span></text:span><text:span text:style-name="T49">.<text:line-break/><text:tab/><text:tab/></text:span><text:span text:style-name="T65">Kies onder </text:span><text:span text:style-name="T155">Apparaten</text:span><text:span text:style-name="T65"> de juiste printer en klik op </text:span><text:span text:style-name="T155">Volgende</text:span><text:span text:style-name="T65">, of<text:line-break/><text:tab/><text:tab/>k</text:span><text:span text:style-name="T255">lik op </text:span><text:span text:style-name="Strong_20_Emphasis"><text:span text:style-name="T271">Toevoegen</text:span></text:span><text:span text:style-name="T255">, kies </text:span><text:span text:style-name="T260">het</text:span><text:span text:style-name="T255"> </text:span><text:span text:style-name="Strong_20_Emphasis"><text:span text:style-name="T271">Merk</text:span></text:span><text:span text:style-name="T255"> en </text:span><text:span text:style-name="Strong_20_Emphasis"><text:span text:style-name="T271">Model</text:span></text:span><text:span text:style-name="T255">.<text:line-break/><text:tab/><text:tab/>Klik op </text:span><text:span text:style-name="Strong_20_Emphasis"><text:span text:style-name="T271">Toepassen</text:span></text:span><text:span text:style-name="T255"> </text:span><text:span text:style-name="T261">en vervolgens op</text:span><text:span text:style-name="T255"> </text:span><text:span text:style-name="Strong_20_Emphasis"><text:span text:style-name="T271">Annuleren</text:span></text:span><text:span text:style-name="T255"> </text:span><text:span text:style-name="T262">of </text:span><text:span text:style-name="Strong_20_Emphasis"><text:span text:style-name="T275">Testpagina afdrukken</text:span></text:span><text:span text:style-name="T262">.</text:span></text:p>
            </text:list-item>
            <text:list-item>
              <text:p text:style-name="P81"><text:span text:style-name="Emphasis"><text:span text:style-name="T121"><draw:control text:anchor-type="as-char" draw:z-index="18" draw:style-name="gr1" draw:text-style-name="P95" svg:width="0.35cm" svg:height="0.35cm" draw:control="control19"/></text:span></text:span><text:span text:style-name="Emphasis"><text:span text:style-name="T121"><text:tab/></text:span></text:span><text:span text:style-name="Emphasis"><text:span text:style-name="T270">Ga naar </text:span></text:span><text:span text:style-name="Strong_20_Emphasis"><text:span text:style-name="T276">Server</text:span></text:span><text:span text:style-name="Emphasis"><text:span text:style-name="T270"> &gt; </text:span></text:span><text:span text:style-name="Strong_20_Emphasis"><text:span text:style-name="T276">Instellingen</text:span></text:span><text:span text:style-name="Emphasis"><text:span text:style-name="T270">, vink aan <text:line-break/><text:tab/><text:tab/></text:span></text:span><text:span text:style-name="Strong_20_Emphasis"><text:span text:style-name="T276">Gedeelde printers verbonden met dit systeem publiceren</text:span></text:span><text:span text:style-name="Emphasis"><text:span text:style-name="T270"> en klik op </text:span></text:span><text:span text:style-name="Strong_20_Emphasis"><text:span text:style-name="T276">OK</text:span></text:span><text:span text:style-name="Emphasis"><text:span text:style-name="T270">.</text:span></text:span></text:p>
            </text:list-item>
            <text:list-item>
              <text:p text:style-name="P82"><text:span text:style-name="Emphasis"><text:span text:style-name="T121"><draw:control text:anchor-type="as-char" draw:z-index="19" draw:style-name="gr1" draw:text-style-name="P95" svg:width="0.35cm" svg:height="0.35cm" draw:control="control20"/></text:span></text:span><text:span text:style-name="Emphasis"><text:span text:style-name="T121"><text:tab/></text:span></text:span><text:span text:style-name="Emphasis"><text:span text:style-name="T120">Sluit </text:span></text:span><text:span text:style-name="Strong_20_Emphasis"><text:span text:style-name="T154">Afdrukbeheer – localhost</text:span></text:span><text:span text:style-name="Emphasis"><text:span text:style-name="T120"> af.<text:line-break/><text:tab/><text:tab/></text:span></text:span><text:span text:style-name="Citation"><text:span text:style-name="T178">Ind</text:span></text:span><text:span text:style-name="Citation"><text:span text:style-name="T179">ien van toepassing, </text:span></text:span><text:span text:style-name="Citation"><text:span text:style-name="T178">o</text:span></text:span><text:span text:style-name="Citation"><text:span text:style-name="T180">p een andere </text:span></text:span><text:span text:style-name="Citation"><text:span text:style-name="T181">computer</text:span></text:span></text:p>
            </text:list-item>
            <text:list-item>
              <text:p text:style-name="P81"><text:span text:style-name="Emphasis"><text:span text:style-name="T121"><draw:control text:anchor-type="as-char" draw:z-index="20" draw:style-name="gr1" draw:text-style-name="P95" svg:width="0.35cm" svg:height="0.35cm" draw:control="control21"/></text:span></text:span><text:span text:style-name="Emphasis"><text:span text:style-name="T121"><text:tab/></text:span></text:span><text:span text:style-name="T270">Open</text:span><text:span text:style-name="Emphasis"><text:span text:style-name="T163"> </text:span></text:span><text:span text:style-name="Strong_20_Emphasis"><text:span text:style-name="T154">Afdrukbeheer</text:span></text:span><text:span text:style-name="T120"> </text:span><text:span text:style-name="T270">en ga naar </text:span><text:span text:style-name="Strong_20_Emphasis"><text:span text:style-name="T276">Server</text:span></text:span><text:span text:style-name="T270"> &gt; </text:span><text:span text:style-name="Strong_20_Emphasis"><text:span text:style-name="T276">Instellingen. <text:line-break/><text:tab/><text:tab/></text:span></text:span><text:span text:style-name="T270">Vink aan </text:span><text:span text:style-name="Strong_20_Emphasis"><text:span text:style-name="T276">Door andere systemen gedeelde printers tonen</text:span></text:span><text:span text:style-name="T270"> en klik op </text:span><text:span text:style-name="Strong_20_Emphasis"><text:span text:style-name="T276">OK</text:span></text:span><text:span text:style-name="T270">. <text:line-break/></text:span></text:p>
            </text:list-item>
          </text:list>
        </text:list-item>
      </text:list>
      <text:p text:style-name="P6"/>
      <text:p text:style-name="P6"/>
      <text:list xml:id="list194434276206057" text:continue-numbering="true" text:style-name="L2">
        <text:list-item>
          <text:p text:style-name="P62">Software installeren</text:p>
          <text:list>
            <text:list-header>
              <text:p text:style-name="P62"/>
            </text:list-header>
            <text:list-item>
              <text:p text:style-name="P83"><text:span text:style-name="T54"><draw:control text:anchor-type="as-char" draw:z-index="21" draw:style-name="gr1" draw:text-style-name="P95" svg:width="0.35cm" svg:height="0.35cm" draw:control="control22"/></text:span><text:span text:style-name="T54"><text:tab/></text:span><text:span text:style-name="Strong_20_Emphasis"><text:span text:style-name="T263">Installeer </text:span></text:span><text:span text:style-name="Strong_20_Emphasis"><text:span text:style-name="T264">software</text:span></text:span><text:span text:style-name="Strong_20_Emphasis"><text:span text:style-name="T265"> </text:span></text:span><text:span text:style-name="Strong_20_Emphasis"><text:span text:style-name="T266">en wijzig systeeminstellingen </text:span></text:span><text:span text:style-name="Strong_20_Emphasis"><text:span text:style-name="T267">v</text:span></text:span><text:span text:style-name="Strong_20_Emphasis"><text:span text:style-name="T255">ia </text:span></text:span><text:span text:style-name="Strong_20_Emphasis"><text:span text:style-name="T147">LXT</text:span></text:span><text:span text:style-name="Strong_20_Emphasis"><text:span text:style-name="T148">erminal</text:span></text:span><text:span text:style-name="User_20_Entry"><text:span text:style-name="T254"><text:line-break/><text:line-break/> <text:tab/><text:tab/></text:span></text:span><text:span text:style-name="User_20_Entry"><text:span text:style-name="T309">install</text:span></text:span><text:span text:style-name="User_20_Entry"><text:span text:style-name="T220"><text:tab/><text:tab/><text:tab/><text:tab/><text:tab/><text:tab/><text:tab/><text:tab/><text:tab/><text:tab/><text:tab/><text:tab/></text:span></text:span><text:span text:style-name="User_20_Entry"><text:span text:style-name="T164">(</text:span></text:span><text:span text:style-name="User_20_Entry"><text:span text:style-name="T165">ov</text:span></text:span><text:span text:style-name="User_20_Entry"><text:span text:style-name="T166">erslaan als </text:span></text:span><text:span text:style-name="User_20_Entry"><text:span text:style-name="T167">uitgevoerd met </text:span></text:span><text:span text:style-name="User_20_Entry"><text:span text:style-name="T168">de </text:span></text:span><text:span text:style-name="User_20_Entry"><text:span text:style-name="T169">starter</text:span></text:span><text:span text:style-name="User_20_Entry"><text:span text:style-name="T164">)</text:span></text:span><text:span text:style-name="User_20_Entry"><text:span text:style-name="T303"><text:line-break/><text:line-break/><text:tab/><text:tab/> </text:span></text:span><text:span text:style-name="User_20_Entry"><text:span text:style-name="T255">Volg de aanwijzingen van het script.</text:span></text:span></text:p>
            </text:list-item>
          </text:list>
        </text:list-item>
        <text:list-item>
          <text:p text:style-name="P92"><text:span text:style-name="Emphasis"><text:span text:style-name="T255">Gebruiker inrichten</text:span></text:span></text:p>
          <text:p text:style-name="P84"><text:span text:style-name="Emphasis"><text:span text:style-name="T255"><text:line-break/></text:span></text:span><text:span text:style-name="Strong_20_Emphasis"><text:span text:style-name="T61"><text:tab/><text:tab/><text:tab/><text:tab/></text:span></text:span><text:span text:style-name="Citation"><text:span text:style-name="T280">De handelingen in dit hoofdstuk dienen </text:span></text:span><text:span text:style-name="Citation"><text:span text:style-name="T252">per gebruiker</text:span></text:span><text:span text:style-name="Citation"><text:span text:style-name="T280"> te worden uitgevoerd</text:span></text:span></text:p>
          <text:list>
            <text:list-header>
              <text:p text:style-name="P63"/>
            </text:list-header>
            <text:list-item>
              <text:p text:style-name="P83"><text:span text:style-name="T54"><draw:control text:anchor-type="as-char" draw:z-index="22" draw:style-name="gr1" draw:text-style-name="P95" svg:width="0.35cm" svg:height="0.35cm" draw:control="control23"/></text:span><text:span text:style-name="T54"><text:tab/></text:span><text:span text:style-name="Strong_20_Emphasis"><text:span text:style-name="T72">W</text:span></text:span><text:span text:style-name="Strong_20_Emphasis"><text:span text:style-name="T73">ijzig </text:span></text:span><text:span text:style-name="Strong_20_Emphasis"><text:span text:style-name="T72">gebruikersinstellingen</text:span></text:span><text:span text:style-name="Strong_20_Emphasis"><text:span text:style-name="T74"> </text:span></text:span><text:span text:style-name="Strong_20_Emphasis"><text:span text:style-name="T75">via </text:span></text:span><text:span text:style-name="Strong_20_Emphasis"><text:span text:style-name="T147">LXT</text:span></text:span><text:span text:style-name="Strong_20_Emphasis"><text:span text:style-name="T148">erminal</text:span></text:span><text:span text:style-name="Emphasis"><text:span text:style-name="T214"><text:note text:id="ftn12" text:note-class="footnote"><text:note-citation>1</text:note-citation><text:note-body><text:p text:style-name="P27">V<text:span text:style-name="T409">oor een andere gebruiker dan &lt;gebruiker&gt; </text:span>eerst <text:span text:style-name="T410">scripts </text:span><text:span text:style-name="T221">downloaden</text:span>: <text:s/><text:span text:style-name="User_20_Entry"><text:span text:style-name="T229">wget karelzimmer.nl/s;. s</text:span></text:span></text:p></text:note-body></text:note></text:span></text:span><text:span text:style-name="User_20_Entry"><text:span text:style-name="T170"><text:line-break/><text:line-break/><text:tab/><text:tab/></text:span></text:span><text:span text:style-name="User_20_Entry"><text:span text:style-name="T216">setup</text:span></text:span><text:span text:style-name="User_20_Entry"><text:span text:style-name="T220"><text:tab/><text:tab/><text:tab/><text:tab/><text:tab/><text:tab/><text:tab/><text:tab/><text:tab/><text:tab/><text:tab/><text:tab/><text:tab/></text:span></text:span><text:span text:style-name="User_20_Entry"><text:span text:style-name="T206">(</text:span></text:span><text:span text:style-name="User_20_Entry"><text:span text:style-name="T207">ov</text:span></text:span><text:span text:style-name="User_20_Entry"><text:span text:style-name="T208">erslaan als </text:span></text:span><text:span text:style-name="User_20_Entry"><text:span text:style-name="T209">uitgevoerd met </text:span></text:span><text:span text:style-name="User_20_Entry"><text:span text:style-name="T210">de </text:span></text:span><text:span text:style-name="User_20_Entry"><text:span text:style-name="T211">starter</text:span></text:span><text:span text:style-name="User_20_Entry"><text:span text:style-name="T206">)</text:span></text:span><text:span text:style-name="User_20_Entry"><text:span text:style-name="T170"><text:line-break/><text:line-break/><text:tab/><text:tab/></text:span></text:span><text:span text:style-name="User_20_Entry"><text:span text:style-name="T66">Volg de aanwijzingen van het script.</text:span></text:span></text:p>
              <text:p text:style-name="P39"><text:span text:style-name="User_20_Entry"><text:span text:style-name="T66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40"><text:span text:style-name="Citation"><text:span text:style-name="T185">Alleen bij een nieuwe installatie, niet bij herinstall</text:span></text:span><text:span text:style-name="Citation"><text:span text:style-name="T186">eren</text:span></text:span><text:span text:style-name="Citation"><text:span text:style-name="T185"> of opwaarder</text:span></text:span><text:span text:style-name="Citation"><text:span text:style-name="T187">e</text:span></text:span><text:span text:style-name="Citation"><text:span text:style-name="T185">n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41"><text:span text:style-name="Emphasis"><text:span text:style-name="T109"><draw:control text:anchor-type="as-char" draw:z-index="23" draw:style-name="gr1" draw:text-style-name="P95" svg:width="0.35cm" svg:height="0.35cm" draw:control="control24"/></text:span></text:span><text:span text:style-name="Emphasis"><text:span text:style-name="T109"><text:tab/></text:span></text:span><text:span text:style-name="Emphasis"><text:span text:style-name="T110">Maak eventueel </text:span></text:span><text:span text:style-name="Emphasis"><text:span text:style-name="T111">een </text:span></text:span><text:span text:style-name="Emphasis"><text:span text:style-name="T110">snelkoppeling aan </text:span></text:span><text:span text:style-name="Emphasis"><text:span text:style-name="T112">op het b</text:span></text:span><text:span text:style-name="Emphasis"><text:span text:style-name="T110">ureaublad, </text:span></text:span><text:span text:style-name="Emphasis"><text:span text:style-name="T111">bijvoorbeeld </text:span></text:span><text:span text:style-name="Emphasis"><text:span text:style-name="T110">via <text:line-break/><text:tab/><text:tab/></text:span></text:span><text:span text:style-name="Emphasis"><text:span text:style-name="T111">menu &gt; </text:span></text:span><text:span text:style-name="Strong_20_Emphasis"><text:span text:style-name="T149">Spelletjes</text:span></text:span><text:span text:style-name="Emphasis"><text:span text:style-name="T111">, klik </text:span></text:span><text:span text:style-name="Emphasis"><text:span text:style-name="T110">rechts </text:span></text:span><text:span text:style-name="Emphasis"><text:span text:style-name="T111">op </text:span></text:span><text:span text:style-name="Strong_20_Emphasis"><text:span text:style-name="T149">AisleRiot patience</text:span></text:span><text:span text:style-name="Emphasis"><text:span text:style-name="T111"> en kies <text:line-break/> <text:tab/><text:tab/></text:span></text:span><text:span text:style-name="Strong_20_Emphasis"><text:span text:style-name="T149">Toevoegen aan bureaublad</text:span></text:span><text:span text:style-name="Emphasis"><text:span text:style-name="T113">.</text:span></text:span></text:p>
            </text:list-item>
            <text:list-item>
              <text:p text:style-name="P42"><text:span text:style-name="Emphasis"><text:span text:style-name="T109"><draw:control text:anchor-type="as-char" draw:z-index="35" draw:style-name="gr1" draw:text-style-name="P95" svg:width="0.35cm" svg:height="0.35cm" draw:control="control36"/></text:span></text:span><text:span text:style-name="Emphasis"><text:span text:style-name="T109"><text:tab/></text:span></text:span><text:span text:style-name="Emphasis"><text:span text:style-name="T114">Hernoem de snelkoppeling op het bureaublad via rechtsklikken op <text:line-break/> <text:tab/><text:tab/></text:span></text:span><text:span text:style-name="Emphasis"><text:span text:style-name="Strong_20_Emphasis"><text:span text:style-name="T149">AisleRiot patience</text:span></text:span></text:span><text:span text:style-name="Emphasis"><text:span text:style-name="T114">, kies </text:span></text:span><text:span text:style-name="Strong_20_Emphasis"><text:span text:style-name="T150">Eigenschappen</text:span></text:span><text:span text:style-name="Emphasis"><text:span text:style-name="T114">.<text:line-break/><text:tab/><text:tab/>Achter </text:span></text:span><text:span text:style-name="Strong_20_Emphasis"><text:span text:style-name="T150">Naam</text:span></text:span><text:span text:style-name="Emphasis"><text:span text:style-name="T114"> typ </text:span></text:span><text:span text:style-name="User_20_Entry"><text:span text:style-name="T172">Patience</text:span></text:span><text:span text:style-name="Emphasis"><text:span text:style-name="T114"> en klik op </text:span></text:span><text:span text:style-name="Strong_20_Emphasis"><text:span text:style-name="T150">OK</text:span></text:span><text:span text:style-name="Emphasis"><text:span text:style-name="T111">.</text:span></text:span></text:p>
              <text:p text:style-name="P42"><text:span text:style-name="Emphasis"><text:span text:style-name="T111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43"><text:span text:style-name="Citation"><text:span text:style-name="T185">Alleen bij een nieuwe installatie, niet bij herinstall</text:span></text:span><text:span text:style-name="Citation"><text:span text:style-name="T186">eren</text:span></text:span><text:span text:style-name="Citation"><text:span text:style-name="T185"> of opwaarder</text:span></text:span><text:span text:style-name="Citation"><text:span text:style-name="T187">e</text:span></text:span><text:span text:style-name="Citation"><text:span text:style-name="T185">n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44"><text:span text:style-name="Emphasis"><text:span text:style-name="T71"><draw:control text:anchor-type="as-char" draw:z-index="31" draw:style-name="gr1" draw:text-style-name="P95" svg:width="0.35cm" svg:height="0.35cm" draw:control="control32"/></text:span></text:span><text:span text:style-name="Emphasis"><text:span text:style-name="T71"><text:tab/></text:span></text:span><text:span text:style-name="Emphasis"><text:span text:style-name="T76">Start </text:span></text:span><text:span text:style-name="Emphasis"><text:span text:style-name="T77">de </text:span></text:span><text:span text:style-name="Emphasis"><text:span text:style-name="T157">Firefox webbrowser</text:span></text:span><text:span text:style-name="Emphasis"><text:span text:style-name="T78"> </text:span></text:span><text:span text:style-name="Emphasis"><text:span text:style-name="T222">en </text:span></text:span><text:span text:style-name="T76">a</text:span><text:span text:style-name="T160">ctiveer enkelklik om </text:span><text:span text:style-name="T161">het </text:span><text:span text:style-name="T162">I</text:span><text:span text:style-name="T160">nternetadres te<text:line-break/> <text:tab/><text:tab/>selecteren </text:span><text:span text:style-name="T75">via </text:span><text:span text:style-name="T78">adres </text:span><text:span text:style-name="User_20_Entry"><text:span text:style-name="T217">about:config</text:span></text:span><text:span text:style-name="Emphasis"><text:span text:style-name="T75"> en </text:span></text:span><text:span text:style-name="Emphasis"><text:span text:style-name="T79">typ </text:span></text:span><text:span text:style-name="Emphasis"><text:span text:style-name="T76">a</text:span></text:span><text:span text:style-name="Emphasis"><text:span text:style-name="T79">chter </text:span></text:span><text:span text:style-name="Emphasis"><text:span text:style-name="T156">Zoeken</text:span></text:span><text:span text:style-name="Emphasis"><text:span text:style-name="T75"> </text:span></text:span><text:span text:style-name="User_20_Entry"><text:span text:style-name="T170">click</text:span></text:span><text:span text:style-name="Emphasis"><text:span text:style-name="T75">.<text:line-break/><text:tab/><text:tab/></text:span></text:span><text:span text:style-name="Emphasis"><text:span text:style-name="T107">Dubbelklik op de regel </text:span></text:span><text:span text:style-name="Strong_20_Emphasis"><text:span text:style-name="T212">browser.urlbar.clickSelectsAll</text:span></text:span><text:span text:style-name="Emphasis"><text:span text:style-name="T107"> (waarde verandert in<text:line-break/> <text:tab/><text:tab/></text:span></text:span><text:span text:style-name="Strong_20_Emphasis"><text:span text:style-name="T212">true</text:span></text:span><text:span text:style-name="Emphasis"><text:span text:style-name="T107">).</text:span></text:span></text:p>
            </text:list-item>
            <text:list-item>
              <text:p text:style-name="P45"><text:span text:style-name="Emphasis"><text:span text:style-name="T71"><draw:control text:anchor-type="as-char" draw:z-index="32" draw:style-name="gr1" draw:text-style-name="P95" svg:width="0.35cm" svg:height="0.35cm" draw:control="control33"/></text:span></text:span><text:span text:style-name="Emphasis"><text:span text:style-name="T71"><text:tab/>Stel het papier</text:span></text:span><text:span text:style-name="Emphasis"><text:span text:style-name="T80">f</text:span></text:span><text:span text:style-name="Emphasis"><text:span text:style-name="T71">ormaat </text:span></text:span><text:span text:style-name="Emphasis"><text:span text:style-name="T78">in via</text:span></text:span><text:span text:style-name="T25"> menu rechtsboven &gt; </text:span><text:span text:style-name="Strong_20_Emphasis"><text:span text:style-name="T25">Afdrukken</text:span></text:span><text:span text:style-name="T25"> &gt; <text:line-break/><text:tab/><text:tab/></text:span><text:span text:style-name="Strong_20_Emphasis"><text:span text:style-name="T25">Pagina-instellingen</text:span></text:span><text:span text:style-name="T25">.<text:line-break/><text:tab/><text:tab/>Kies</text:span><text:span text:style-name="Emphasis"><text:span text:style-name="T71"> </text:span></text:span><text:span text:style-name="Strong_20_Emphasis"><text:span text:style-name="T137">Papiergroote</text:span></text:span><text:span text:style-name="Emphasis"><text:span text:style-name="T71"> &gt; </text:span></text:span><text:span text:style-name="Strong_20_Emphasis"><text:span text:style-name="T137">A4</text:span></text:span><text:span text:style-name="Emphasis"><text:span text:style-name="T71">. Klik op </text:span></text:span><text:span text:style-name="Strong_20_Emphasis"><text:span text:style-name="T137">Toepassen</text:span></text:span><text:span text:style-name="Emphasis"><text:span text:style-name="T71"> </text:span></text:span><text:span text:style-name="Emphasis"><text:span text:style-name="T81">en vervolgens op </text:span></text:span><text:span text:style-name="Emphasis"><text:span text:style-name="T158">Sluiten</text:span></text:span><text:span text:style-name="Emphasis"><text:span text:style-name="T81">.</text:span></text:span></text:p>
            </text:list-item>
            <text:list-item>
              <text:p text:style-name="P46"><text:span text:style-name="Emphasis"><text:span text:style-name="T71"><draw:control text:anchor-type="as-char" draw:z-index="33" draw:style-name="gr1" draw:text-style-name="P95" svg:width="0.35cm" svg:height="0.35cm" draw:control="control34"/></text:span></text:span><text:span text:style-name="Emphasis"><text:span text:style-name="T71"><text:tab/></text:span></text:span><text:span text:style-name="Emphasis"><text:span text:style-name="T75">Stel </text:span></text:span><text:span text:style-name="Emphasis"><text:span text:style-name="T82">de </text:span></text:span><text:span text:style-name="Emphasis"><text:span text:style-name="T75">startpagina in </text:span></text:span><text:span text:style-name="Emphasis"><text:span text:style-name="T83">via </text:span></text:span><text:span text:style-name="Emphasis"><text:span text:style-name="T84">menu &gt; </text:span></text:span><text:span text:style-name="Strong_20_Emphasis"><text:span text:style-name="T138">Voorkeuren</text:span></text:span><text:span text:style-name="Emphasis"><text:span text:style-name="T84"> </text:span></text:span><text:span text:style-name="Emphasis"><text:span text:style-name="T83">&gt;</text:span></text:span><text:span text:style-name="Emphasis"><text:span text:style-name="T84"> </text:span></text:span><text:span text:style-name="Strong_20_Emphasis"><text:span text:style-name="T139">Algemeen</text:span></text:span><text:span text:style-name="Emphasis"><text:span text:style-name="T85">.</text:span></text:span></text:p>
            </text:list-item>
            <text:list-item>
              <text:p text:style-name="P47"><text:span text:style-name="Emphasis"><text:span text:style-name="T71"><draw:control text:anchor-type="as-char" draw:z-index="30" draw:style-name="gr1" draw:text-style-name="P95" svg:width="0.35cm" svg:height="0.35cm" draw:control="control31"/></text:span></text:span><text:span text:style-name="Emphasis"><text:span text:style-name="T71"><text:tab/></text:span></text:span><text:span text:style-name="Emphasis"><text:span text:style-name="T86">Wijzig PDF-lezer </text:span></text:span><text:span text:style-name="Emphasis"><text:span text:style-name="T84">via menu &gt; <text:tab/></text:span></text:span><text:span text:style-name="Strong_20_Emphasis"><text:span text:style-name="T138">Voorkeuren</text:span></text:span><text:span text:style-name="Emphasis"><text:span text:style-name="T84"> </text:span></text:span><text:span text:style-name="Emphasis"><text:span text:style-name="T83">&gt;</text:span></text:span><text:span text:style-name="Emphasis"><text:span text:style-name="T84"> </text:span></text:span><text:span text:style-name="Strong_20_Emphasis"><text:span text:style-name="T140">Toepassingen</text:span></text:span><text:span text:style-name="Emphasis"><text:span text:style-name="T75">.<text:line-break/><text:tab/><text:tab/></text:span></text:span><text:span text:style-name="Emphasis"><text:span text:style-name="T86">Zoek </text:span></text:span><text:span text:style-name="User_20_Entry"><text:span text:style-name="T171">pdf</text:span></text:span><text:span text:style-name="Emphasis"><text:span text:style-name="T86"> </text:span></text:span><text:span text:style-name="Emphasis"><text:span text:style-name="T87">en a</text:span></text:span><text:span text:style-name="Emphasis"><text:span text:style-name="T86">chter </text:span></text:span><text:span text:style-name="Strong_20_Emphasis"><text:span text:style-name="T140">Portable Document Format (PDF)</text:span></text:span><text:span text:style-name="Emphasis"><text:span text:style-name="T86"> selecteer<text:line-break/><text:tab/><text:tab/></text:span></text:span><text:span text:style-name="Strong_20_Emphasis"><text:span text:style-name="T140">Documentweergave gebruiken (Standaard)</text:span></text:span><text:span text:style-name="Emphasis"><text:span text:style-name="T86"> </text:span></text:span><text:span text:style-name="Emphasis"><text:span text:style-name="T88">(= Evince). </text:span></text:span><text:span text:style-name="Emphasis"><text:span text:style-name="T89">Klik op </text:span></text:span><text:span text:style-name="Strong_20_Emphasis"><text:span text:style-name="T141">Sluiten</text:span></text:span><text:span text:style-name="Emphasis"><text:span text:style-name="T89">.</text:span></text:span></text:p>
            </text:list-item>
            <text:list-item>
              <text:p text:style-name="P48"><text:span text:style-name="Emphasis"><text:span text:style-name="T54"><draw:control text:anchor-type="as-char" draw:z-index="24" draw:style-name="gr1" draw:text-style-name="P95" svg:width="0.35cm" svg:height="0.35cm" draw:control="control25"/></text:span></text:span><text:span text:style-name="Emphasis"><text:span text:style-name="T54"><text:tab/></text:span></text:span><text:span text:style-name="T174">Indien gewenst:<text:tab/></text:span><text:span text:style-name="Emphasis"><text:span text:style-name="T49">Synchroniseer Firefox-gegevens via </text:span></text:span><text:span text:style-name="Emphasis"><text:span text:style-name="T84">menu &gt; </text:span></text:span><text:span text:style-name="Strong_20_Emphasis"><text:span text:style-name="T138">Voorkeuren</text:span></text:span><text:span text:style-name="Emphasis"><text:span text:style-name="T84"> </text:span></text:span><text:span text:style-name="Emphasis"><text:span text:style-name="T83">&gt;</text:span></text:span><text:span text:style-name="Emphasis"><text:span text:style-name="T85"> <text:line-break/><text:tab/><text:tab/><text:tab/><text:tab/><text:tab/><text:tab/><text:tab/><text:tab/><text:tab/></text:span></text:span><text:span text:style-name="Strong_20_Emphasis"><text:span text:style-name="T125">Sync</text:span></text:span><text:span text:style-name="Emphasis"><text:span text:style-name="T49">.<text:line-break/><text:tab/><text:tab/></text:span></text:span><text:span text:style-name="Emphasis"><text:span text:style-name="T67">Kies </text:span></text:span><text:span text:style-name="Strong_20_Emphasis"><text:span text:style-name="T132">Aanmelden</text:span></text:span><text:span text:style-name="Emphasis"><text:span text:style-name="T67">.</text:span></text:span></text:p>
              <text:p text:style-name="P48"><text:span text:style-name="Emphasis"><text:span text:style-name="T67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49"><text:span text:style-name="Citation"><text:span text:style-name="T185">Alleen bij een nieuwe installatie, niet bij herinstall</text:span></text:span><text:span text:style-name="Citation"><text:span text:style-name="T186">eren</text:span></text:span><text:span text:style-name="Citation"><text:span text:style-name="T185"> of opwaarder</text:span></text:span><text:span text:style-name="Citation"><text:span text:style-name="T187">e</text:span></text:span><text:span text:style-name="Citation"><text:span text:style-name="T185">n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54"><draw:control text:anchor-type="as-char" draw:z-index="25" draw:style-name="gr1" draw:text-style-name="P95" svg:width="0.35cm" svg:height="0.35cm" draw:control="control26"/></text:span><text:span text:style-name="T54"><text:tab/></text:span><text:span text:style-name="T175">Stel e-mail in via </text:span><text:span text:style-name="T193">menu</text:span><text:span text:style-name="T176"> &gt; </text:span><text:span text:style-name="Strong_20_Emphasis"><text:span text:style-name="T193">Internet</text:span></text:span><text:span text:style-name="T176"> &gt; </text:span><text:span text:style-name="Strong_20_Emphasis"><text:span text:style-name="T194">Sylpheed</text:span></text:span><text:span text:style-name="T177"> of <text:line-break/><text:tab/><text:tab/></text:span><text:span text:style-name="Strong_20_Emphasis"><text:span text:style-name="T195">Mozilla Thunderbird E-mail/nieuws</text:span></text:span><text:span text:style-name="Strong_20_Emphasis"><text:span text:style-name="T175">.</text:span></text:span></text:p>
            </text:list-item>
            <text:list-item>
              <text:p text:style-name="P51"><text:span text:style-name="Emphasis"><text:span text:style-name="T71"><draw:control text:anchor-type="as-char" draw:z-index="26" draw:style-name="gr1" draw:text-style-name="P95" svg:width="0.35cm" svg:height="0.35cm" draw:control="control27"/></text:span></text:span><text:span text:style-name="Emphasis"><text:span text:style-name="T71"><text:tab/></text:span></text:span><text:span text:style-name="Emphasis"><text:span text:style-name="T90">Stel het papier</text:span></text:span><text:span text:style-name="Emphasis"><text:span text:style-name="T80">f</text:span></text:span><text:span text:style-name="Emphasis"><text:span text:style-name="T90">ormaat in via</text:span></text:span><text:span text:style-name="Emphasis"><text:span text:style-name="T75"> </text:span></text:span><text:span text:style-name="Strong_20_Emphasis"><text:span text:style-name="T142">Bestand</text:span></text:span><text:span text:style-name="Emphasis"><text:span text:style-name="T90"> &gt; </text:span></text:span><text:span text:style-name="Strong_20_Emphasis"><text:span text:style-name="T142">Pagina-instellingen</text:span></text:span><text:span text:style-name="Emphasis"><text:span text:style-name="T90"> </text:span></text:span><text:span text:style-name="Emphasis"><text:span text:style-name="T91">&gt;</text:span></text:span><text:span text:style-name="Emphasis"><text:span text:style-name="T71"> <text:line-break/> <text:tab/><text:tab/></text:span></text:span><text:span text:style-name="Strong_20_Emphasis"><text:span text:style-name="T142">Papiergroote</text:span></text:span><text:span text:style-name="Emphasis"><text:span text:style-name="T90"> &gt; </text:span></text:span><text:span text:style-name="Strong_20_Emphasis"><text:span text:style-name="T142">A4</text:span></text:span><text:span text:style-name="Emphasis"><text:span text:style-name="T90">.<text:line-break/><text:tab/><text:tab/>Klik op </text:span></text:span><text:span text:style-name="Strong_20_Emphasis"><text:span text:style-name="T142">Toepassen</text:span></text:span><text:span text:style-name="Emphasis"><text:span text:style-name="T90">.</text:span></text:span></text:p>
            </text:list-item>
            <text:list-item>
              <text:p text:style-name="P34"><text:span text:style-name="Emphasis"><text:span text:style-name="T71"><draw:control text:anchor-type="as-char" draw:z-index="27" draw:style-name="gr1" draw:text-style-name="P95" svg:width="0.35cm" svg:height="0.35cm" draw:control="control28"/></text:span></text:span><text:span text:style-name="Emphasis"><text:span text:style-name="T71"><text:tab/></text:span></text:span><text:span text:style-name="Emphasis"><text:span text:style-name="T75">Verstuur een </text:span></text:span><text:span text:style-name="Emphasis"><text:span text:style-name="T92">test-E-mail.</text:span></text:span></text:p>
            </text:list-item>
          </text:list>
          <text:p text:style-name="P93"><text:span text:style-name="Emphasis"><text:span text:style-name="T268">5. </text:span></text:span><text:span text:style-name="Emphasis"><text:span text:style-name="T255">Gebruiker inrichten </text:span></text:span><text:span text:style-name="Emphasis"><text:span text:style-name="T268">(vervolg)</text:span></text:span></text:p>
          <text:p text:style-name="P85"><text:span text:style-name="Emphasis"><text:span text:style-name="T268"><text:line-break/> </text:span></text:span><text:span text:style-name="Citation"><text:span text:style-name="T280">De handelingen in dit hoofdstuk dienen </text:span></text:span><text:span text:style-name="Citation"><text:span text:style-name="T252">per gebruiker</text:span></text:span><text:span text:style-name="Citation"><text:span text:style-name="T280"> te worden uitgevoerd<text:line-break/>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5"><text:span text:style-name="Citation"><text:span text:style-name="T185">Alleen bij een nieuwe installatie, niet bij herinstall</text:span></text:span><text:span text:style-name="Citation"><text:span text:style-name="T186">eren</text:span></text:span><text:span text:style-name="Citation"><text:span text:style-name="T185"> of opwaarder</text:span></text:span><text:span text:style-name="Citation"><text:span text:style-name="T187">e</text:span></text:span><text:span text:style-name="Citation"><text:span text:style-name="T185">n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85"><text:span text:style-name="Emphasis"><text:span text:style-name="T109"><draw:control text:anchor-type="as-char" draw:z-index="44" draw:style-name="gr1" draw:text-style-name="P95" svg:width="0.35cm" svg:height="0.35cm" draw:control="control45"/></text:span></text:span><text:span text:style-name="Emphasis"><text:span text:style-name="T109"><text:tab/></text:span></text:span><text:span text:style-name="Emphasis"><text:span text:style-name="T115">Activeer enkelklik om te openen via </text:span></text:span><text:span text:style-name="Strong_20_Emphasis"><text:span text:style-name="T115">menu</text:span></text:span><text:span text:style-name="Emphasis"><text:span text:style-name="T115"> &gt; </text:span></text:span><text:span text:style-name="Strong_20_Emphasis"><text:span text:style-name="T151">Hulpmiddelen</text:span></text:span><text:span text:style-name="Emphasis"><text:span text:style-name="T115"> &gt; <text:line-break/> <text:tab/><text:tab/></text:span></text:span><text:span text:style-name="Strong_20_Emphasis"><text:span text:style-name="T152">Bestandsbeheerder</text:span></text:span><text:span text:style-name="Emphasis"><text:span text:style-name="T116"><text:line-break/> <text:tab/><text:tab/></text:span></text:span><text:span text:style-name="Strong_20_Emphasis"><text:span text:style-name="T153">PCManFM</text:span></text:span><text:span text:style-name="Emphasis"><text:span text:style-name="T115"> of klik op </text:span></text:span><text:span text:style-name="Strong_20_Emphasis"><text:span text:style-name="T151">Bestandsbeheerder</text:span></text:span><text:span text:style-name="Emphasis"><text:span text:style-name="T115"> linksonder op het paneel.<text:line-break/> <text:tab/><text:tab/>Ga naar </text:span></text:span><text:span text:style-name="Strong_20_Emphasis"><text:span text:style-name="T151">Bewerken</text:span></text:span><text:span text:style-name="Emphasis"><text:span text:style-name="T115"> &gt; </text:span></text:span><text:span text:style-name="Strong_20_Emphasis"><text:span text:style-name="T151">Voorkeuren</text:span></text:span><text:span text:style-name="Emphasis"><text:span text:style-name="T115">.<text:line-break/> <text:tab/><text:tab/></text:span></text:span><text:span text:style-name="Emphasis"><text:span text:style-name="T117">Op</text:span></text:span><text:span text:style-name="Emphasis"><text:span text:style-name="T115"> tab</text:span></text:span><text:span text:style-name="Emphasis"><text:span text:style-name="T117">blad</text:span></text:span><text:span text:style-name="Emphasis"><text:span text:style-name="T115"> </text:span></text:span><text:span text:style-name="Strong_20_Emphasis"><text:span text:style-name="T151">Algemeen</text:span></text:span><text:span text:style-name="Emphasis"><text:span text:style-name="T115">, </text:span></text:span><text:span text:style-name="Emphasis"><text:span text:style-name="T117">k</text:span></text:span><text:span text:style-name="Emphasis"><text:span text:style-name="T115">ies </text:span></text:span><text:span text:style-name="Strong_20_Emphasis"><text:span text:style-name="T151">Open bestanden met enkele muisklik</text:span></text:span><text:span text:style-name="Emphasis"><text:span text:style-name="T115">.<text:line-break/> <text:tab/><text:tab/>Klik op </text:span></text:span><text:span text:style-name="Strong_20_Emphasis"><text:span text:style-name="T151">Sluiten</text:span></text:span></text:p>
              <text:list>
                <text:list-item>
                  <text:list>
                    <text:list-item>
                      <text:list>
                        <text:list-header>
                          <text:p text:style-name="P85"><text:span text:style-name="Strong_20_Emphasis"><text:span text:style-name="T115"><text:line-break/></text:span></text:span><text:span text:style-name="Citation"><text:span text:style-name="T190">Alleen bij een nieuwe installatie, niet bij herinstall</text:span></text:span><text:span text:style-name="Citation"><text:span text:style-name="T191">eren</text:span></text:span><text:span text:style-name="Citation"><text:span text:style-name="T190"> of opwaarder</text:span></text:span><text:span text:style-name="Citation"><text:span text:style-name="T192">e</text:span></text:span><text:span text:style-name="Citation"><text:span text:style-name="T190">n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81"><text:span text:style-name="Emphasis"><text:span text:style-name="T71"><draw:control text:anchor-type="as-char" draw:z-index="28" draw:style-name="gr1" draw:text-style-name="P95" svg:width="0.35cm" svg:height="0.35cm" draw:control="control29"/></text:span></text:span><text:span text:style-name="Emphasis"><text:span text:style-name="T71"><text:tab/></text:span></text:span><text:span text:style-name="Emphasis"><text:span text:style-name="T93">Maak documenten </text:span></text:span><text:span text:style-name="Emphasis"><text:span text:style-name="T94">standaard </text:span></text:span><text:span text:style-name="Emphasis"><text:span text:style-name="T93">aan in het Microsoft-formaat door het openen <text:line-break/><text:tab/><text:tab/>van een willekeurig LibreOffice-toepassing of LibreOffice-document.<text:line-break/><text:tab/><text:tab/>Ga naar </text:span></text:span><text:span text:style-name="Strong_20_Emphasis"><text:span text:style-name="T143">Extra</text:span></text:span><text:span text:style-name="Emphasis"><text:span text:style-name="T93"> &gt; </text:span></text:span><text:span text:style-name="Strong_20_Emphasis"><text:span text:style-name="T143">Opties</text:span></text:span><text:span text:style-name="Emphasis"><text:span text:style-name="T93"> &gt; </text:span></text:span><text:span text:style-name="Strong_20_Emphasis"><text:span text:style-name="T143">Laden/Opslaan</text:span></text:span><text:span text:style-name="Emphasis"><text:span text:style-name="T93"> &gt; </text:span></text:span><text:span text:style-name="Strong_20_Emphasis"><text:span text:style-name="T143">Algemeen</text:span></text:span><text:span text:style-name="Emphasis"><text:span text:style-name="T93">.<text:line-break/><text:tab/><text:tab/></text:span></text:span><text:span text:style-name="Emphasis"><text:span text:style-name="T95">Selecteer o</text:span></text:span><text:span text:style-name="Emphasis"><text:span text:style-name="T93">nder </text:span></text:span><text:span text:style-name="Strong_20_Emphasis"><text:span text:style-name="T143">Standaard bestandsindeling en ODF-instellingen</text:span></text:span><text:span text:style-name="Emphasis"><text:span text:style-name="T93"><text:line-break/><text:tab/><text:tab/></text:span></text:span><text:span text:style-name="Emphasis"><text:span text:style-name="T96">achtereenvolgens</text:span></text:span><text:span text:style-name="Emphasis"><text:span text:style-name="T95">:</text:span></text:span><text:span text:style-name="Emphasis"><text:span text:style-name="T93"><text:line-break/><text:tab/><text:tab/></text:span></text:span><text:span text:style-name="Strong_20_Emphasis"><text:span text:style-name="T143">Documenttype</text:span></text:span><text:span text:style-name="Emphasis"><text:span text:style-name="T93"><text:tab/></text:span></text:span><text:span text:style-name="Strong_20_Emphasis"><text:span text:style-name="T143">Altijd opslaan als</text:span></text:span><text:span text:style-name="Emphasis"><text:span text:style-name="T93"> <text:line-break/><text:tab/><text:tab/>Tekstdocument<text:tab/><text:tab/>Microsoft Word </text:span></text:span><text:span text:style-name="Emphasis"><text:span text:style-name="T97">2007/2010/</text:span></text:span><text:span text:style-name="Emphasis"><text:span text:style-name="T98">2013</text:span></text:span><text:span text:style-name="Emphasis"><text:span text:style-name="T97"> XML</text:span></text:span><text:span text:style-name="Emphasis"><text:span text:style-name="T93"><text:line-break/><text:tab/><text:tab/>Werkblad<text:tab/><text:tab/><text:tab/><text:tab/>Microsoft Excel </text:span></text:span><text:span text:style-name="Emphasis"><text:span text:style-name="T97">2007/2010/</text:span></text:span><text:span text:style-name="Emphasis"><text:span text:style-name="T98">2013</text:span></text:span><text:span text:style-name="Emphasis"><text:span text:style-name="T97"> XML</text:span></text:span><text:span text:style-name="Emphasis"><text:span text:style-name="T93"><text:line-break/><text:tab/><text:tab/>Presentatie<text:tab/><text:tab/><text:tab/>Microsoft PowerPoint </text:span></text:span><text:span text:style-name="Emphasis"><text:span text:style-name="T97">2007/2010/</text:span></text:span><text:span text:style-name="Emphasis"><text:span text:style-name="T98">2013</text:span></text:span><text:span text:style-name="Emphasis"><text:span text:style-name="T97"> XML</text:span></text:span><text:span text:style-name="Emphasis"><text:span text:style-name="T93"><text:line-break/><text:tab/><text:tab/>Klik op </text:span></text:span><text:span text:style-name="Strong_20_Emphasis"><text:span text:style-name="T143">OK</text:span></text:span><text:span text:style-name="Emphasis"><text:span text:style-name="T93"> en sluit </text:span></text:span><text:span text:style-name="Strong_20_Emphasis"><text:span text:style-name="T143">LibreOffice</text:span></text:span><text:span text:style-name="Emphasis"><text:span text:style-name="T93"> af.</text:span></text:span></text:p>
              <text:p text:style-name="P52"><text:span text:style-name="Emphasis"><text:span text:style-name="T67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86"><text:span text:style-name="Citation"><text:span text:style-name="T190">Alleen bij een nieuwe installatie, niet bij herinstall</text:span></text:span><text:span text:style-name="Citation"><text:span text:style-name="T191">eren</text:span></text:span><text:span text:style-name="Citation"><text:span text:style-name="T190"> of opwaarder</text:span></text:span><text:span text:style-name="Citation"><text:span text:style-name="T192">e</text:span></text:span><text:span text:style-name="Citation"><text:span text:style-name="T190">n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87"><text:span text:style-name="Numbering_20_Symbols"><text:span text:style-name="T71"><draw:control text:anchor-type="as-char" draw:z-index="36" draw:style-name="gr1" draw:text-style-name="P95" svg:width="0.35cm" svg:height="0.35cm" draw:control="control37"/></text:span></text:span><text:span text:style-name="Numbering_20_Symbols"><text:span text:style-name="T71"><text:tab/></text:span></text:span><text:span text:style-name="Emphasis"><text:span text:style-name="T99">Stel een automatische back-up in </text:span></text:span><text:span text:style-name="Emphasis"><text:span text:style-name="T100">via </text:span></text:span><text:span text:style-name="T144">menu</text:span><text:span text:style-name="T101"> </text:span><text:span text:style-name="Emphasis"><text:span text:style-name="T102">&gt;</text:span></text:span><text:span text:style-name="Emphasis"><text:span text:style-name="T103"> </text:span></text:span><text:span text:style-name="Strong_20_Emphasis"><text:span text:style-name="T145">Hulpmiddelen</text:span></text:span><text:span text:style-name="Emphasis"><text:span text:style-name="T103"> &gt; <text:tab/><text:tab/><text:tab/><text:tab/><text:tab/><text:tab/><text:tab/><text:tab/><text:tab/></text:span></text:span><text:span text:style-name="Strong_20_Emphasis"><text:span text:style-name="T146">Reservekopieën</text:span></text:span><text:span text:style-name="Strong_20_Emphasis"><text:span text:style-name="T104">.</text:span></text:span><text:span text:style-name="Emphasis"><text:span text:style-name="T101"><text:line-break/><text:tab/><text:tab/></text:span></text:span><text:span text:style-name="Definition"><text:span text:style-name="T6">Volg de aanwijzingen op het scherm</text:span></text:span><text:span text:style-name="Emphasis"><text:span text:style-name="T105">.</text:span></text:span></text:p>
              <text:p text:style-name="P87"><text:span text:style-name="Emphasis"><text:span text:style-name="T105"/></text:span></text:p>
            </text:list-item>
            <text:list-item>
              <text:p text:style-name="P88"><text:span text:style-name="Numbering_20_Symbols"><text:span text:style-name="T71"><draw:control text:anchor-type="as-char" draw:z-index="45" draw:style-name="gr1" draw:text-style-name="P95" svg:width="0.35cm" svg:height="0.35cm" draw:control="control46"/></text:span></text:span><text:span text:style-name="Numbering_20_Symbols"><text:span text:style-name="T71"><text:tab/></text:span></text:span><text:span text:style-name="Numbering_20_Symbols"><text:span text:style-name="T108">Breid de klokweergave uit via rechtsklikken op het klokje rechtsonder in het<text:line-break/> <text:tab/><text:tab/>paneel en kies </text:span></text:span><text:span text:style-name="Strong_20_Emphasis"><text:span text:style-name="T213">Digitale klok</text:span></text:span><text:span text:style-name="Numbering_20_Symbols"><text:span text:style-name="T108"> instellingen.</text:span></text:span></text:p>
            </text:list-item>
            <text:list-item>
              <text:p text:style-name="P88"><text:span text:style-name="Numbering_20_Symbols"><text:span text:style-name="T71"><draw:control text:anchor-type="as-char" draw:z-index="46" draw:style-name="gr1" draw:text-style-name="P95" svg:width="0.35cm" svg:height="0.35cm" draw:control="control47"/></text:span></text:span><text:span text:style-name="Numbering_20_Symbols"><text:span text:style-name="T71"><text:tab/></text:span></text:span><text:span text:style-name="Numbering_20_Symbols"><text:span text:style-name="T108">Vervang de codes achter Klok-opmaak door </text:span></text:span><text:span text:style-name="User_20_Entry"><text:span text:style-name="T218">%a %e %B %G <text:s/>%k:%M</text:span></text:span></text:p>
              <text:p text:style-name="P89"><text:span text:style-name="Emphasis"><text:span text:style-name="T106"/></text:span></text:p>
              <text:p text:style-name="P89"><text:span text:style-name="Emphasis"><text:span text:style-name="T106"/></text:span></text:p>
              <text:p text:style-name="P89"><text:span text:style-name="Emphasis"><text:span text:style-name="T106"/></text:span></text:p>
            </text:list-item>
          </text:list>
        </text:list-item>
        <text:list-item>
          <text:p text:style-name="P64">Installatie afronden</text:p>
          <text:p text:style-name="P57"/>
          <text:list>
            <text:list-item>
              <text:p text:style-name="P59"><text:span text:style-name="Strong_20_Emphasis"><text:span text:style-name="T189"><draw:control text:anchor-type="as-char" draw:z-index="29" draw:style-name="gr1" draw:text-style-name="P95" svg:width="0.35cm" svg:height="0.35cm" draw:control="control30"/></text:span></text:span><text:span text:style-name="Strong_20_Emphasis"><text:span text:style-name="T189"><text:tab/>– </text:span></text:span></text:p>
            </text:list-item>
          </text:list>
        </text:list-item>
      </text:list>
      <text:p text:style-name="P16"/>
      <text:p text:style-name="P16"/>
      <text:p text:style-name="P17"/>
      <text:p text:style-name="P13"><text:span text:style-name="Citation"><text:span text:style-name="T10">De installatie van </text:span></text:span><text:span text:style-name="Citation"><text:span text:style-name="T26"><text:s/></text:span></text:span><text:span text:style-name="Citation"><text:span text:style-name="T26"><text:reference-ref text:reference-format="text" text:ref-name="Versie">Lubuntu 14.10</text:reference-ref></text:span></text:span><text:span text:style-name="Citation"><text:span text:style-name="T10"> </text:span></text:span><text:span text:style-name="Citation"><text:span text:style-name="T10"><text:reference-ref text:reference-format="text" text:ref-name="Editie">desktop</text:reference-ref></text:span></text:span><text:span text:style-name="Citation"><text:span text:style-name="T10"> is voltooid, </text:span></text:span><text:span text:style-name="Citation"><text:span text:style-name="T27">einde c</text:span></text:span><text:span text:style-name="Citation"><text:span text:style-name="T10">hecklist</text:span></text:span></text:p>
      <text:p text:style-name="P17"/>
      <text:p text:style-name="P17"/>
      <text:p text:style-name="P17"/>
      <text:p text:style-name="P14">Dit werk <text:span text:style-name="T405">valt</text:span> onder een Creative Commons Naamsvermelding-GelijkDelen 3.0 Nederland licentie <text:span text:style-name="T406">(CC BY-SA 3.0 NL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9.60000038146973pt" style:font-size-complex="11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solid" style:text-underline-width="auto" style:text-underline-color="font-color" fo:background-color="transparent" style:font-style-asian="italic" style:font-style-complex="italic" style:text-overline-style="none" style:text-overline-color="font-color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normal" style:text-underline-style="none" fo:font-weight="normal" style:text-blinking="false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fo:padding="0.049cm" fo:border="0.99pt solid #000000" style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2pt" officeooo:paragraph-rsid="035fcf69" style:font-size-asian="12pt" style:font-size-complex="12pt"/>
    </style:style>
    <style:style style:name="MT1" style:family="text">
      <style:text-properties style:font-name="Ubuntu3" officeooo:rsid="035a46ab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341ff9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 installatie Lubuntu 14.10 desktop algemeen</text:file-name></text:span><text:span text:style-name="MT1"><text:tab/></text:span><text:span text:style-name="MT1"><text:date style:data-style-name="N36" text:date-value="2015-09-26T19:44:31.799834654">26-09-2015</text:date></text:span></text:p>
      </style:header>
      <style:footer>
        <text:p text:style-name="Footer"><text:span text:style-name="MT2">Karel Zimmer</text:span><text:tab/><text:tab/><text:span text:style-name="MT3">Pagina </text:span><text:page-number style:num-format="1" text:select-page="current">3</text:page-number> <text:span text:style-name="MT3">van </text:span><text:page-count style:num-format="1">6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subject>Installatie PC software</dc:subject>
    <meta:initial-creator>Karel Zimmer</meta:initial-creator>
    <meta:creation-date>1995-11-21T17:41:00</meta:creation-date>
    <dc:date>2015-09-26T19:44:31.711911305</dc:date>
    <meta:printed-by>Karel Zimmer</meta:printed-by>
    <meta:print-date>2014-08-07T16:23:51.409425397</meta:print-date>
    <meta:keyword>Installatie</meta:keyword>
    <meta:keyword>Checklist</meta:keyword>
    <meta:keyword>Linux</meta:keyword>
    <meta:editing-cycles>3934</meta:editing-cycles>
    <meta:editing-duration>P7DT18H13M23S</meta:editing-duration>
    <dc:creator>Karel Zimmer</dc:creator>
    <meta:document-statistic meta:table-count="0" meta:image-count="0" meta:object-count="0" meta:page-count="6" meta:paragraph-count="88" meta:word-count="1394" meta:character-count="10072" meta:non-whitespace-character-count="8395"/>
    <meta:user-defined meta:name="Info 1"/>
    <meta:user-defined meta:name="Info 2"/>
    <meta:user-defined meta:name="Info 3"/>
    <meta:user-defined meta:name="Info 4"/>
  </office:meta>
</office:document-meta>
</file>